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2mm"/>
    </style:style>
    <style:style style:name="co2" style:family="table-column">
      <style:table-column-properties fo:break-before="auto" style:column-width="15.5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6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lium in Argon (ga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/>
          <table:table-cell office:value-type="string" calcext:value-type="string">
            <text:p><text:s/>Ion</text:p>
          </table:table-cell>
          <table:table-cell table:number-columns-repeated="2" office:value-type="string" calcext:value-type="string">
            <text:p><text:s text:c="6"/>dE/dx</text:p>
          </table:table-cell>
          <table:table-cell office:value-type="string" calcext:value-type="string">
            <text:p><text:s text:c="4"/>Pro</text:p>
          </table:table-cell>
          <table:table-cell office:value-type="string" calcext:value-type="string">
            <text:p>ject</text:p>
          </table:table-cell>
          <table:table-cell office:value-type="string" calcext:value-type="string">
            <text:p>ed <text:s/>Long</text:p>
          </table:table-cell>
          <table:table-cell office:value-type="string" calcext:value-type="string">
            <text:p>itud</text:p>
          </table:table-cell>
          <table:table-cell office:value-type="string" calcext:value-type="string">
            <text:p>inal <text:s text:c="2"/>Later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<text:s text:c="6"/>Elec.</text:p>
          </table:table-cell>
          <table:table-cell office:value-type="string" calcext:value-type="string">
            <text:p><text:s text:c="6"/>Nuclea</text:p>
          </table:table-cell>
          <table:table-cell office:value-type="string" calcext:value-type="string">
            <text:p>r <text:s text:c="4"/>R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<text:s text:c="5"/>Str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ng <text:s text:c="2"/>Straggl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 <text:s/>------</text:p>
          </table:table-cell>
          <table:table-cell office:value-type="string" calcext:value-type="string">
            <text:p>---- -------</text:p>
          </table:table-cell>
          <table:table-cell office:value-type="string" calcext:value-type="string">
            <text:p>--- 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 <text:s/>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 <text:s/>----------</text:p>
          </table:table-cell>
          <table:table-cell table:number-columns-repeated="9"/>
        </table:table-row>
        <table:table-row table:style-name="ro1">
          <table:table-cell office:value-type="float" office:value="9.99999" calcext:value-type="float">
            <text:p>9,99999</text:p>
          </table:table-cell>
          <table:table-cell office:value-type="string" calcext:value-type="string">
            <text:p><text:s/>eV</text:p>
          </table:table-cell>
          <table:table-cell office:value-type="float" office:value="0.004966" calcext:value-type="float">
            <text:p>0,004966</text:p>
          </table:table-cell>
          <table:table-cell office:value-type="float" office:value="0.01225" calcext:value-type="float">
            <text:p>0,01225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A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1 um</text:p>
          </table:table-cell>
          <table:table-cell table:number-columns-repeated="2"/>
          <table:table-cell table:formula="of:=[.E4]*0.0000000001" office:value-type="float" office:value="0.0000008057" calcext:value-type="float">
            <text:p>8,057E-07</text:p>
          </table:table-cell>
          <table:table-cell table:formula="of:=[.A4]" office:value-type="float" office:value="9.99999" calcext:value-type="float">
            <text:p>9,99999</text:p>
          </table:table-cell>
          <table:table-cell table:number-columns-repeated="3"/>
          <table:table-cell table:formula="of:=([.$L$160]-[.L4])/[.$L$160]" office:value-type="float" office:value="0.999992311289245" calcext:value-type="float">
            <text:p>0,999992311289245</text:p>
          </table:table-cell>
          <table:table-cell table:formula="of:=[.M4]/[.$M$160]" office:value-type="float" office:value="0.000000999999" calcext:value-type="float">
            <text:p>9,99999E-07</text:p>
          </table:table-cell>
        </table:table-row>
        <table:table-row table:style-name="ro1">
          <table:table-cell office:value-type="float" office:value="10.9999" calcext:value-type="float">
            <text:p>10,9999</text:p>
          </table:table-cell>
          <table:table-cell office:value-type="string" calcext:value-type="string">
            <text:p><text:s/>eV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1282" calcext:value-type="float">
            <text:p>0,01282</text:p>
          </table:table-cell>
          <table:table-cell office:value-type="float" office:value="8460" calcext:value-type="float">
            <text:p>8460</text:p>
          </table:table-cell>
          <table:table-cell office:value-type="string" calcext:value-type="string">
            <text:p>A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6 um</text:p>
          </table:table-cell>
          <table:table-cell table:number-columns-repeated="2"/>
          <table:table-cell table:formula="of:=[.E5]*0.0000000001" office:value-type="float" office:value="0.000000846" calcext:value-type="float">
            <text:p>8,46E-07</text:p>
          </table:table-cell>
          <table:table-cell table:formula="of:=[.A5]" office:value-type="float" office:value="10.9999" calcext:value-type="float">
            <text:p>10,9999</text:p>
          </table:table-cell>
          <table:table-cell table:number-columns-repeated="3"/>
          <table:table-cell table:formula="of:=([.$L$160]-[.L5])/[.$L$160]" office:value-type="float" office:value="0.999991926710564" calcext:value-type="float">
            <text:p>0,999991926710564</text:p>
          </table:table-cell>
          <table:table-cell table:formula="of:=[.M5]/[.$M$160]" office:value-type="float" office:value="0.00000109999" calcext:value-type="float">
            <text:p>1,09999E-06</text:p>
          </table:table-cell>
        </table:table-row>
        <table:table-row table:style-name="ro1">
          <table:table-cell office:value-type="float" office:value="11.9999" calcext:value-type="float">
            <text:p>11,9999</text:p>
          </table:table-cell>
          <table:table-cell office:value-type="string" calcext:value-type="string">
            <text:p><text:s/>eV</text:p>
          </table:table-cell>
          <table:table-cell office:value-type="float" office:value="0.00544" calcext:value-type="float">
            <text:p>0,00544</text:p>
          </table:table-cell>
          <table:table-cell office:value-type="float" office:value="0.01337" calcext:value-type="float">
            <text:p>0,01337</text:p>
          </table:table-cell>
          <table:table-cell office:value-type="float" office:value="8849" calcext:value-type="float">
            <text:p>8849</text:p>
          </table:table-cell>
          <table:table-cell office:value-type="string" calcext:value-type="string">
            <text:p>A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1 um</text:p>
          </table:table-cell>
          <table:table-cell table:number-columns-repeated="2"/>
          <table:table-cell table:formula="of:=[.E6]*0.0000000001" office:value-type="float" office:value="0.0000008849" calcext:value-type="float">
            <text:p>8,849E-07</text:p>
          </table:table-cell>
          <table:table-cell table:formula="of:=[.A6]" office:value-type="float" office:value="11.9999" calcext:value-type="float">
            <text:p>11,9999</text:p>
          </table:table-cell>
          <table:table-cell table:number-columns-repeated="3"/>
          <table:table-cell table:formula="of:=([.$L$160]-[.L6])/[.$L$160]" office:value-type="float" office:value="0.999991555491936" calcext:value-type="float">
            <text:p>0,999991555491936</text:p>
          </table:table-cell>
          <table:table-cell table:formula="of:=[.M6]/[.$M$160]" office:value-type="float" office:value="0.00000119999" calcext:value-type="float">
            <text:p>1,19999E-06</text:p>
          </table:table-cell>
        </table:table-row>
        <table:table-row table:style-name="ro1">
          <table:table-cell office:value-type="float" office:value="12.9999" calcext:value-type="float">
            <text:p>12,9999</text:p>
          </table:table-cell>
          <table:table-cell office:value-type="string" calcext:value-type="string">
            <text:p><text:s/>eV</text:p>
          </table:table-cell>
          <table:table-cell office:value-type="float" office:value="0.005662" calcext:value-type="float">
            <text:p>0,005662</text:p>
          </table:table-cell>
          <table:table-cell office:value-type="float" office:value="0.01388" calcext:value-type="float">
            <text:p>0,01388</text:p>
          </table:table-cell>
          <table:table-cell office:value-type="float" office:value="9226" calcext:value-type="float">
            <text:p>9226</text:p>
          </table:table-cell>
          <table:table-cell office:value-type="string" calcext:value-type="string">
            <text:p>A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6 um</text:p>
          </table:table-cell>
          <table:table-cell table:number-columns-repeated="2"/>
          <table:table-cell table:formula="of:=[.E7]*0.0000000001" office:value-type="float" office:value="0.0000009226" calcext:value-type="float">
            <text:p>9,226E-07</text:p>
          </table:table-cell>
          <table:table-cell table:formula="of:=[.A7]" office:value-type="float" office:value="12.9999" calcext:value-type="float">
            <text:p>12,9999</text:p>
          </table:table-cell>
          <table:table-cell table:number-columns-repeated="3"/>
          <table:table-cell table:formula="of:=([.$L$160]-[.L7])/[.$L$160]" office:value-type="float" office:value="0.999991195724783" calcext:value-type="float">
            <text:p>0,999991195724783</text:p>
          </table:table-cell>
          <table:table-cell table:formula="of:=[.M7]/[.$M$160]" office:value-type="float" office:value="0.00000129999" calcext:value-type="float">
            <text:p>1,29999E-06</text:p>
          </table:table-cell>
        </table:table-row>
        <table:table-row table:style-name="ro1">
          <table:table-cell office:value-type="float" office:value="13.9999" calcext:value-type="float">
            <text:p>13,9999</text:p>
          </table:table-cell>
          <table:table-cell office:value-type="string" calcext:value-type="string">
            <text:p><text:s/>eV</text:p>
          </table:table-cell>
          <table:table-cell office:value-type="float" office:value="0.005876" calcext:value-type="float">
            <text:p>0,005876</text:p>
          </table:table-cell>
          <table:table-cell office:value-type="float" office:value="0.01437" calcext:value-type="float">
            <text:p>0,01437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A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0 um</text:p>
          </table:table-cell>
          <table:table-cell table:number-columns-repeated="2"/>
          <table:table-cell table:formula="of:=[.E8]*0.0000000001" office:value-type="float" office:value="0.0000009593" calcext:value-type="float">
            <text:p>9,593E-07</text:p>
          </table:table-cell>
          <table:table-cell table:formula="of:=[.A8]" office:value-type="float" office:value="13.9999" calcext:value-type="float">
            <text:p>13,9999</text:p>
          </table:table-cell>
          <table:table-cell table:number-columns-repeated="3"/>
          <table:table-cell table:formula="of:=([.$L$160]-[.L8])/[.$L$160]" office:value-type="float" office:value="0.999990845500525" calcext:value-type="float">
            <text:p>0,999990845500525</text:p>
          </table:table-cell>
          <table:table-cell table:formula="of:=[.M8]/[.$M$160]" office:value-type="float" office:value="0.00000139999" calcext:value-type="float">
            <text:p>1,39999E-06</text:p>
          </table:table-cell>
        </table:table-row>
        <table:table-row table:style-name="ro1">
          <table:table-cell office:value-type="float" office:value="14.9999" calcext:value-type="float">
            <text:p>14,9999</text:p>
          </table:table-cell>
          <table:table-cell office:value-type="string" calcext:value-type="string">
            <text:p><text:s/>eV</text:p>
          </table:table-cell>
          <table:table-cell office:value-type="float" office:value="0.006082" calcext:value-type="float">
            <text:p>0,006082</text:p>
          </table:table-cell>
          <table:table-cell office:value-type="float" office:value="0.01483" calcext:value-type="float">
            <text:p>0,01483</text:p>
          </table:table-cell>
          <table:table-cell office:value-type="float" office:value="9951" calcext:value-type="float">
            <text:p>9951</text:p>
          </table:table-cell>
          <table:table-cell office:value-type="string" calcext:value-type="string">
            <text:p>A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5 um</text:p>
          </table:table-cell>
          <table:table-cell table:number-columns-repeated="2"/>
          <table:table-cell table:formula="of:=[.E9]*0.0000000001" office:value-type="float" office:value="0.0000009951" calcext:value-type="float">
            <text:p>9,951E-07</text:p>
          </table:table-cell>
          <table:table-cell table:formula="of:=[.A9]" office:value-type="float" office:value="14.9999" calcext:value-type="float">
            <text:p>14,9999</text:p>
          </table:table-cell>
          <table:table-cell table:number-columns-repeated="3"/>
          <table:table-cell table:formula="of:=([.$L$160]-[.L9])/[.$L$160]" office:value-type="float" office:value="0.999990503864873" calcext:value-type="float">
            <text:p>0,999990503864873</text:p>
          </table:table-cell>
          <table:table-cell table:formula="of:=[.M9]/[.$M$160]" office:value-type="float" office:value="0.00000149999" calcext:value-type="float">
            <text:p>1,49999E-06</text:p>
          </table:table-cell>
        </table:table-row>
        <table:table-row table:style-name="ro1">
          <table:table-cell office:value-type="float" office:value="15.9999" calcext:value-type="float">
            <text:p>15,9999</text:p>
          </table:table-cell>
          <table:table-cell office:value-type="string" calcext:value-type="string">
            <text:p><text:s/>eV</text:p>
          </table:table-cell>
          <table:table-cell office:value-type="float" office:value="0.006281" calcext:value-type="float">
            <text:p>0,006281</text:p>
          </table:table-cell>
          <table:table-cell office:value-type="float" office:value="0.01527" calcext:value-type="float">
            <text:p>0,01527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um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9 um</text:p>
          </table:table-cell>
          <table:table-cell table:number-columns-repeated="2"/>
          <table:table-cell table:formula="of:=[.E10]*0.000001" office:value-type="float" office:value="0.00000103" calcext:value-type="float">
            <text:p>1,03E-06</text:p>
          </table:table-cell>
          <table:table-cell table:formula="of:=[.A10]" office:value-type="float" office:value="15.9999" calcext:value-type="float">
            <text:p>15,9999</text:p>
          </table:table-cell>
          <table:table-cell table:number-columns-repeated="3"/>
          <table:table-cell table:formula="of:=([.$L$160]-[.L10])/[.$L$160]" office:value-type="float" office:value="0.999990170817826" calcext:value-type="float">
            <text:p>0,999990170817826</text:p>
          </table:table-cell>
          <table:table-cell table:formula="of:=[.M10]/[.$M$160]" office:value-type="float" office:value="0.00000159999" calcext:value-type="float">
            <text:p>1,59999E-06</text:p>
          </table:table-cell>
        </table:table-row>
        <table:table-row table:style-name="ro1">
          <table:table-cell office:value-type="float" office:value="16.9999" calcext:value-type="float">
            <text:p>16,9999</text:p>
          </table:table-cell>
          <table:table-cell office:value-type="string" calcext:value-type="string">
            <text:p><text:s/>eV</text:p>
          </table:table-cell>
          <table:table-cell office:value-type="float" office:value="0.006475" calcext:value-type="float">
            <text:p>0,006475</text:p>
          </table:table-cell>
          <table:table-cell office:value-type="float" office:value="0.0157" calcext:value-type="float">
            <text:p>0,0157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um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43 um</text:p>
          </table:table-cell>
          <table:table-cell table:number-columns-repeated="2"/>
          <table:table-cell table:formula="of:=[.E11]*0.000001" office:value-type="float" office:value="0.00000106" calcext:value-type="float">
            <text:p>1,06E-06</text:p>
          </table:table-cell>
          <table:table-cell table:formula="of:=[.A11]" office:value-type="float" office:value="16.9999" calcext:value-type="float">
            <text:p>16,9999</text:p>
          </table:table-cell>
          <table:table-cell table:number-columns-repeated="3"/>
          <table:table-cell table:formula="of:=([.$L$160]-[.L11])/[.$L$160]" office:value-type="float" office:value="0.999989884530967" calcext:value-type="float">
            <text:p>0,999989884530967</text:p>
          </table:table-cell>
          <table:table-cell table:formula="of:=[.M11]/[.$M$160]" office:value-type="float" office:value="0.00000169999" calcext:value-type="float">
            <text:p>1,69999E-06</text:p>
          </table:table-cell>
        </table:table-row>
        <table:table-row table:style-name="ro1">
          <table:table-cell office:value-type="float" office:value="17.9999" calcext:value-type="float">
            <text:p>17,9999</text:p>
          </table:table-cell>
          <table:table-cell office:value-type="string" calcext:value-type="string">
            <text:p><text:s/>eV</text:p>
          </table:table-cell>
          <table:table-cell office:value-type="float" office:value="0.006662" calcext:value-type="float">
            <text:p>0,006662</text:p>
          </table:table-cell>
          <table:table-cell office:value-type="float" office:value="0.0161" calcext:value-type="float">
            <text:p>0,0161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um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47 um</text:p>
          </table:table-cell>
          <table:table-cell table:number-columns-repeated="2"/>
          <table:table-cell table:formula="of:=[.E12]*0.000001" office:value-type="float" office:value="0.0000011" calcext:value-type="float">
            <text:p>1,1E-06</text:p>
          </table:table-cell>
          <table:table-cell table:formula="of:=[.A12]" office:value-type="float" office:value="17.9999" calcext:value-type="float">
            <text:p>17,9999</text:p>
          </table:table-cell>
          <table:table-cell table:number-columns-repeated="3"/>
          <table:table-cell table:formula="of:=([.$L$160]-[.L12])/[.$L$160]" office:value-type="float" office:value="0.999989502815154" calcext:value-type="float">
            <text:p>0,999989502815154</text:p>
          </table:table-cell>
          <table:table-cell table:formula="of:=[.M12]/[.$M$160]" office:value-type="float" office:value="0.00000179999" calcext:value-type="float">
            <text:p>1,79999E-06</text:p>
          </table:table-cell>
        </table:table-row>
        <table:table-row table:style-name="ro1">
          <table:table-cell office:value-type="float" office:value="19.9999" calcext:value-type="float">
            <text:p>19,9999</text:p>
          </table:table-cell>
          <table:table-cell office:value-type="string" calcext:value-type="string">
            <text:p><text:s/>eV</text:p>
          </table:table-cell>
          <table:table-cell office:value-type="float" office:value="0.007023" calcext:value-type="float">
            <text:p>0,007023</text:p>
          </table:table-cell>
          <table:table-cell office:value-type="float" office:value="0.01687" calcext:value-type="float">
            <text:p>0,01687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um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55 um</text:p>
          </table:table-cell>
          <table:table-cell table:number-columns-repeated="2"/>
          <table:table-cell table:formula="of:=[.E13]*0.000001" office:value-type="float" office:value="0.00000116" calcext:value-type="float">
            <text:p>1,16E-06</text:p>
          </table:table-cell>
          <table:table-cell table:formula="of:=[.A13]" office:value-type="float" office:value="19.9999" calcext:value-type="float">
            <text:p>19,9999</text:p>
          </table:table-cell>
          <table:table-cell table:number-columns-repeated="3"/>
          <table:table-cell table:formula="of:=([.$L$160]-[.L13])/[.$L$160]" office:value-type="float" office:value="0.999988930241435" calcext:value-type="float">
            <text:p>0,999988930241435</text:p>
          </table:table-cell>
          <table:table-cell table:formula="of:=[.M13]/[.$M$160]" office:value-type="float" office:value="0.00000199999" calcext:value-type="float">
            <text:p>1,99999E-06</text:p>
          </table:table-cell>
        </table:table-row>
        <table:table-row table:style-name="ro1">
          <table:table-cell office:value-type="float" office:value="22.4999" calcext:value-type="float">
            <text:p>22,4999</text:p>
          </table:table-cell>
          <table:table-cell office:value-type="string" calcext:value-type="string">
            <text:p><text:s/>eV</text:p>
          </table:table-cell>
          <table:table-cell office:value-type="float" office:value="0.007449" calcext:value-type="float">
            <text:p>0,007449</text:p>
          </table:table-cell>
          <table:table-cell office:value-type="float" office:value="0.01776" calcext:value-type="float">
            <text:p>0,0177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um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65 um</text:p>
          </table:table-cell>
          <table:table-cell table:number-columns-repeated="2"/>
          <table:table-cell table:formula="of:=[.E14]*0.000001" office:value-type="float" office:value="0.00000124" calcext:value-type="float">
            <text:p>1,24E-06</text:p>
          </table:table-cell>
          <table:table-cell table:formula="of:=[.A14]" office:value-type="float" office:value="22.4999" calcext:value-type="float">
            <text:p>22,4999</text:p>
          </table:table-cell>
          <table:table-cell table:number-columns-repeated="3"/>
          <table:table-cell table:formula="of:=([.$L$160]-[.L14])/[.$L$160]" office:value-type="float" office:value="0.99998816680981" calcext:value-type="float">
            <text:p>0,99998816680981</text:p>
          </table:table-cell>
          <table:table-cell table:formula="of:=[.M14]/[.$M$160]" office:value-type="float" office:value="0.00000224999" calcext:value-type="float">
            <text:p>2,24999E-06</text:p>
          </table:table-cell>
        </table:table-row>
        <table:table-row table:style-name="ro1">
          <table:table-cell office:value-type="float" office:value="24.9999" calcext:value-type="float">
            <text:p>24,9999</text:p>
          </table:table-cell>
          <table:table-cell office:value-type="string" calcext:value-type="string">
            <text:p><text:s/>eV</text:p>
          </table:table-cell>
          <table:table-cell office:value-type="float" office:value="0.007852" calcext:value-type="float">
            <text:p>0,007852</text:p>
          </table:table-cell>
          <table:table-cell office:value-type="float" office:value="0.01858" calcext:value-type="float">
            <text:p>0,01858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um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74 um</text:p>
          </table:table-cell>
          <table:table-cell table:number-columns-repeated="2"/>
          <table:table-cell table:formula="of:=[.E15]*0.000001" office:value-type="float" office:value="0.00000132" calcext:value-type="float">
            <text:p>1,32E-06</text:p>
          </table:table-cell>
          <table:table-cell table:formula="of:=[.A15]" office:value-type="float" office:value="24.9999" calcext:value-type="float">
            <text:p>24,9999</text:p>
          </table:table-cell>
          <table:table-cell table:number-columns-repeated="3"/>
          <table:table-cell table:formula="of:=([.$L$160]-[.L15])/[.$L$160]" office:value-type="float" office:value="0.999987403378185" calcext:value-type="float">
            <text:p>0,999987403378185</text:p>
          </table:table-cell>
          <table:table-cell table:formula="of:=[.M15]/[.$M$160]" office:value-type="float" office:value="0.00000249999" calcext:value-type="float">
            <text:p>2,49999E-06</text:p>
          </table:table-cell>
        </table:table-row>
        <table:table-row table:style-name="ro1">
          <table:table-cell office:value-type="float" office:value="27.4999" calcext:value-type="float">
            <text:p>27,4999</text:p>
          </table:table-cell>
          <table:table-cell office:value-type="string" calcext:value-type="string">
            <text:p><text:s/>eV</text:p>
          </table:table-cell>
          <table:table-cell office:value-type="float" office:value="0.008235" calcext:value-type="float">
            <text:p>0,008235</text:p>
          </table:table-cell>
          <table:table-cell office:value-type="float" office:value="0.01933" calcext:value-type="float">
            <text:p>0,01933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um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83 um</text:p>
          </table:table-cell>
          <table:table-cell table:number-columns-repeated="2"/>
          <table:table-cell table:formula="of:=[.E16]*0.000001" office:value-type="float" office:value="0.00000139" calcext:value-type="float">
            <text:p>1,39E-06</text:p>
          </table:table-cell>
          <table:table-cell table:formula="of:=[.A16]" office:value-type="float" office:value="27.4999" calcext:value-type="float">
            <text:p>27,4999</text:p>
          </table:table-cell>
          <table:table-cell table:number-columns-repeated="3"/>
          <table:table-cell table:formula="of:=([.$L$160]-[.L16])/[.$L$160]" office:value-type="float" office:value="0.999986735375513" calcext:value-type="float">
            <text:p>0,999986735375513</text:p>
          </table:table-cell>
          <table:table-cell table:formula="of:=[.M16]/[.$M$160]" office:value-type="float" office:value="0.00000274999" calcext:value-type="float">
            <text:p>2,74999E-06</text:p>
          </table:table-cell>
        </table:table-row>
        <table:table-row table:style-name="ro1">
          <table:table-cell office:value-type="float" office:value="29.9999" calcext:value-type="float">
            <text:p>29,9999</text:p>
          </table:table-cell>
          <table:table-cell office:value-type="string" calcext:value-type="string">
            <text:p><text:s/>eV</text:p>
          </table:table-cell>
          <table:table-cell office:value-type="float" office:value="0.008601" calcext:value-type="float">
            <text:p>0,008601</text:p>
          </table:table-cell>
          <table:table-cell office:value-type="float" office:value="0.02004" calcext:value-type="float">
            <text:p>0,02004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um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91 um</text:p>
          </table:table-cell>
          <table:table-cell table:number-columns-repeated="2"/>
          <table:table-cell table:formula="of:=[.E17]*0.000001" office:value-type="float" office:value="0.00000146" calcext:value-type="float">
            <text:p>1,46E-06</text:p>
          </table:table-cell>
          <table:table-cell table:formula="of:=[.A17]" office:value-type="float" office:value="29.9999" calcext:value-type="float">
            <text:p>29,9999</text:p>
          </table:table-cell>
          <table:table-cell table:number-columns-repeated="3"/>
          <table:table-cell table:formula="of:=([.$L$160]-[.L17])/[.$L$160]" office:value-type="float" office:value="0.999986067372841" calcext:value-type="float">
            <text:p>0,999986067372841</text:p>
          </table:table-cell>
          <table:table-cell table:formula="of:=[.M17]/[.$M$160]" office:value-type="float" office:value="0.00000299999" calcext:value-type="float">
            <text:p>2,99999E-06</text:p>
          </table:table-cell>
        </table:table-row>
        <table:table-row table:style-name="ro1">
          <table:table-cell office:value-type="float" office:value="32.4999" calcext:value-type="float">
            <text:p>32,4999</text:p>
          </table:table-cell>
          <table:table-cell office:value-type="string" calcext:value-type="string">
            <text:p><text:s/>eV</text:p>
          </table:table-cell>
          <table:table-cell office:value-type="float" office:value="0.008952" calcext:value-type="float">
            <text:p>0,008952</text:p>
          </table:table-cell>
          <table:table-cell office:value-type="float" office:value="0.0207" calcext:value-type="float">
            <text:p>0,0207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um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99 um</text:p>
          </table:table-cell>
          <table:table-cell table:number-columns-repeated="2"/>
          <table:table-cell table:formula="of:=[.E18]*0.000001" office:value-type="float" office:value="0.00000153" calcext:value-type="float">
            <text:p>1,53E-06</text:p>
          </table:table-cell>
          <table:table-cell table:formula="of:=[.A18]" office:value-type="float" office:value="32.4999" calcext:value-type="float">
            <text:p>32,4999</text:p>
          </table:table-cell>
          <table:table-cell table:number-columns-repeated="3"/>
          <table:table-cell table:formula="of:=([.$L$160]-[.L18])/[.$L$160]" office:value-type="float" office:value="0.999985399370169" calcext:value-type="float">
            <text:p>0,999985399370169</text:p>
          </table:table-cell>
          <table:table-cell table:formula="of:=[.M18]/[.$M$160]" office:value-type="float" office:value="0.00000324999" calcext:value-type="float">
            <text:p>3,24999E-06</text:p>
          </table:table-cell>
        </table:table-row>
        <table:table-row table:style-name="ro1">
          <table:table-cell office:value-type="float" office:value="34.9999" calcext:value-type="float">
            <text:p>34,9999</text:p>
          </table:table-cell>
          <table:table-cell office:value-type="string" calcext:value-type="string">
            <text:p><text:s/>eV</text:p>
          </table:table-cell>
          <table:table-cell office:value-type="float" office:value="0.00929" calcext:value-type="float">
            <text:p>0,00929</text:p>
          </table:table-cell>
          <table:table-cell office:value-type="float" office:value="0.02133" calcext:value-type="float">
            <text:p>0,02133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um</text:p>
          </table:table-cell>
          <table:table-cell office:value-type="float" office:value="2.86" calcext:value-type="float">
            <text:p>2,8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07 um</text:p>
          </table:table-cell>
          <table:table-cell table:number-columns-repeated="2"/>
          <table:table-cell table:formula="of:=[.E19]*0.000001" office:value-type="float" office:value="0.0000016" calcext:value-type="float">
            <text:p>1,6E-06</text:p>
          </table:table-cell>
          <table:table-cell table:formula="of:=[.A19]" office:value-type="float" office:value="34.9999" calcext:value-type="float">
            <text:p>34,9999</text:p>
          </table:table-cell>
          <table:table-cell table:number-columns-repeated="3"/>
          <table:table-cell table:formula="of:=([.$L$160]-[.L19])/[.$L$160]" office:value-type="float" office:value="0.999984731367497" calcext:value-type="float">
            <text:p>0,999984731367497</text:p>
          </table:table-cell>
          <table:table-cell table:formula="of:=[.M19]/[.$M$160]" office:value-type="float" office:value="0.00000349999" calcext:value-type="float">
            <text:p>3,49999E-06</text:p>
          </table:table-cell>
        </table:table-row>
        <table:table-row table:style-name="ro1">
          <table:table-cell office:value-type="float" office:value="37.4999" calcext:value-type="float">
            <text:p>37,4999</text:p>
          </table:table-cell>
          <table:table-cell office:value-type="string" calcext:value-type="string">
            <text:p><text:s/>eV</text:p>
          </table:table-cell>
          <table:table-cell office:value-type="float" office:value="0.009616" calcext:value-type="float">
            <text:p>0,009616</text:p>
          </table:table-cell>
          <table:table-cell office:value-type="float" office:value="0.02191" calcext:value-type="float">
            <text:p>0,02191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um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15 um</text:p>
          </table:table-cell>
          <table:table-cell table:number-columns-repeated="2"/>
          <table:table-cell table:formula="of:=[.E20]*0.000001" office:value-type="float" office:value="0.00000167" calcext:value-type="float">
            <text:p>1,67E-06</text:p>
          </table:table-cell>
          <table:table-cell table:formula="of:=[.A20]" office:value-type="float" office:value="37.4999" calcext:value-type="float">
            <text:p>37,4999</text:p>
          </table:table-cell>
          <table:table-cell table:number-columns-repeated="3"/>
          <table:table-cell table:formula="of:=([.$L$160]-[.L20])/[.$L$160]" office:value-type="float" office:value="0.999984063364825" calcext:value-type="float">
            <text:p>0,999984063364825</text:p>
          </table:table-cell>
          <table:table-cell table:formula="of:=[.M20]/[.$M$160]" office:value-type="float" office:value="0.00000374999" calcext:value-type="float">
            <text:p>3,74999E-06</text:p>
          </table:table-cell>
        </table:table-row>
        <table:table-row table:style-name="ro1">
          <table:table-cell office:value-type="float" office:value="39.9999" calcext:value-type="float">
            <text:p>39,9999</text:p>
          </table:table-cell>
          <table:table-cell office:value-type="string" calcext:value-type="string">
            <text:p><text:s/>eV</text:p>
          </table:table-cell>
          <table:table-cell office:value-type="float" office:value="0.009931" calcext:value-type="float">
            <text:p>0,009931</text:p>
          </table:table-cell>
          <table:table-cell office:value-type="float" office:value="0.02247" calcext:value-type="float">
            <text:p>0,02247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um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22 um</text:p>
          </table:table-cell>
          <table:table-cell table:number-columns-repeated="2"/>
          <table:table-cell table:formula="of:=[.E21]*0.000001" office:value-type="float" office:value="0.00000173" calcext:value-type="float">
            <text:p>1,73E-06</text:p>
          </table:table-cell>
          <table:table-cell table:formula="of:=[.A21]" office:value-type="float" office:value="39.9999" calcext:value-type="float">
            <text:p>39,9999</text:p>
          </table:table-cell>
          <table:table-cell table:number-columns-repeated="3"/>
          <table:table-cell table:formula="of:=([.$L$160]-[.L21])/[.$L$160]" office:value-type="float" office:value="0.999983490791106" calcext:value-type="float">
            <text:p>0,999983490791106</text:p>
          </table:table-cell>
          <table:table-cell table:formula="of:=[.M21]/[.$M$160]" office:value-type="float" office:value="0.00000399999" calcext:value-type="float">
            <text:p>3,99999E-06</text:p>
          </table:table-cell>
        </table:table-row>
        <table:table-row table:style-name="ro1">
          <table:table-cell office:value-type="float" office:value="44.9999" calcext:value-type="float">
            <text:p>44,9999</text:p>
          </table:table-cell>
          <table:table-cell office:value-type="string" calcext:value-type="string">
            <text:p><text:s/>eV</text:p>
          </table:table-cell>
          <table:table-cell office:value-type="float" office:value="0.01053" calcext:value-type="float">
            <text:p>0,01053</text:p>
          </table:table-cell>
          <table:table-cell office:value-type="float" office:value="0.02351" calcext:value-type="float">
            <text:p>0,02351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um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37 um</text:p>
          </table:table-cell>
          <table:table-cell table:number-columns-repeated="2"/>
          <table:table-cell table:formula="of:=[.E22]*0.000001" office:value-type="float" office:value="0.00000186" calcext:value-type="float">
            <text:p>1,86E-06</text:p>
          </table:table-cell>
          <table:table-cell table:formula="of:=[.A22]" office:value-type="float" office:value="44.9999" calcext:value-type="float">
            <text:p>44,9999</text:p>
          </table:table-cell>
          <table:table-cell table:number-columns-repeated="3"/>
          <table:table-cell table:formula="of:=([.$L$160]-[.L22])/[.$L$160]" office:value-type="float" office:value="0.999982250214715" calcext:value-type="float">
            <text:p>0,999982250214715</text:p>
          </table:table-cell>
          <table:table-cell table:formula="of:=[.M22]/[.$M$160]" office:value-type="float" office:value="0.00000449999" calcext:value-type="float">
            <text:p>4,49999E-06</text:p>
          </table:table-cell>
        </table:table-row>
        <table:table-row table:style-name="ro1">
          <table:table-cell office:value-type="float" office:value="49.9999" calcext:value-type="float">
            <text:p>49,9999</text:p>
          </table:table-cell>
          <table:table-cell office:value-type="string" calcext:value-type="string">
            <text:p><text:s/>eV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2445" calcext:value-type="float">
            <text:p>0,02445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um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51 um</text:p>
          </table:table-cell>
          <table:table-cell table:number-columns-repeated="2"/>
          <table:table-cell table:formula="of:=[.E23]*0.000001" office:value-type="float" office:value="0.00000198" calcext:value-type="float">
            <text:p>1,98E-06</text:p>
          </table:table-cell>
          <table:table-cell table:formula="of:=[.A23]" office:value-type="float" office:value="49.9999" calcext:value-type="float">
            <text:p>49,9999</text:p>
          </table:table-cell>
          <table:table-cell table:number-columns-repeated="3"/>
          <table:table-cell table:formula="of:=([.$L$160]-[.L23])/[.$L$160]" office:value-type="float" office:value="0.999981105067277" calcext:value-type="float">
            <text:p>0,999981105067277</text:p>
          </table:table-cell>
          <table:table-cell table:formula="of:=[.M23]/[.$M$160]" office:value-type="float" office:value="0.00000499999" calcext:value-type="float">
            <text:p>4,99999E-06</text:p>
          </table:table-cell>
        </table:table-row>
        <table:table-row table:style-name="ro1">
          <table:table-cell office:value-type="float" office:value="54.9999" calcext:value-type="float">
            <text:p>54,9999</text:p>
          </table:table-cell>
          <table:table-cell office:value-type="string" calcext:value-type="string">
            <text:p><text:s/>eV</text:p>
          </table:table-cell>
          <table:table-cell office:value-type="float" office:value="0.01165" calcext:value-type="float">
            <text:p>0,01165</text:p>
          </table:table-cell>
          <table:table-cell office:value-type="float" office:value="0.02531" calcext:value-type="float">
            <text:p>0,0253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um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64 um</text:p>
          </table:table-cell>
          <table:table-cell table:number-columns-repeated="2"/>
          <table:table-cell table:formula="of:=[.E24]*0.000001" office:value-type="float" office:value="0.0000021" calcext:value-type="float">
            <text:p>2,1E-06</text:p>
          </table:table-cell>
          <table:table-cell table:formula="of:=[.A24]" office:value-type="float" office:value="54.9999" calcext:value-type="float">
            <text:p>54,9999</text:p>
          </table:table-cell>
          <table:table-cell table:number-columns-repeated="3"/>
          <table:table-cell table:formula="of:=([.$L$160]-[.L24])/[.$L$160]" office:value-type="float" office:value="0.99997995991984" calcext:value-type="float">
            <text:p>0,99997995991984</text:p>
          </table:table-cell>
          <table:table-cell table:formula="of:=[.M24]/[.$M$160]" office:value-type="float" office:value="0.00000549999" calcext:value-type="float">
            <text:p>5,49999E-06</text:p>
          </table:table-cell>
        </table:table-row>
        <table:table-row table:style-name="ro1">
          <table:table-cell office:value-type="float" office:value="59.9999" calcext:value-type="float">
            <text:p>59,9999</text:p>
          </table:table-cell>
          <table:table-cell office:value-type="string" calcext:value-type="string">
            <text:p><text:s/>eV</text:p>
          </table:table-cell>
          <table:table-cell office:value-type="float" office:value="0.01216" calcext:value-type="float">
            <text:p>0,01216</text:p>
          </table:table-cell>
          <table:table-cell office:value-type="float" office:value="0.02611" calcext:value-type="float">
            <text:p>0,02611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um</text:p>
          </table:table-cell>
          <table:table-cell office:value-type="float" office:value="3.81" calcext:value-type="float">
            <text:p>3,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77 um</text:p>
          </table:table-cell>
          <table:table-cell table:number-columns-repeated="2"/>
          <table:table-cell table:formula="of:=[.E25]*0.000001" office:value-type="float" office:value="0.00000222" calcext:value-type="float">
            <text:p>2,22E-06</text:p>
          </table:table-cell>
          <table:table-cell table:formula="of:=[.A25]" office:value-type="float" office:value="59.9999" calcext:value-type="float">
            <text:p>59,9999</text:p>
          </table:table-cell>
          <table:table-cell table:number-columns-repeated="3"/>
          <table:table-cell table:formula="of:=([.$L$160]-[.L25])/[.$L$160]" office:value-type="float" office:value="0.999978814772402" calcext:value-type="float">
            <text:p>0,999978814772402</text:p>
          </table:table-cell>
          <table:table-cell table:formula="of:=[.M25]/[.$M$160]" office:value-type="float" office:value="0.00000599999" calcext:value-type="float">
            <text:p>5,99999E-06</text:p>
          </table:table-cell>
        </table:table-row>
        <table:table-row table:style-name="ro1">
          <table:table-cell office:value-type="float" office:value="64.9999" calcext:value-type="float">
            <text:p>64,9999</text:p>
          </table:table-cell>
          <table:table-cell office:value-type="string" calcext:value-type="string">
            <text:p><text:s/>eV</text:p>
          </table:table-cell>
          <table:table-cell office:value-type="float" office:value="0.01266" calcext:value-type="float">
            <text:p>0,01266</text:p>
          </table:table-cell>
          <table:table-cell office:value-type="float" office:value="0.02685" calcext:value-type="float">
            <text:p>0,02685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um</text:p>
          </table:table-cell>
          <table:table-cell office:value-type="float" office:value="3.98" calcext:value-type="float">
            <text:p>3,9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90 um</text:p>
          </table:table-cell>
          <table:table-cell table:number-columns-repeated="2"/>
          <table:table-cell table:formula="of:=[.E26]*0.000001" office:value-type="float" office:value="0.00000234" calcext:value-type="float">
            <text:p>2,34E-06</text:p>
          </table:table-cell>
          <table:table-cell table:formula="of:=[.A26]" office:value-type="float" office:value="64.9999" calcext:value-type="float">
            <text:p>64,9999</text:p>
          </table:table-cell>
          <table:table-cell table:number-columns-repeated="3"/>
          <table:table-cell table:formula="of:=([.$L$160]-[.L26])/[.$L$160]" office:value-type="float" office:value="0.999977669624964" calcext:value-type="float">
            <text:p>0,999977669624964</text:p>
          </table:table-cell>
          <table:table-cell table:formula="of:=[.M26]/[.$M$160]" office:value-type="float" office:value="0.00000649999" calcext:value-type="float">
            <text:p>6,49999E-06</text:p>
          </table:table-cell>
        </table:table-row>
        <table:table-row table:style-name="ro1">
          <table:table-cell office:value-type="float" office:value="69.9999" calcext:value-type="float">
            <text:p>69,9999</text:p>
          </table:table-cell>
          <table:table-cell office:value-type="string" calcext:value-type="string">
            <text:p><text:s/>eV</text:p>
          </table:table-cell>
          <table:table-cell office:value-type="float" office:value="0.01314" calcext:value-type="float">
            <text:p>0,01314</text:p>
          </table:table-cell>
          <table:table-cell office:value-type="float" office:value="0.02755" calcext:value-type="float">
            <text:p>0,02755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um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02 um</text:p>
          </table:table-cell>
          <table:table-cell table:number-columns-repeated="2"/>
          <table:table-cell table:formula="of:=[.E27]*0.000001" office:value-type="float" office:value="0.00000245" calcext:value-type="float">
            <text:p>2,45E-06</text:p>
          </table:table-cell>
          <table:table-cell table:formula="of:=[.A27]" office:value-type="float" office:value="69.9999" calcext:value-type="float">
            <text:p>69,9999</text:p>
          </table:table-cell>
          <table:table-cell table:number-columns-repeated="3"/>
          <table:table-cell table:formula="of:=([.$L$160]-[.L27])/[.$L$160]" office:value-type="float" office:value="0.99997661990648" calcext:value-type="float">
            <text:p>0,99997661990648</text:p>
          </table:table-cell>
          <table:table-cell table:formula="of:=[.M27]/[.$M$160]" office:value-type="float" office:value="0.00000699999" calcext:value-type="float">
            <text:p>6,99999E-06</text:p>
          </table:table-cell>
        </table:table-row>
        <table:table-row table:style-name="ro1">
          <table:table-cell office:value-type="float" office:value="79.9999" calcext:value-type="float">
            <text:p>79,9999</text:p>
          </table:table-cell>
          <table:table-cell office:value-type="string" calcext:value-type="string">
            <text:p><text:s/>eV</text:p>
          </table:table-cell>
          <table:table-cell office:value-type="float" office:value="0.01405" calcext:value-type="float">
            <text:p>0,01405</text:p>
          </table:table-cell>
          <table:table-cell office:value-type="float" office:value="0.0288" calcext:value-type="float">
            <text:p>0,0288</text:p>
          </table:table-cell>
          <table:table-cell office:value-type="float" office:value="2.67" calcext:value-type="float">
            <text:p>2,67</text:p>
          </table:table-cell>
          <table:table-cell office:value-type="string" calcext:value-type="string">
            <text:p>um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26 um</text:p>
          </table:table-cell>
          <table:table-cell table:number-columns-repeated="2"/>
          <table:table-cell table:formula="of:=[.E28]*0.000001" office:value-type="float" office:value="0.00000267" calcext:value-type="float">
            <text:p>2,67E-06</text:p>
          </table:table-cell>
          <table:table-cell table:formula="of:=[.A28]" office:value-type="float" office:value="79.9999" calcext:value-type="float">
            <text:p>79,9999</text:p>
          </table:table-cell>
          <table:table-cell table:number-columns-repeated="3"/>
          <table:table-cell table:formula="of:=([.$L$160]-[.L28])/[.$L$160]" office:value-type="float" office:value="0.99997452046951" calcext:value-type="float">
            <text:p>0,99997452046951</text:p>
          </table:table-cell>
          <table:table-cell table:formula="of:=[.M28]/[.$M$160]" office:value-type="float" office:value="0.00000799999" calcext:value-type="float">
            <text:p>7,99999E-06</text:p>
          </table:table-cell>
        </table:table-row>
        <table:table-row table:style-name="ro1">
          <table:table-cell office:value-type="float" office:value="89.9999" calcext:value-type="float">
            <text:p>89,9999</text:p>
          </table:table-cell>
          <table:table-cell office:value-type="string" calcext:value-type="string">
            <text:p><text:s/>eV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2992" calcext:value-type="float">
            <text:p>0,02992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um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49 um</text:p>
          </table:table-cell>
          <table:table-cell table:number-columns-repeated="2"/>
          <table:table-cell table:formula="of:=[.E29]*0.000001" office:value-type="float" office:value="0.00000288" calcext:value-type="float">
            <text:p>2,88E-06</text:p>
          </table:table-cell>
          <table:table-cell table:formula="of:=[.A29]" office:value-type="float" office:value="89.9999" calcext:value-type="float">
            <text:p>89,9999</text:p>
          </table:table-cell>
          <table:table-cell table:number-columns-repeated="3"/>
          <table:table-cell table:formula="of:=([.$L$160]-[.L29])/[.$L$160]" office:value-type="float" office:value="0.999972516461494" calcext:value-type="float">
            <text:p>0,999972516461494</text:p>
          </table:table-cell>
          <table:table-cell table:formula="of:=[.M29]/[.$M$160]" office:value-type="float" office:value="0.00000899999" calcext:value-type="float">
            <text:p>8,99999E-06</text:p>
          </table:table-cell>
        </table:table-row>
        <table:table-row table:style-name="ro1">
          <table:table-cell office:value-type="float" office:value="99.9999" calcext:value-type="float">
            <text:p>99,9999</text:p>
          </table:table-cell>
          <table:table-cell office:value-type="string" calcext:value-type="string">
            <text:p><text:s/>eV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3092" calcext:value-type="float">
            <text:p>0,03092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um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71 um</text:p>
          </table:table-cell>
          <table:table-cell table:number-columns-repeated="2"/>
          <table:table-cell table:formula="of:=[.E30]*0.000001" office:value-type="float" office:value="0.00000309" calcext:value-type="float">
            <text:p>3,09E-06</text:p>
          </table:table-cell>
          <table:table-cell table:formula="of:=[.A30]" office:value-type="float" office:value="99.9999" calcext:value-type="float">
            <text:p>99,9999</text:p>
          </table:table-cell>
          <table:table-cell table:number-columns-repeated="3"/>
          <table:table-cell table:formula="of:=([.$L$160]-[.L30])/[.$L$160]" office:value-type="float" office:value="0.999970512453479" calcext:value-type="float">
            <text:p>0,999970512453479</text:p>
          </table:table-cell>
          <table:table-cell table:formula="of:=[.M30]/[.$M$160]" office:value-type="float" office:value="0.00000999999" calcext:value-type="float">
            <text:p>9,99999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eV</text:p>
          </table:table-cell>
          <table:table-cell office:value-type="float" office:value="0.01647" calcext:value-type="float">
            <text:p>0,01647</text:p>
          </table:table-cell>
          <table:table-cell office:value-type="float" office:value="0.03183" calcext:value-type="float">
            <text:p>0,03183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um</text:p>
          </table:table-cell>
          <table:table-cell office:value-type="float" office:value="5.36" calcext:value-type="float">
            <text:p>5,3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92 um</text:p>
          </table:table-cell>
          <table:table-cell table:number-columns-repeated="2"/>
          <table:table-cell table:formula="of:=[.E31]*0.000001" office:value-type="float" office:value="0.0000033" calcext:value-type="float">
            <text:p>3,3E-06</text:p>
          </table:table-cell>
          <table:table-cell table:formula="of:=[.A31]" office:value-type="float" office:value="110" calcext:value-type="float">
            <text:p>110</text:p>
          </table:table-cell>
          <table:table-cell table:number-columns-repeated="3"/>
          <table:table-cell table:formula="of:=([.$L$160]-[.L31])/[.$L$160]" office:value-type="float" office:value="0.999968508445462" calcext:value-type="float">
            <text:p>0,999968508445462</text:p>
          </table:table-cell>
          <table:table-cell table:formula="of:=[.M31]/[.$M$160]" office:value-type="float" office:value="0.000011" calcext:value-type="float">
            <text:p>1,1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eV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3265" calcext:value-type="float">
            <text:p>0,0326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um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13 um</text:p>
          </table:table-cell>
          <table:table-cell table:number-columns-repeated="2"/>
          <table:table-cell table:formula="of:=[.E32]*0.000001" office:value-type="float" office:value="0.0000035" calcext:value-type="float">
            <text:p>3,5E-06</text:p>
          </table:table-cell>
          <table:table-cell table:formula="of:=[.A32]" office:value-type="float" office:value="120" calcext:value-type="float">
            <text:p>120</text:p>
          </table:table-cell>
          <table:table-cell table:number-columns-repeated="3"/>
          <table:table-cell table:formula="of:=([.$L$160]-[.L32])/[.$L$160]" office:value-type="float" office:value="0.999966599866399" calcext:value-type="float">
            <text:p>0,999966599866399</text:p>
          </table:table-cell>
          <table:table-cell table:formula="of:=[.M32]/[.$M$160]" office:value-type="float" office:value="0.000012" calcext:value-type="float">
            <text:p>1,2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eV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3341" calcext:value-type="float">
            <text:p>0,0334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um</text:p>
          </table:table-cell>
          <table:table-cell office:value-type="float" office:value="5.91" calcext:value-type="float">
            <text:p>5,9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33 um</text:p>
          </table:table-cell>
          <table:table-cell table:number-columns-repeated="2"/>
          <table:table-cell table:formula="of:=[.E33]*0.000001" office:value-type="float" office:value="0.00000369" calcext:value-type="float">
            <text:p>3,69E-06</text:p>
          </table:table-cell>
          <table:table-cell table:formula="of:=[.A33]" office:value-type="float" office:value="130" calcext:value-type="float">
            <text:p>130</text:p>
          </table:table-cell>
          <table:table-cell table:number-columns-repeated="3"/>
          <table:table-cell table:formula="of:=([.$L$160]-[.L33])/[.$L$160]" office:value-type="float" office:value="0.99996478671629" calcext:value-type="float">
            <text:p>0,99996478671629</text:p>
          </table:table-cell>
          <table:table-cell table:formula="of:=[.M33]/[.$M$160]" office:value-type="float" office:value="0.000013" calcext:value-type="float">
            <text:p>1,3E-05</text:p>
          </table:table-cell>
        </table:table-row>
        <table:table-row table:style-name="ro1">
          <table:table-cell office:value-type="float" office:value="139.999" calcext:value-type="float">
            <text:p>139,999</text:p>
          </table:table-cell>
          <table:table-cell office:value-type="string" calcext:value-type="string">
            <text:p><text:s/>eV</text:p>
          </table:table-cell>
          <table:table-cell office:value-type="float" office:value="0.01858" calcext:value-type="float">
            <text:p>0,01858</text:p>
          </table:table-cell>
          <table:table-cell office:value-type="float" office:value="0.03411" calcext:value-type="float">
            <text:p>0,03411</text:p>
          </table:table-cell>
          <table:table-cell office:value-type="float" office:value="3.89" calcext:value-type="float">
            <text:p>3,89</text:p>
          </table:table-cell>
          <table:table-cell office:value-type="string" calcext:value-type="string">
            <text:p>um</text:p>
          </table:table-cell>
          <table:table-cell office:value-type="float" office:value="6.18" calcext:value-type="float">
            <text:p>6,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53 um</text:p>
          </table:table-cell>
          <table:table-cell table:number-columns-repeated="2"/>
          <table:table-cell table:formula="of:=[.E34]*0.000001" office:value-type="float" office:value="0.00000389" calcext:value-type="float">
            <text:p>3,89E-06</text:p>
          </table:table-cell>
          <table:table-cell table:formula="of:=[.A34]" office:value-type="float" office:value="139.999" calcext:value-type="float">
            <text:p>139,999</text:p>
          </table:table-cell>
          <table:table-cell table:number-columns-repeated="3"/>
          <table:table-cell table:formula="of:=([.$L$160]-[.L34])/[.$L$160]" office:value-type="float" office:value="0.999962878137227" calcext:value-type="float">
            <text:p>0,999962878137227</text:p>
          </table:table-cell>
          <table:table-cell table:formula="of:=[.M34]/[.$M$160]" office:value-type="float" office:value="0.0000139999" calcext:value-type="float">
            <text:p>1,39999E-05</text:p>
          </table:table-cell>
        </table:table-row>
        <table:table-row table:style-name="ro1">
          <table:table-cell office:value-type="float" office:value="149.999" calcext:value-type="float">
            <text:p>149,999</text:p>
          </table:table-cell>
          <table:table-cell office:value-type="string" calcext:value-type="string">
            <text:p><text:s/>eV</text:p>
          </table:table-cell>
          <table:table-cell office:value-type="float" office:value="0.01923" calcext:value-type="float">
            <text:p>0,01923</text:p>
          </table:table-cell>
          <table:table-cell office:value-type="float" office:value="0.03475" calcext:value-type="float">
            <text:p>0,03475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um</text:p>
          </table:table-cell>
          <table:table-cell office:value-type="float" office:value="6.44" calcext:value-type="float">
            <text:p>6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72 um</text:p>
          </table:table-cell>
          <table:table-cell table:number-columns-repeated="2"/>
          <table:table-cell table:formula="of:=[.E35]*0.000001" office:value-type="float" office:value="0.00000408" calcext:value-type="float">
            <text:p>4,08E-06</text:p>
          </table:table-cell>
          <table:table-cell table:formula="of:=[.A35]" office:value-type="float" office:value="149.999" calcext:value-type="float">
            <text:p>149,999</text:p>
          </table:table-cell>
          <table:table-cell table:number-columns-repeated="3"/>
          <table:table-cell table:formula="of:=([.$L$160]-[.L35])/[.$L$160]" office:value-type="float" office:value="0.999961064987117" calcext:value-type="float">
            <text:p>0,999961064987117</text:p>
          </table:table-cell>
          <table:table-cell table:formula="of:=[.M35]/[.$M$160]" office:value-type="float" office:value="0.0000149999" calcext:value-type="float">
            <text:p>1,49999E-05</text:p>
          </table:table-cell>
        </table:table-row>
        <table:table-row table:style-name="ro1">
          <table:table-cell office:value-type="float" office:value="159.999" calcext:value-type="float">
            <text:p>159,999</text:p>
          </table:table-cell>
          <table:table-cell office:value-type="string" calcext:value-type="string">
            <text:p><text:s/>eV</text:p>
          </table:table-cell>
          <table:table-cell office:value-type="float" office:value="0.01986" calcext:value-type="float">
            <text:p>0,01986</text:p>
          </table:table-cell>
          <table:table-cell office:value-type="float" office:value="0.03536" calcext:value-type="float">
            <text:p>0,03536</text:p>
          </table:table-cell>
          <table:table-cell office:value-type="float" office:value="4.27" calcext:value-type="float">
            <text:p>4,27</text:p>
          </table:table-cell>
          <table:table-cell office:value-type="string" calcext:value-type="string">
            <text:p>um</text:p>
          </table:table-cell>
          <table:table-cell office:value-type="float" office:value="6.69" calcext:value-type="float">
            <text:p>6,6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91 um</text:p>
          </table:table-cell>
          <table:table-cell table:number-columns-repeated="2"/>
          <table:table-cell table:formula="of:=[.E36]*0.000001" office:value-type="float" office:value="0.00000427" calcext:value-type="float">
            <text:p>4,27E-06</text:p>
          </table:table-cell>
          <table:table-cell table:formula="of:=[.A36]" office:value-type="float" office:value="159.999" calcext:value-type="float">
            <text:p>159,999</text:p>
          </table:table-cell>
          <table:table-cell table:number-columns-repeated="3"/>
          <table:table-cell table:formula="of:=([.$L$160]-[.L36])/[.$L$160]" office:value-type="float" office:value="0.999959251837007" calcext:value-type="float">
            <text:p>0,999959251837007</text:p>
          </table:table-cell>
          <table:table-cell table:formula="of:=[.M36]/[.$M$160]" office:value-type="float" office:value="0.0000159999" calcext:value-type="float">
            <text:p>1,59999E-05</text:p>
          </table:table-cell>
        </table:table-row>
        <table:table-row table:style-name="ro1">
          <table:table-cell office:value-type="float" office:value="169.999" calcext:value-type="float">
            <text:p>169,999</text:p>
          </table:table-cell>
          <table:table-cell office:value-type="string" calcext:value-type="string">
            <text:p><text:s/>eV</text:p>
          </table:table-cell>
          <table:table-cell office:value-type="float" office:value="0.02047" calcext:value-type="float">
            <text:p>0,02047</text:p>
          </table:table-cell>
          <table:table-cell office:value-type="float" office:value="0.03591" calcext:value-type="float">
            <text:p>0,03591</text:p>
          </table:table-cell>
          <table:table-cell office:value-type="float" office:value="4.46" calcext:value-type="float">
            <text:p>4,46</text:p>
          </table:table-cell>
          <table:table-cell office:value-type="string" calcext:value-type="string">
            <text:p>um</text:p>
          </table:table-cell>
          <table:table-cell office:value-type="float" office:value="6.94" calcext:value-type="float">
            <text:p>6,9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10 um</text:p>
          </table:table-cell>
          <table:table-cell table:number-columns-repeated="2"/>
          <table:table-cell table:formula="of:=[.E37]*0.000001" office:value-type="float" office:value="0.00000446" calcext:value-type="float">
            <text:p>4,46E-06</text:p>
          </table:table-cell>
          <table:table-cell table:formula="of:=[.A37]" office:value-type="float" office:value="169.999" calcext:value-type="float">
            <text:p>169,999</text:p>
          </table:table-cell>
          <table:table-cell table:number-columns-repeated="3"/>
          <table:table-cell table:formula="of:=([.$L$160]-[.L37])/[.$L$160]" office:value-type="float" office:value="0.999957438686898" calcext:value-type="float">
            <text:p>0,999957438686898</text:p>
          </table:table-cell>
          <table:table-cell table:formula="of:=[.M37]/[.$M$160]" office:value-type="float" office:value="0.0000169999" calcext:value-type="float">
            <text:p>1,69999E-05</text:p>
          </table:table-cell>
        </table:table-row>
        <table:table-row table:style-name="ro1">
          <table:table-cell office:value-type="float" office:value="179.999" calcext:value-type="float">
            <text:p>179,999</text:p>
          </table:table-cell>
          <table:table-cell office:value-type="string" calcext:value-type="string">
            <text:p><text:s/>eV</text:p>
          </table:table-cell>
          <table:table-cell office:value-type="float" office:value="0.02107" calcext:value-type="float">
            <text:p>0,02107</text:p>
          </table:table-cell>
          <table:table-cell office:value-type="float" office:value="0.03644" calcext:value-type="float">
            <text:p>0,03644</text:p>
          </table:table-cell>
          <table:table-cell office:value-type="float" office:value="4.64" calcext:value-type="float">
            <text:p>4,64</text:p>
          </table:table-cell>
          <table:table-cell office:value-type="string" calcext:value-type="string">
            <text:p>um</text:p>
          </table:table-cell>
          <table:table-cell office:value-type="float" office:value="7.19" calcext:value-type="float">
            <text:p>7,1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28 um</text:p>
          </table:table-cell>
          <table:table-cell table:number-columns-repeated="2"/>
          <table:table-cell table:formula="of:=[.E38]*0.000001" office:value-type="float" office:value="0.00000464" calcext:value-type="float">
            <text:p>4,64E-06</text:p>
          </table:table-cell>
          <table:table-cell table:formula="of:=[.A38]" office:value-type="float" office:value="179.999" calcext:value-type="float">
            <text:p>179,999</text:p>
          </table:table-cell>
          <table:table-cell table:number-columns-repeated="3"/>
          <table:table-cell table:formula="of:=([.$L$160]-[.L38])/[.$L$160]" office:value-type="float" office:value="0.999955720965741" calcext:value-type="float">
            <text:p>0,999955720965741</text:p>
          </table:table-cell>
          <table:table-cell table:formula="of:=[.M38]/[.$M$160]" office:value-type="float" office:value="0.0000179999" calcext:value-type="float">
            <text:p>1,79999E-05</text:p>
          </table:table-cell>
        </table:table-row>
        <table:table-row table:style-name="ro1">
          <table:table-cell office:value-type="float" office:value="199.999" calcext:value-type="float">
            <text:p>199,999</text:p>
          </table:table-cell>
          <table:table-cell office:value-type="string" calcext:value-type="string">
            <text:p><text:s/>eV</text:p>
          </table:table-cell>
          <table:table-cell office:value-type="float" office:value="0.02221" calcext:value-type="float">
            <text:p>0,02221</text:p>
          </table:table-cell>
          <table:table-cell office:value-type="float" office:value="0.03739" calcext:value-type="float">
            <text:p>0,03739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um</text:p>
          </table:table-cell>
          <table:table-cell office:value-type="float" office:value="7.67" calcext:value-type="float">
            <text:p>7,6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64 um</text:p>
          </table:table-cell>
          <table:table-cell table:number-columns-repeated="2"/>
          <table:table-cell table:formula="of:=[.E39]*0.000001" office:value-type="float" office:value="0.00000501" calcext:value-type="float">
            <text:p>5,01E-06</text:p>
          </table:table-cell>
          <table:table-cell table:formula="of:=[.A39]" office:value-type="float" office:value="199.999" calcext:value-type="float">
            <text:p>199,999</text:p>
          </table:table-cell>
          <table:table-cell table:number-columns-repeated="3"/>
          <table:table-cell table:formula="of:=([.$L$160]-[.L39])/[.$L$160]" office:value-type="float" office:value="0.999952190094475" calcext:value-type="float">
            <text:p>0,999952190094475</text:p>
          </table:table-cell>
          <table:table-cell table:formula="of:=[.M39]/[.$M$160]" office:value-type="float" office:value="0.0000199999" calcext:value-type="float">
            <text:p>1,99999E-05</text:p>
          </table:table-cell>
        </table:table-row>
        <table:table-row table:style-name="ro1">
          <table:table-cell office:value-type="float" office:value="224.999" calcext:value-type="float">
            <text:p>224,999</text:p>
          </table:table-cell>
          <table:table-cell office:value-type="string" calcext:value-type="string">
            <text:p><text:s/>eV</text:p>
          </table:table-cell>
          <table:table-cell office:value-type="float" office:value="0.02355" calcext:value-type="float">
            <text:p>0,02355</text:p>
          </table:table-cell>
          <table:table-cell office:value-type="float" office:value="0.03843" calcext:value-type="float">
            <text:p>0,03843</text:p>
          </table:table-cell>
          <table:table-cell office:value-type="float" office:value="5.46" calcext:value-type="float">
            <text:p>5,46</text:p>
          </table:table-cell>
          <table:table-cell office:value-type="string" calcext:value-type="string">
            <text:p>um</text:p>
          </table:table-cell>
          <table:table-cell office:value-type="float" office:value="8.25" calcext:value-type="float">
            <text:p>8,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08 um</text:p>
          </table:table-cell>
          <table:table-cell table:number-columns-repeated="2"/>
          <table:table-cell table:formula="of:=[.E40]*0.000001" office:value-type="float" office:value="0.00000546" calcext:value-type="float">
            <text:p>5,46E-06</text:p>
          </table:table-cell>
          <table:table-cell table:formula="of:=[.A40]" office:value-type="float" office:value="224.999" calcext:value-type="float">
            <text:p>224,999</text:p>
          </table:table-cell>
          <table:table-cell table:number-columns-repeated="3"/>
          <table:table-cell table:formula="of:=([.$L$160]-[.L40])/[.$L$160]" office:value-type="float" office:value="0.999947895791583" calcext:value-type="float">
            <text:p>0,999947895791583</text:p>
          </table:table-cell>
          <table:table-cell table:formula="of:=[.M40]/[.$M$160]" office:value-type="float" office:value="0.0000224999" calcext:value-type="float">
            <text:p>2,24999E-05</text:p>
          </table:table-cell>
        </table:table-row>
        <table:table-row table:style-name="ro1">
          <table:table-cell office:value-type="float" office:value="249.999" calcext:value-type="float">
            <text:p>249,999</text:p>
          </table:table-cell>
          <table:table-cell office:value-type="string" calcext:value-type="string">
            <text:p><text:s/>eV</text:p>
          </table:table-cell>
          <table:table-cell office:value-type="float" office:value="0.02483" calcext:value-type="float">
            <text:p>0,02483</text:p>
          </table:table-cell>
          <table:table-cell office:value-type="float" office:value="0.03934" calcext:value-type="float">
            <text:p>0,03934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um</text:p>
          </table:table-cell>
          <table:table-cell office:value-type="float" office:value="8.82" calcext:value-type="float">
            <text:p>8,8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50 um</text:p>
          </table:table-cell>
          <table:table-cell table:number-columns-repeated="2"/>
          <table:table-cell table:formula="of:=[.E41]*0.000001" office:value-type="float" office:value="0.0000059" calcext:value-type="float">
            <text:p>5,9E-06</text:p>
          </table:table-cell>
          <table:table-cell table:formula="of:=[.A41]" office:value-type="float" office:value="249.999" calcext:value-type="float">
            <text:p>249,999</text:p>
          </table:table-cell>
          <table:table-cell table:number-columns-repeated="3"/>
          <table:table-cell table:formula="of:=([.$L$160]-[.L41])/[.$L$160]" office:value-type="float" office:value="0.999943696917645" calcext:value-type="float">
            <text:p>0,999943696917645</text:p>
          </table:table-cell>
          <table:table-cell table:formula="of:=[.M41]/[.$M$160]" office:value-type="float" office:value="0.0000249999" calcext:value-type="float">
            <text:p>2,49999E-05</text:p>
          </table:table-cell>
        </table:table-row>
        <table:table-row table:style-name="ro1">
          <table:table-cell office:value-type="float" office:value="274.999" calcext:value-type="float">
            <text:p>274,999</text:p>
          </table:table-cell>
          <table:table-cell office:value-type="string" calcext:value-type="string">
            <text:p><text:s/>eV</text:p>
          </table:table-cell>
          <table:table-cell office:value-type="float" office:value="0.02604" calcext:value-type="float">
            <text:p>0,02604</text:p>
          </table:table-cell>
          <table:table-cell office:value-type="float" office:value="0.04013" calcext:value-type="float">
            <text:p>0,04013</text:p>
          </table:table-cell>
          <table:table-cell office:value-type="float" office:value="6.34" calcext:value-type="float">
            <text:p>6,34</text:p>
          </table:table-cell>
          <table:table-cell office:value-type="string" calcext:value-type="string">
            <text:p>um</text:p>
          </table:table-cell>
          <table:table-cell office:value-type="float" office:value="9.37" calcext:value-type="float">
            <text:p>9,3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91 um</text:p>
          </table:table-cell>
          <table:table-cell table:number-columns-repeated="2"/>
          <table:table-cell table:formula="of:=[.E42]*0.000001" office:value-type="float" office:value="0.00000634" calcext:value-type="float">
            <text:p>6,34E-06</text:p>
          </table:table-cell>
          <table:table-cell table:formula="of:=[.A42]" office:value-type="float" office:value="274.999" calcext:value-type="float">
            <text:p>274,999</text:p>
          </table:table-cell>
          <table:table-cell table:number-columns-repeated="3"/>
          <table:table-cell table:formula="of:=([.$L$160]-[.L42])/[.$L$160]" office:value-type="float" office:value="0.999939498043707" calcext:value-type="float">
            <text:p>0,999939498043707</text:p>
          </table:table-cell>
          <table:table-cell table:formula="of:=[.M42]/[.$M$160]" office:value-type="float" office:value="0.0000274999" calcext:value-type="float">
            <text:p>2,74999E-05</text:p>
          </table:table-cell>
        </table:table-row>
        <table:table-row table:style-name="ro1">
          <table:table-cell office:value-type="float" office:value="299.999" calcext:value-type="float">
            <text:p>299,999</text:p>
          </table:table-cell>
          <table:table-cell office:value-type="string" calcext:value-type="string">
            <text:p><text:s/>eV</text:p>
          </table:table-cell>
          <table:table-cell office:value-type="float" office:value="0.0272" calcext:value-type="float">
            <text:p>0,0272</text:p>
          </table:table-cell>
          <table:table-cell office:value-type="float" office:value="0.04084" calcext:value-type="float">
            <text:p>0,04084</text:p>
          </table:table-cell>
          <table:table-cell office:value-type="float" office:value="6.77" calcext:value-type="float">
            <text:p>6,77</text:p>
          </table:table-cell>
          <table:table-cell office:value-type="string" calcext:value-type="string">
            <text:p>um</text:p>
          </table:table-cell>
          <table:table-cell office:value-type="float" office:value="9.91" calcext:value-type="float">
            <text:p>9,9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31 um</text:p>
          </table:table-cell>
          <table:table-cell table:number-columns-repeated="2"/>
          <table:table-cell table:formula="of:=[.E43]*0.000001" office:value-type="float" office:value="0.00000677" calcext:value-type="float">
            <text:p>6,77E-06</text:p>
          </table:table-cell>
          <table:table-cell table:formula="of:=[.A43]" office:value-type="float" office:value="299.999" calcext:value-type="float">
            <text:p>299,999</text:p>
          </table:table-cell>
          <table:table-cell table:number-columns-repeated="3"/>
          <table:table-cell table:formula="of:=([.$L$160]-[.L43])/[.$L$160]" office:value-type="float" office:value="0.999935394598721" calcext:value-type="float">
            <text:p>0,999935394598721</text:p>
          </table:table-cell>
          <table:table-cell table:formula="of:=[.M43]/[.$M$160]" office:value-type="float" office:value="0.0000299999" calcext:value-type="float">
            <text:p>2,99999E-05</text:p>
          </table:table-cell>
        </table:table-row>
        <table:table-row table:style-name="ro1">
          <table:table-cell office:value-type="float" office:value="324.999" calcext:value-type="float">
            <text:p>324,999</text:p>
          </table:table-cell>
          <table:table-cell office:value-type="string" calcext:value-type="string">
            <text:p><text:s/>eV</text:p>
          </table:table-cell>
          <table:table-cell office:value-type="float" office:value="0.02831" calcext:value-type="float">
            <text:p>0,02831</text:p>
          </table:table-cell>
          <table:table-cell office:value-type="float" office:value="0.04147" calcext:value-type="float">
            <text:p>0,04147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um</text:p>
          </table:table-cell>
          <table:table-cell office:value-type="float" office:value="10.43" calcext:value-type="float">
            <text:p>10,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71 um</text:p>
          </table:table-cell>
          <table:table-cell table:number-columns-repeated="2"/>
          <table:table-cell table:formula="of:=[.E44]*0.000001" office:value-type="float" office:value="0.0000072" calcext:value-type="float">
            <text:p>7,2E-06</text:p>
          </table:table-cell>
          <table:table-cell table:formula="of:=[.A44]" office:value-type="float" office:value="324.999" calcext:value-type="float">
            <text:p>324,999</text:p>
          </table:table-cell>
          <table:table-cell table:number-columns-repeated="3"/>
          <table:table-cell table:formula="of:=([.$L$160]-[.L44])/[.$L$160]" office:value-type="float" office:value="0.999931291153736" calcext:value-type="float">
            <text:p>0,999931291153736</text:p>
          </table:table-cell>
          <table:table-cell table:formula="of:=[.M44]/[.$M$160]" office:value-type="float" office:value="0.0000324999" calcext:value-type="float">
            <text:p>3,24999E-05</text:p>
          </table:table-cell>
        </table:table-row>
        <table:table-row table:style-name="ro1">
          <table:table-cell office:value-type="float" office:value="349.999" calcext:value-type="float">
            <text:p>349,999</text:p>
          </table:table-cell>
          <table:table-cell office:value-type="string" calcext:value-type="string">
            <text:p><text:s/>eV</text:p>
          </table:table-cell>
          <table:table-cell office:value-type="float" office:value="0.02938" calcext:value-type="float">
            <text:p>0,02938</text:p>
          </table:table-cell>
          <table:table-cell office:value-type="float" office:value="0.04203" calcext:value-type="float">
            <text:p>0,04203</text:p>
          </table:table-cell>
          <table:table-cell office:value-type="float" office:value="7.62" calcext:value-type="float">
            <text:p>7,62</text:p>
          </table:table-cell>
          <table:table-cell office:value-type="string" calcext:value-type="string">
            <text:p>um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8,09 um</text:p>
          </table:table-cell>
          <table:table-cell table:number-columns-repeated="2"/>
          <table:table-cell table:formula="of:=[.E45]*0.000001" office:value-type="float" office:value="0.00000762" calcext:value-type="float">
            <text:p>7,62E-06</text:p>
          </table:table-cell>
          <table:table-cell table:formula="of:=[.A45]" office:value-type="float" office:value="349.999" calcext:value-type="float">
            <text:p>349,999</text:p>
          </table:table-cell>
          <table:table-cell table:number-columns-repeated="3"/>
          <table:table-cell table:formula="of:=([.$L$160]-[.L45])/[.$L$160]" office:value-type="float" office:value="0.999927283137704" calcext:value-type="float">
            <text:p>0,999927283137704</text:p>
          </table:table-cell>
          <table:table-cell table:formula="of:=[.M45]/[.$M$160]" office:value-type="float" office:value="0.0000349999" calcext:value-type="float">
            <text:p>3,49999E-05</text:p>
          </table:table-cell>
        </table:table-row>
        <table:table-row table:style-name="ro1">
          <table:table-cell office:value-type="float" office:value="374.999" calcext:value-type="float">
            <text:p>374,999</text:p>
          </table:table-cell>
          <table:table-cell office:value-type="string" calcext:value-type="string">
            <text:p><text:s/>eV</text:p>
          </table:table-cell>
          <table:table-cell office:value-type="float" office:value="0.03041" calcext:value-type="float">
            <text:p>0,03041</text:p>
          </table:table-cell>
          <table:table-cell office:value-type="float" office:value="0.04253" calcext:value-type="float">
            <text:p>0,04253</text:p>
          </table:table-cell>
          <table:table-cell office:value-type="float" office:value="8.04" calcext:value-type="float">
            <text:p>8,04</text:p>
          </table:table-cell>
          <table:table-cell office:value-type="string" calcext:value-type="string">
            <text:p>um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8,47 um</text:p>
          </table:table-cell>
          <table:table-cell table:number-columns-repeated="2"/>
          <table:table-cell table:formula="of:=[.E46]*0.000001" office:value-type="float" office:value="0.00000804" calcext:value-type="float">
            <text:p>8,04E-06</text:p>
          </table:table-cell>
          <table:table-cell table:formula="of:=[.A46]" office:value-type="float" office:value="374.999" calcext:value-type="float">
            <text:p>374,999</text:p>
          </table:table-cell>
          <table:table-cell table:number-columns-repeated="3"/>
          <table:table-cell table:formula="of:=([.$L$160]-[.L46])/[.$L$160]" office:value-type="float" office:value="0.999923275121672" calcext:value-type="float">
            <text:p>0,999923275121672</text:p>
          </table:table-cell>
          <table:table-cell table:formula="of:=[.M46]/[.$M$160]" office:value-type="float" office:value="0.0000374999" calcext:value-type="float">
            <text:p>3,74999E-05</text:p>
          </table:table-cell>
        </table:table-row>
        <table:table-row table:style-name="ro1">
          <table:table-cell office:value-type="float" office:value="399.999" calcext:value-type="float">
            <text:p>399,999</text:p>
          </table:table-cell>
          <table:table-cell office:value-type="string" calcext:value-type="string">
            <text:p><text:s/>eV</text:p>
          </table:table-cell>
          <table:table-cell office:value-type="float" office:value="0.03141" calcext:value-type="float">
            <text:p>0,03141</text:p>
          </table:table-cell>
          <table:table-cell office:value-type="float" office:value="0.04299" calcext:value-type="float">
            <text:p>0,04299</text:p>
          </table:table-cell>
          <table:table-cell office:value-type="float" office:value="8.46" calcext:value-type="float">
            <text:p>8,46</text:p>
          </table:table-cell>
          <table:table-cell office:value-type="string" calcext:value-type="string">
            <text:p>um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8,84 um</text:p>
          </table:table-cell>
          <table:table-cell table:number-columns-repeated="2"/>
          <table:table-cell table:formula="of:=[.E47]*0.000001" office:value-type="float" office:value="0.00000846" calcext:value-type="float">
            <text:p>8,46E-06</text:p>
          </table:table-cell>
          <table:table-cell table:formula="of:=[.A47]" office:value-type="float" office:value="399.999" calcext:value-type="float">
            <text:p>399,999</text:p>
          </table:table-cell>
          <table:table-cell table:number-columns-repeated="3"/>
          <table:table-cell table:formula="of:=([.$L$160]-[.L47])/[.$L$160]" office:value-type="float" office:value="0.99991926710564" calcext:value-type="float">
            <text:p>0,99991926710564</text:p>
          </table:table-cell>
          <table:table-cell table:formula="of:=[.M47]/[.$M$160]" office:value-type="float" office:value="0.0000399999" calcext:value-type="float">
            <text:p>3,99999E-05</text:p>
          </table:table-cell>
        </table:table-row>
        <table:table-row table:style-name="ro1">
          <table:table-cell office:value-type="float" office:value="449.999" calcext:value-type="float">
            <text:p>449,999</text:p>
          </table:table-cell>
          <table:table-cell office:value-type="string" calcext:value-type="string">
            <text:p><text:s/>eV</text:p>
          </table:table-cell>
          <table:table-cell office:value-type="float" office:value="0.03331" calcext:value-type="float">
            <text:p>0,03331</text:p>
          </table:table-cell>
          <table:table-cell office:value-type="float" office:value="0.04378" calcext:value-type="float">
            <text:p>0,04378</text:p>
          </table:table-cell>
          <table:table-cell office:value-type="float" office:value="9.29" calcext:value-type="float">
            <text:p>9,29</text:p>
          </table:table-cell>
          <table:table-cell office:value-type="string" calcext:value-type="string">
            <text:p>um</text:p>
          </table:table-cell>
          <table:table-cell office:value-type="float" office:value="12.93" calcext:value-type="float">
            <text:p>12,9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9,57 um</text:p>
          </table:table-cell>
          <table:table-cell table:number-columns-repeated="2"/>
          <table:table-cell table:formula="of:=[.E48]*0.000001" office:value-type="float" office:value="0.00000929" calcext:value-type="float">
            <text:p>9,29E-06</text:p>
          </table:table-cell>
          <table:table-cell table:formula="of:=[.A48]" office:value-type="float" office:value="449.999" calcext:value-type="float">
            <text:p>449,999</text:p>
          </table:table-cell>
          <table:table-cell table:number-columns-repeated="3"/>
          <table:table-cell table:formula="of:=([.$L$160]-[.L48])/[.$L$160]" office:value-type="float" office:value="0.999911346502529" calcext:value-type="float">
            <text:p>0,999911346502529</text:p>
          </table:table-cell>
          <table:table-cell table:formula="of:=[.M48]/[.$M$160]" office:value-type="float" office:value="0.0000449999" calcext:value-type="float">
            <text:p>4,49999E-05</text:p>
          </table:table-cell>
        </table:table-row>
        <table:table-row table:style-name="ro1">
          <table:table-cell office:value-type="float" office:value="499.999" calcext:value-type="float">
            <text:p>499,999</text:p>
          </table:table-cell>
          <table:table-cell office:value-type="string" calcext:value-type="string">
            <text:p><text:s/>eV</text:p>
          </table:table-cell>
          <table:table-cell office:value-type="float" office:value="0.03511" calcext:value-type="float">
            <text:p>0,03511</text:p>
          </table:table-cell>
          <table:table-cell office:value-type="float" office:value="0.04443" calcext:value-type="float">
            <text:p>0,04443</text:p>
          </table:table-cell>
          <table:table-cell office:value-type="float" office:value="10.11" calcext:value-type="float">
            <text:p>10,11</text:p>
          </table:table-cell>
          <table:table-cell office:value-type="string" calcext:value-type="string">
            <text:p>um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0,28 um</text:p>
          </table:table-cell>
          <table:table-cell table:number-columns-repeated="2"/>
          <table:table-cell table:formula="of:=[.E49]*0.000001" office:value-type="float" office:value="0.00001011" calcext:value-type="float">
            <text:p>1,011E-05</text:p>
          </table:table-cell>
          <table:table-cell table:formula="of:=[.A49]" office:value-type="float" office:value="499.999" calcext:value-type="float">
            <text:p>499,999</text:p>
          </table:table-cell>
          <table:table-cell table:number-columns-repeated="3"/>
          <table:table-cell table:formula="of:=([.$L$160]-[.L49])/[.$L$160]" office:value-type="float" office:value="0.999903521328371" calcext:value-type="float">
            <text:p>0,999903521328371</text:p>
          </table:table-cell>
          <table:table-cell table:formula="of:=[.M49]/[.$M$160]" office:value-type="float" office:value="0.0000499999" calcext:value-type="float">
            <text:p>4,99999E-05</text:p>
          </table:table-cell>
        </table:table-row>
        <table:table-row table:style-name="ro1">
          <table:table-cell office:value-type="float" office:value="549.999" calcext:value-type="float">
            <text:p>549,999</text:p>
          </table:table-cell>
          <table:table-cell office:value-type="string" calcext:value-type="string">
            <text:p><text:s/>eV</text:p>
          </table:table-cell>
          <table:table-cell office:value-type="float" office:value="0.03683" calcext:value-type="float">
            <text:p>0,03683</text:p>
          </table:table-cell>
          <table:table-cell office:value-type="float" office:value="0.04497" calcext:value-type="float">
            <text:p>0,04497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um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0,98 um</text:p>
          </table:table-cell>
          <table:table-cell table:number-columns-repeated="2"/>
          <table:table-cell table:formula="of:=[.E50]*0.000001" office:value-type="float" office:value="0.00001093" calcext:value-type="float">
            <text:p>1,093E-05</text:p>
          </table:table-cell>
          <table:table-cell table:formula="of:=[.A50]" office:value-type="float" office:value="549.999" calcext:value-type="float">
            <text:p>549,999</text:p>
          </table:table-cell>
          <table:table-cell table:number-columns-repeated="3"/>
          <table:table-cell table:formula="of:=([.$L$160]-[.L50])/[.$L$160]" office:value-type="float" office:value="0.999895696154213" calcext:value-type="float">
            <text:p>0,999895696154213</text:p>
          </table:table-cell>
          <table:table-cell table:formula="of:=[.M50]/[.$M$160]" office:value-type="float" office:value="0.0000549999" calcext:value-type="float">
            <text:p>5,49999E-05</text:p>
          </table:table-cell>
        </table:table-row>
        <table:table-row table:style-name="ro1">
          <table:table-cell office:value-type="float" office:value="599.999" calcext:value-type="float">
            <text:p>599,999</text:p>
          </table:table-cell>
          <table:table-cell office:value-type="string" calcext:value-type="string">
            <text:p><text:s/>eV</text:p>
          </table:table-cell>
          <table:table-cell office:value-type="float" office:value="0.03846" calcext:value-type="float">
            <text:p>0,03846</text:p>
          </table:table-cell>
          <table:table-cell office:value-type="float" office:value="0.04542" calcext:value-type="float">
            <text:p>0,04542</text:p>
          </table:table-cell>
          <table:table-cell office:value-type="float" office:value="11.74" calcext:value-type="float">
            <text:p>11,74</text:p>
          </table:table-cell>
          <table:table-cell office:value-type="string" calcext:value-type="string">
            <text:p>um</text:p>
          </table:table-cell>
          <table:table-cell office:value-type="float" office:value="15.72" calcext:value-type="float">
            <text:p>15,7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1,66 um</text:p>
          </table:table-cell>
          <table:table-cell table:number-columns-repeated="2"/>
          <table:table-cell table:formula="of:=[.E51]*0.000001" office:value-type="float" office:value="0.00001174" calcext:value-type="float">
            <text:p>1,174E-05</text:p>
          </table:table-cell>
          <table:table-cell table:formula="of:=[.A51]" office:value-type="float" office:value="599.999" calcext:value-type="float">
            <text:p>599,999</text:p>
          </table:table-cell>
          <table:table-cell table:number-columns-repeated="3"/>
          <table:table-cell table:formula="of:=([.$L$160]-[.L51])/[.$L$160]" office:value-type="float" office:value="0.999887966409009" calcext:value-type="float">
            <text:p>0,999887966409009</text:p>
          </table:table-cell>
          <table:table-cell table:formula="of:=[.M51]/[.$M$160]" office:value-type="float" office:value="0.0000599999" calcext:value-type="float">
            <text:p>5,99999E-05</text:p>
          </table:table-cell>
        </table:table-row>
        <table:table-row table:style-name="ro1">
          <table:table-cell office:value-type="float" office:value="649.999" calcext:value-type="float">
            <text:p>649,999</text:p>
          </table:table-cell>
          <table:table-cell office:value-type="string" calcext:value-type="string">
            <text:p><text:s/>eV</text:p>
          </table:table-cell>
          <table:table-cell office:value-type="float" office:value="0.04004" calcext:value-type="float">
            <text:p>0,04004</text:p>
          </table:table-cell>
          <table:table-cell office:value-type="float" office:value="0.0458" calcext:value-type="float">
            <text:p>0,0458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um</text:p>
          </table:table-cell>
          <table:table-cell office:value-type="float" office:value="16.61" calcext:value-type="float">
            <text:p>16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2,32 um</text:p>
          </table:table-cell>
          <table:table-cell table:number-columns-repeated="2"/>
          <table:table-cell table:formula="of:=[.E52]*0.000001" office:value-type="float" office:value="0.00001254" calcext:value-type="float">
            <text:p>1,254E-05</text:p>
          </table:table-cell>
          <table:table-cell table:formula="of:=[.A52]" office:value-type="float" office:value="649.999" calcext:value-type="float">
            <text:p>649,999</text:p>
          </table:table-cell>
          <table:table-cell table:number-columns-repeated="3"/>
          <table:table-cell table:formula="of:=([.$L$160]-[.L52])/[.$L$160]" office:value-type="float" office:value="0.999880332092757" calcext:value-type="float">
            <text:p>0,999880332092757</text:p>
          </table:table-cell>
          <table:table-cell table:formula="of:=[.M52]/[.$M$160]" office:value-type="float" office:value="0.0000649999" calcext:value-type="float">
            <text:p>6,49999E-05</text:p>
          </table:table-cell>
        </table:table-row>
        <table:table-row table:style-name="ro1">
          <table:table-cell office:value-type="float" office:value="699.999" calcext:value-type="float">
            <text:p>699,999</text:p>
          </table:table-cell>
          <table:table-cell office:value-type="string" calcext:value-type="string">
            <text:p><text:s/>eV</text:p>
          </table:table-cell>
          <table:table-cell office:value-type="float" office:value="0.04155" calcext:value-type="float">
            <text:p>0,04155</text:p>
          </table:table-cell>
          <table:table-cell office:value-type="float" office:value="0.04612" calcext:value-type="float">
            <text:p>0,04612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um</text:p>
          </table:table-cell>
          <table:table-cell office:value-type="float" office:value="17.49" calcext:value-type="float">
            <text:p>17,4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2,98 um</text:p>
          </table:table-cell>
          <table:table-cell table:number-columns-repeated="2"/>
          <table:table-cell table:formula="of:=[.E53]*0.000001" office:value-type="float" office:value="0.00001334" calcext:value-type="float">
            <text:p>1,334E-05</text:p>
          </table:table-cell>
          <table:table-cell table:formula="of:=[.A53]" office:value-type="float" office:value="699.999" calcext:value-type="float">
            <text:p>699,999</text:p>
          </table:table-cell>
          <table:table-cell table:number-columns-repeated="3"/>
          <table:table-cell table:formula="of:=([.$L$160]-[.L53])/[.$L$160]" office:value-type="float" office:value="0.999872697776505" calcext:value-type="float">
            <text:p>0,999872697776505</text:p>
          </table:table-cell>
          <table:table-cell table:formula="of:=[.M53]/[.$M$160]" office:value-type="float" office:value="0.0000699999" calcext:value-type="float">
            <text:p>6,99999E-05</text:p>
          </table:table-cell>
        </table:table-row>
        <table:table-row table:style-name="ro1">
          <table:table-cell office:value-type="float" office:value="799.999" calcext:value-type="float">
            <text:p>799,999</text:p>
          </table:table-cell>
          <table:table-cell office:value-type="string" calcext:value-type="string">
            <text:p><text:s/>eV</text:p>
          </table:table-cell>
          <table:table-cell office:value-type="float" office:value="0.04441" calcext:value-type="float">
            <text:p>0,04441</text:p>
          </table:table-cell>
          <table:table-cell office:value-type="float" office:value="0.0466" calcext:value-type="float">
            <text:p>0,0466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um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4,26 um</text:p>
          </table:table-cell>
          <table:table-cell table:number-columns-repeated="2"/>
          <table:table-cell table:formula="of:=[.E54]*0.000001" office:value-type="float" office:value="0.00001495" calcext:value-type="float">
            <text:p>1,495E-05</text:p>
          </table:table-cell>
          <table:table-cell table:formula="of:=[.A54]" office:value-type="float" office:value="799.999" calcext:value-type="float">
            <text:p>799,999</text:p>
          </table:table-cell>
          <table:table-cell table:number-columns-repeated="3"/>
          <table:table-cell table:formula="of:=([.$L$160]-[.L54])/[.$L$160]" office:value-type="float" office:value="0.999857333715049" calcext:value-type="float">
            <text:p>0,999857333715049</text:p>
          </table:table-cell>
          <table:table-cell table:formula="of:=[.M54]/[.$M$160]" office:value-type="float" office:value="0.0000799999" calcext:value-type="float">
            <text:p>7,99999E-05</text:p>
          </table:table-cell>
        </table:table-row>
        <table:table-row table:style-name="ro1">
          <table:table-cell office:value-type="float" office:value="899.999" calcext:value-type="float">
            <text:p>899,999</text:p>
          </table:table-cell>
          <table:table-cell office:value-type="string" calcext:value-type="string">
            <text:p><text:s/>eV</text:p>
          </table:table-cell>
          <table:table-cell office:value-type="float" office:value="0.04711" calcext:value-type="float">
            <text:p>0,04711</text:p>
          </table:table-cell>
          <table:table-cell office:value-type="float" office:value="0.04694" calcext:value-type="float">
            <text:p>0,04694</text:p>
          </table:table-cell>
          <table:table-cell office:value-type="float" office:value="16.54" calcext:value-type="float">
            <text:p>16,54</text:p>
          </table:table-cell>
          <table:table-cell office:value-type="string" calcext:value-type="string">
            <text:p>um</text:p>
          </table:table-cell>
          <table:table-cell office:value-type="float" office:value="20.88" calcext:value-type="float">
            <text:p>20,8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5,50 um</text:p>
          </table:table-cell>
          <table:table-cell table:number-columns-repeated="2"/>
          <table:table-cell table:formula="of:=[.E55]*0.000001" office:value-type="float" office:value="0.00001654" calcext:value-type="float">
            <text:p>1,654E-05</text:p>
          </table:table-cell>
          <table:table-cell table:formula="of:=[.A55]" office:value-type="float" office:value="899.999" calcext:value-type="float">
            <text:p>899,999</text:p>
          </table:table-cell>
          <table:table-cell table:number-columns-repeated="3"/>
          <table:table-cell table:formula="of:=([.$L$160]-[.L55])/[.$L$160]" office:value-type="float" office:value="0.999842160511499" calcext:value-type="float">
            <text:p>0,999842160511499</text:p>
          </table:table-cell>
          <table:table-cell table:formula="of:=[.M55]/[.$M$160]" office:value-type="float" office:value="0.0000899999" calcext:value-type="float">
            <text:p>8,99999E-05</text:p>
          </table:table-cell>
        </table:table-row>
        <table:table-row table:style-name="ro1">
          <table:table-cell office:value-type="float" office:value="999.999" calcext:value-type="float">
            <text:p>999,999</text:p>
          </table:table-cell>
          <table:table-cell office:value-type="string" calcext:value-type="string">
            <text:p><text:s/>eV</text:p>
          </table:table-cell>
          <table:table-cell office:value-type="float" office:value="0.04966" calcext:value-type="float">
            <text:p>0,04966</text:p>
          </table:table-cell>
          <table:table-cell office:value-type="float" office:value="0.04715" calcext:value-type="float">
            <text:p>0,04715</text:p>
          </table:table-cell>
          <table:table-cell office:value-type="float" office:value="18.13" calcext:value-type="float">
            <text:p>18,13</text:p>
          </table:table-cell>
          <table:table-cell office:value-type="string" calcext:value-type="string">
            <text:p>um</text:p>
          </table:table-cell>
          <table:table-cell office:value-type="float" office:value="22.52" calcext:value-type="float">
            <text:p>22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6,71 um</text:p>
          </table:table-cell>
          <table:table-cell table:number-columns-repeated="2"/>
          <table:table-cell table:formula="of:=[.E56]*0.000001" office:value-type="float" office:value="0.00001813" calcext:value-type="float">
            <text:p>1,813E-05</text:p>
          </table:table-cell>
          <table:table-cell table:formula="of:=[.A56]" office:value-type="float" office:value="999.999" calcext:value-type="float">
            <text:p>999,999</text:p>
          </table:table-cell>
          <table:table-cell table:number-columns-repeated="3"/>
          <table:table-cell table:formula="of:=([.$L$160]-[.L56])/[.$L$160]" office:value-type="float" office:value="0.999826987307949" calcext:value-type="float">
            <text:p>0,999826987307949</text:p>
          </table:table-cell>
          <table:table-cell table:formula="of:=[.M56]/[.$M$160]" office:value-type="float" office:value="0.0000999999" calcext:value-type="float">
            <text:p>9,99999E-0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<text:s/>keV</text:p>
          </table:table-cell>
          <table:table-cell office:value-type="float" office:value="0.05208" calcext:value-type="float">
            <text:p>0,05208</text:p>
          </table:table-cell>
          <table:table-cell office:value-type="float" office:value="0.04727" calcext:value-type="float">
            <text:p>0,04727</text:p>
          </table:table-cell>
          <table:table-cell office:value-type="float" office:value="19.71" calcext:value-type="float">
            <text:p>19,71</text:p>
          </table:table-cell>
          <table:table-cell office:value-type="string" calcext:value-type="string">
            <text:p>um</text:p>
          </table:table-cell>
          <table:table-cell office:value-type="float" office:value="24.13" calcext:value-type="float">
            <text:p>24,1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7,89 um</text:p>
          </table:table-cell>
          <table:table-cell table:number-columns-repeated="2"/>
          <table:table-cell table:formula="of:=[.E57]*0.000001" office:value-type="float" office:value="0.00001971" calcext:value-type="float">
            <text:p>1,971E-05</text:p>
          </table:table-cell>
          <table:table-cell table:formula="of:=[.A57]*1000" office:value-type="float" office:value="1100" calcext:value-type="float">
            <text:p>1100</text:p>
          </table:table-cell>
          <table:table-cell table:number-columns-repeated="3"/>
          <table:table-cell table:formula="of:=([.$L$160]-[.L57])/[.$L$160]" office:value-type="float" office:value="0.999811909533352" calcext:value-type="float">
            <text:p>0,999811909533352</text:p>
          </table:table-cell>
          <table:table-cell table:formula="of:=[.M57]/[.$M$160]" office:value-type="float" office:value="0.00011" calcext:value-type="float">
            <text:p>0,000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<text:s/>keV</text:p>
          </table:table-cell>
          <table:table-cell office:value-type="float" office:value="0.0544" calcext:value-type="float">
            <text:p>0,0544</text:p>
          </table:table-cell>
          <table:table-cell office:value-type="float" office:value="0.04733" calcext:value-type="float">
            <text:p>0,04733</text:p>
          </table:table-cell>
          <table:table-cell office:value-type="float" office:value="21.29" calcext:value-type="float">
            <text:p>21,29</text:p>
          </table:table-cell>
          <table:table-cell office:value-type="string" calcext:value-type="string">
            <text:p>um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9,05 um</text:p>
          </table:table-cell>
          <table:table-cell table:number-columns-repeated="2"/>
          <table:table-cell table:formula="of:=[.E58]*0.000001" office:value-type="float" office:value="0.00002129" calcext:value-type="float">
            <text:p>2,129E-05</text:p>
          </table:table-cell>
          <table:table-cell table:formula="of:=[.A58]*1000" office:value-type="float" office:value="1200" calcext:value-type="float">
            <text:p>1200</text:p>
          </table:table-cell>
          <table:table-cell table:number-columns-repeated="3"/>
          <table:table-cell table:formula="of:=([.$L$160]-[.L58])/[.$L$160]" office:value-type="float" office:value="0.999796831758756" calcext:value-type="float">
            <text:p>0,999796831758756</text:p>
          </table:table-cell>
          <table:table-cell table:formula="of:=[.M58]/[.$M$160]"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<text:s/>keV</text:p>
          </table:table-cell>
          <table:table-cell office:value-type="float" office:value="0.05662" calcext:value-type="float">
            <text:p>0,05662</text:p>
          </table:table-cell>
          <table:table-cell office:value-type="float" office:value="0.04732" calcext:value-type="float">
            <text:p>0,04732</text:p>
          </table:table-cell>
          <table:table-cell office:value-type="float" office:value="22.88" calcext:value-type="float">
            <text:p>22,88</text:p>
          </table:table-cell>
          <table:table-cell office:value-type="string" calcext:value-type="string">
            <text:p>um</text:p>
          </table:table-cell>
          <table:table-cell office:value-type="float" office:value="27.19" calcext:value-type="float">
            <text:p>27,1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0,24 um</text:p>
          </table:table-cell>
          <table:table-cell table:number-columns-repeated="2"/>
          <table:table-cell table:formula="of:=[.E59]*0.000001" office:value-type="float" office:value="0.00002288" calcext:value-type="float">
            <text:p>2,288E-05</text:p>
          </table:table-cell>
          <table:table-cell table:formula="of:=[.A59]*1000" office:value-type="float" office:value="1300" calcext:value-type="float">
            <text:p>1300</text:p>
          </table:table-cell>
          <table:table-cell table:number-columns-repeated="3"/>
          <table:table-cell table:formula="of:=([.$L$160]-[.L59])/[.$L$160]" office:value-type="float" office:value="0.999781658555206" calcext:value-type="float">
            <text:p>0,999781658555206</text:p>
          </table:table-cell>
          <table:table-cell table:formula="of:=[.M59]/[.$M$160]" office:value-type="float" office:value="0.00013" calcext:value-type="float">
            <text:p>0,000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<text:s/>keV</text:p>
          </table:table-cell>
          <table:table-cell office:value-type="float" office:value="0.05876" calcext:value-type="float">
            <text:p>0,05876</text:p>
          </table:table-cell>
          <table:table-cell office:value-type="float" office:value="0.04727" calcext:value-type="float">
            <text:p>0,04727</text:p>
          </table:table-cell>
          <table:table-cell office:value-type="float" office:value="24.46" calcext:value-type="float">
            <text:p>24,46</text:p>
          </table:table-cell>
          <table:table-cell office:value-type="string" calcext:value-type="string">
            <text:p>um</text:p>
          </table:table-cell>
          <table:table-cell office:value-type="float" office:value="28.68" calcext:value-type="float">
            <text:p>28,6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1,38 um</text:p>
          </table:table-cell>
          <table:table-cell table:number-columns-repeated="2"/>
          <table:table-cell table:formula="of:=[.E60]*0.000001" office:value-type="float" office:value="0.00002446" calcext:value-type="float">
            <text:p>2,446E-05</text:p>
          </table:table-cell>
          <table:table-cell table:formula="of:=[.A60]*1000" office:value-type="float" office:value="1400" calcext:value-type="float">
            <text:p>1400</text:p>
          </table:table-cell>
          <table:table-cell table:number-columns-repeated="3"/>
          <table:table-cell table:formula="of:=([.$L$160]-[.L60])/[.$L$160]" office:value-type="float" office:value="0.999766580780609" calcext:value-type="float">
            <text:p>0,999766580780609</text:p>
          </table:table-cell>
          <table:table-cell table:formula="of:=[.M60]/[.$M$160]" office:value-type="float" office:value="0.00014" calcext:value-type="float">
            <text:p>0,000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<text:s/>keV</text:p>
          </table:table-cell>
          <table:table-cell office:value-type="float" office:value="0.06082" calcext:value-type="float">
            <text:p>0,06082</text:p>
          </table:table-cell>
          <table:table-cell office:value-type="float" office:value="0.04719" calcext:value-type="float">
            <text:p>0,04719</text:p>
          </table:table-cell>
          <table:table-cell office:value-type="float" office:value="26.05" calcext:value-type="float">
            <text:p>26,05</text:p>
          </table:table-cell>
          <table:table-cell office:value-type="string" calcext:value-type="string">
            <text:p>um</text:p>
          </table:table-cell>
          <table:table-cell office:value-type="float" office:value="30.16" calcext:value-type="float">
            <text:p>30,1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2,50 um</text:p>
          </table:table-cell>
          <table:table-cell table:number-columns-repeated="2"/>
          <table:table-cell table:formula="of:=[.E61]*0.000001" office:value-type="float" office:value="0.00002605" calcext:value-type="float">
            <text:p>2,605E-05</text:p>
          </table:table-cell>
          <table:table-cell table:formula="of:=[.A61]*1000" office:value-type="float" office:value="1500" calcext:value-type="float">
            <text:p>1500</text:p>
          </table:table-cell>
          <table:table-cell table:number-columns-repeated="3"/>
          <table:table-cell table:formula="of:=([.$L$160]-[.L61])/[.$L$160]" office:value-type="float" office:value="0.999751407577059" calcext:value-type="float">
            <text:p>0,999751407577059</text:p>
          </table:table-cell>
          <table:table-cell table:formula="of:=[.M61]/[.$M$160]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<text:s/>keV</text:p>
          </table:table-cell>
          <table:table-cell office:value-type="float" office:value="0.06281" calcext:value-type="float">
            <text:p>0,06281</text:p>
          </table:table-cell>
          <table:table-cell office:value-type="float" office:value="0.04707" calcext:value-type="float">
            <text:p>0,04707</text:p>
          </table:table-cell>
          <table:table-cell office:value-type="float" office:value="27.63" calcext:value-type="float">
            <text:p>27,63</text:p>
          </table:table-cell>
          <table:table-cell office:value-type="string" calcext:value-type="string">
            <text:p>um</text:p>
          </table:table-cell>
          <table:table-cell office:value-type="float" office:value="31.61" calcext:value-type="float">
            <text:p>31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3,61 um</text:p>
          </table:table-cell>
          <table:table-cell table:number-columns-repeated="2"/>
          <table:table-cell table:formula="of:=[.E62]*0.000001" office:value-type="float" office:value="0.00002763" calcext:value-type="float">
            <text:p>2,763E-05</text:p>
          </table:table-cell>
          <table:table-cell table:formula="of:=[.A62]*1000" office:value-type="float" office:value="1600" calcext:value-type="float">
            <text:p>1600</text:p>
          </table:table-cell>
          <table:table-cell table:number-columns-repeated="3"/>
          <table:table-cell table:formula="of:=([.$L$160]-[.L62])/[.$L$160]" office:value-type="float" office:value="0.999736329802462" calcext:value-type="float">
            <text:p>0,999736329802462</text:p>
          </table:table-cell>
          <table:table-cell table:formula="of:=[.M62]/[.$M$160]" office:value-type="float" office:value="0.00016" calcext:value-type="float">
            <text:p>0,000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string" calcext:value-type="string">
            <text:p><text:s/>keV</text:p>
          </table:table-cell>
          <table:table-cell office:value-type="float" office:value="0.06475" calcext:value-type="float">
            <text:p>0,06475</text:p>
          </table:table-cell>
          <table:table-cell office:value-type="float" office:value="0.04693" calcext:value-type="float">
            <text:p>0,04693</text:p>
          </table:table-cell>
          <table:table-cell office:value-type="float" office:value="29.22" calcext:value-type="float">
            <text:p>29,22</text:p>
          </table:table-cell>
          <table:table-cell office:value-type="string" calcext:value-type="string">
            <text:p>um</text:p>
          </table:table-cell>
          <table:table-cell office:value-type="float" office:value="33.04" calcext:value-type="float">
            <text:p>33,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4,70 um</text:p>
          </table:table-cell>
          <table:table-cell table:number-columns-repeated="2"/>
          <table:table-cell table:formula="of:=[.E63]*0.000001" office:value-type="float" office:value="0.00002922" calcext:value-type="float">
            <text:p>2,922E-05</text:p>
          </table:table-cell>
          <table:table-cell table:formula="of:=[.A63]*1000" office:value-type="float" office:value="1700" calcext:value-type="float">
            <text:p>1700</text:p>
          </table:table-cell>
          <table:table-cell table:number-columns-repeated="3"/>
          <table:table-cell table:formula="of:=([.$L$160]-[.L63])/[.$L$160]" office:value-type="float" office:value="0.999721156598912" calcext:value-type="float">
            <text:p>0,999721156598912</text:p>
          </table:table-cell>
          <table:table-cell table:formula="of:=[.M63]/[.$M$160]" office:value-type="float" office:value="0.00017" calcext:value-type="float">
            <text:p>0,000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string" calcext:value-type="string">
            <text:p><text:s/>keV</text:p>
          </table:table-cell>
          <table:table-cell office:value-type="float" office:value="0.06662" calcext:value-type="float">
            <text:p>0,06662</text:p>
          </table:table-cell>
          <table:table-cell office:value-type="float" office:value="0.04677" calcext:value-type="float">
            <text:p>0,04677</text:p>
          </table:table-cell>
          <table:table-cell office:value-type="float" office:value="30.81" calcext:value-type="float">
            <text:p>30,81</text:p>
          </table:table-cell>
          <table:table-cell office:value-type="string" calcext:value-type="string">
            <text:p>um</text:p>
          </table:table-cell>
          <table:table-cell office:value-type="float" office:value="34.45" calcext:value-type="float">
            <text:p>34,4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5,78 um</text:p>
          </table:table-cell>
          <table:table-cell table:number-columns-repeated="2"/>
          <table:table-cell table:formula="of:=[.E64]*0.000001" office:value-type="float" office:value="0.00003081" calcext:value-type="float">
            <text:p>3,081E-05</text:p>
          </table:table-cell>
          <table:table-cell table:formula="of:=[.A64]*1000" office:value-type="float" office:value="1800" calcext:value-type="float">
            <text:p>1800</text:p>
          </table:table-cell>
          <table:table-cell table:number-columns-repeated="3"/>
          <table:table-cell table:formula="of:=([.$L$160]-[.L64])/[.$L$160]" office:value-type="float" office:value="0.999705983395362" calcext:value-type="float">
            <text:p>0,999705983395362</text:p>
          </table:table-cell>
          <table:table-cell table:formula="of:=[.M64]/[.$M$160]" office:value-type="float" office:value="0.00018" calcext:value-type="float">
            <text:p>0,0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eV</text:p>
          </table:table-cell>
          <table:table-cell office:value-type="float" office:value="0.07023" calcext:value-type="float">
            <text:p>0,07023</text:p>
          </table:table-cell>
          <table:table-cell office:value-type="float" office:value="0.04641" calcext:value-type="float">
            <text:p>0,04641</text:p>
          </table:table-cell>
          <table:table-cell office:value-type="float" office:value="34.01" calcext:value-type="float">
            <text:p>34,01</text:p>
          </table:table-cell>
          <table:table-cell office:value-type="string" calcext:value-type="string">
            <text:p>um</text:p>
          </table:table-cell>
          <table:table-cell office:value-type="float" office:value="37.18" calcext:value-type="float">
            <text:p>37,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7,93 um</text:p>
          </table:table-cell>
          <table:table-cell table:number-columns-repeated="2"/>
          <table:table-cell table:formula="of:=[.E65]*0.000001" office:value-type="float" office:value="0.00003401" calcext:value-type="float">
            <text:p>3,401E-05</text:p>
          </table:table-cell>
          <table:table-cell table:formula="of:=[.A65]*1000" office:value-type="float" office:value="2000" calcext:value-type="float">
            <text:p>2000</text:p>
          </table:table-cell>
          <table:table-cell table:number-columns-repeated="3"/>
          <table:table-cell table:formula="of:=([.$L$160]-[.L65])/[.$L$160]" office:value-type="float" office:value="0.999675446130356" calcext:value-type="float">
            <text:p>0,999675446130356</text:p>
          </table:table-cell>
          <table:table-cell table:formula="of:=[.M65]/[.$M$160]" office:value-type="float" office:value="0.0002" calcext:value-type="float">
            <text:p>0,000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string" calcext:value-type="string">
            <text:p><text:s/>keV</text:p>
          </table:table-cell>
          <table:table-cell office:value-type="float" office:value="0.07449" calcext:value-type="float">
            <text:p>0,07449</text:p>
          </table:table-cell>
          <table:table-cell office:value-type="float" office:value="0.04589" calcext:value-type="float">
            <text:p>0,04589</text:p>
          </table:table-cell>
          <table:table-cell office:value-type="float" office:value="38.02" calcext:value-type="float">
            <text:p>38,02</text:p>
          </table:table-cell>
          <table:table-cell office:value-type="string" calcext:value-type="string">
            <text:p>um</text:p>
          </table:table-cell>
          <table:table-cell office:value-type="float" office:value="40.52" calcext:value-type="float">
            <text:p>40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0,54 um</text:p>
          </table:table-cell>
          <table:table-cell table:number-columns-repeated="2"/>
          <table:table-cell table:formula="of:=[.E66]*0.000001" office:value-type="float" office:value="0.00003802" calcext:value-type="float">
            <text:p>3,802E-05</text:p>
          </table:table-cell>
          <table:table-cell table:formula="of:=[.A66]*1000" office:value-type="float" office:value="2250" calcext:value-type="float">
            <text:p>2250</text:p>
          </table:table-cell>
          <table:table-cell table:number-columns-repeated="3"/>
          <table:table-cell table:formula="of:=([.$L$160]-[.L66])/[.$L$160]" office:value-type="float" office:value="0.999637179120145" calcext:value-type="float">
            <text:p>0,999637179120145</text:p>
          </table:table-cell>
          <table:table-cell table:formula="of:=[.M66]/[.$M$160]" office:value-type="float" office:value="0.000225" calcext:value-type="float">
            <text:p>0,0002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<text:s/>keV</text:p>
          </table:table-cell>
          <table:table-cell office:value-type="float" office:value="0.07852" calcext:value-type="float">
            <text:p>0,07852</text:p>
          </table:table-cell>
          <table:table-cell office:value-type="float" office:value="0.04533" calcext:value-type="float">
            <text:p>0,04533</text:p>
          </table:table-cell>
          <table:table-cell office:value-type="float" office:value="42.05" calcext:value-type="float">
            <text:p>42,05</text:p>
          </table:table-cell>
          <table:table-cell office:value-type="string" calcext:value-type="string">
            <text:p>um</text:p>
          </table:table-cell>
          <table:table-cell office:value-type="float" office:value="43.79" calcext:value-type="float">
            <text:p>43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3,08 um</text:p>
          </table:table-cell>
          <table:table-cell table:number-columns-repeated="2"/>
          <table:table-cell table:formula="of:=[.E67]*0.000001" office:value-type="float" office:value="0.00004205" calcext:value-type="float">
            <text:p>4,205E-05</text:p>
          </table:table-cell>
          <table:table-cell table:formula="of:=[.A67]*1000" office:value-type="float" office:value="2500" calcext:value-type="float">
            <text:p>2500</text:p>
          </table:table-cell>
          <table:table-cell table:number-columns-repeated="3"/>
          <table:table-cell table:formula="of:=([.$L$160]-[.L67])/[.$L$160]" office:value-type="float" office:value="0.999598721252028" calcext:value-type="float">
            <text:p>0,999598721252028</text:p>
          </table:table-cell>
          <table:table-cell table:formula="of:=[.M67]/[.$M$160]" office:value-type="float" office:value="0.00025" calcext:value-type="float">
            <text:p>0,000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string" calcext:value-type="string">
            <text:p><text:s/>keV</text:p>
          </table:table-cell>
          <table:table-cell office:value-type="float" office:value="0.08235" calcext:value-type="float">
            <text:p>0,08235</text:p>
          </table:table-cell>
          <table:table-cell office:value-type="float" office:value="0.04474" calcext:value-type="float">
            <text:p>0,04474</text:p>
          </table:table-cell>
          <table:table-cell office:value-type="float" office:value="46.09" calcext:value-type="float">
            <text:p>46,09</text:p>
          </table:table-cell>
          <table:table-cell office:value-type="string" calcext:value-type="string">
            <text:p>um</text:p>
          </table:table-cell>
          <table:table-cell office:value-type="float" office:value="46.97" calcext:value-type="float">
            <text:p>46,9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5,57 um</text:p>
          </table:table-cell>
          <table:table-cell table:number-columns-repeated="2"/>
          <table:table-cell table:formula="of:=[.E68]*0.000001" office:value-type="float" office:value="0.00004609" calcext:value-type="float">
            <text:p>4,609E-05</text:p>
          </table:table-cell>
          <table:table-cell table:formula="of:=[.A68]*1000" office:value-type="float" office:value="2750" calcext:value-type="float">
            <text:p>2750</text:p>
          </table:table-cell>
          <table:table-cell table:number-columns-repeated="3"/>
          <table:table-cell table:formula="of:=([.$L$160]-[.L68])/[.$L$160]" office:value-type="float" office:value="0.999560167954957" calcext:value-type="float">
            <text:p>0,999560167954957</text:p>
          </table:table-cell>
          <table:table-cell table:formula="of:=[.M68]/[.$M$160]" office:value-type="float" office:value="0.000275" calcext:value-type="float">
            <text:p>0,000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eV</text:p>
          </table:table-cell>
          <table:table-cell office:value-type="float" office:value="0.08601" calcext:value-type="float">
            <text:p>0,08601</text:p>
          </table:table-cell>
          <table:table-cell office:value-type="float" office:value="0.04415" calcext:value-type="float">
            <text:p>0,04415</text:p>
          </table:table-cell>
          <table:table-cell office:value-type="float" office:value="50.15" calcext:value-type="float">
            <text:p>50,15</text:p>
          </table:table-cell>
          <table:table-cell office:value-type="string" calcext:value-type="string">
            <text:p>um</text:p>
          </table:table-cell>
          <table:table-cell office:value-type="float" office:value="50.08" calcext:value-type="float">
            <text:p>50,0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8,01 um</text:p>
          </table:table-cell>
          <table:table-cell table:number-columns-repeated="2"/>
          <table:table-cell table:formula="of:=[.E69]*0.000001" office:value-type="float" office:value="0.00005015" calcext:value-type="float">
            <text:p>5,015E-05</text:p>
          </table:table-cell>
          <table:table-cell table:formula="of:=[.A69]*1000" office:value-type="float" office:value="3000" calcext:value-type="float">
            <text:p>3000</text:p>
          </table:table-cell>
          <table:table-cell table:number-columns-repeated="3"/>
          <table:table-cell table:formula="of:=([.$L$160]-[.L69])/[.$L$160]" office:value-type="float" office:value="0.999521423799981" calcext:value-type="float">
            <text:p>0,999521423799981</text:p>
          </table:table-cell>
          <table:table-cell table:formula="of:=[.M69]/[.$M$160]" office:value-type="float" office:value="0.0003" calcext:value-type="float">
            <text:p>0,000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keV</text:p>
          </table:table-cell>
          <table:table-cell office:value-type="float" office:value="0.08952" calcext:value-type="float">
            <text:p>0,08952</text:p>
          </table:table-cell>
          <table:table-cell office:value-type="float" office:value="0.04355" calcext:value-type="float">
            <text:p>0,04355</text:p>
          </table:table-cell>
          <table:table-cell office:value-type="float" office:value="54.22" calcext:value-type="float">
            <text:p>54,22</text:p>
          </table:table-cell>
          <table:table-cell office:value-type="string" calcext:value-type="string">
            <text:p>um</text:p>
          </table:table-cell>
          <table:table-cell office:value-type="float" office:value="53.12" calcext:value-type="float">
            <text:p>53,1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0,41 um</text:p>
          </table:table-cell>
          <table:table-cell table:number-columns-repeated="2"/>
          <table:table-cell table:formula="of:=[.E70]*0.000001" office:value-type="float" office:value="0.00005422" calcext:value-type="float">
            <text:p>5,422E-05</text:p>
          </table:table-cell>
          <table:table-cell table:formula="of:=[.A70]*1000" office:value-type="float" office:value="3250" calcext:value-type="float">
            <text:p>3250</text:p>
          </table:table-cell>
          <table:table-cell table:number-columns-repeated="3"/>
          <table:table-cell table:formula="of:=([.$L$160]-[.L70])/[.$L$160]" office:value-type="float" office:value="0.999482584216051" calcext:value-type="float">
            <text:p>0,999482584216051</text:p>
          </table:table-cell>
          <table:table-cell table:formula="of:=[.M70]/[.$M$160]" office:value-type="float" office:value="0.000325" calcext:value-type="float">
            <text:p>0,0003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<text:s/>keV</text:p>
          </table:table-cell>
          <table:table-cell office:value-type="float" office:value="0.0929" calcext:value-type="float">
            <text:p>0,0929</text:p>
          </table:table-cell>
          <table:table-cell office:value-type="float" office:value="0.04295" calcext:value-type="float">
            <text:p>0,04295</text:p>
          </table:table-cell>
          <table:table-cell office:value-type="float" office:value="58.3" calcext:value-type="float">
            <text:p>58,3</text:p>
          </table:table-cell>
          <table:table-cell office:value-type="string" calcext:value-type="string">
            <text:p>um</text:p>
          </table:table-cell>
          <table:table-cell office:value-type="float" office:value="56.09" calcext:value-type="float">
            <text:p>56,0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2,77 um</text:p>
          </table:table-cell>
          <table:table-cell table:number-columns-repeated="2"/>
          <table:table-cell table:formula="of:=[.E71]*0.000001" office:value-type="float" office:value="0.0000583" calcext:value-type="float">
            <text:p>5,83E-05</text:p>
          </table:table-cell>
          <table:table-cell table:formula="of:=[.A71]*1000" office:value-type="float" office:value="3500" calcext:value-type="float">
            <text:p>3500</text:p>
          </table:table-cell>
          <table:table-cell table:number-columns-repeated="3"/>
          <table:table-cell table:formula="of:=([.$L$160]-[.L71])/[.$L$160]" office:value-type="float" office:value="0.999443649203168" calcext:value-type="float">
            <text:p>0,999443649203168</text:p>
          </table:table-cell>
          <table:table-cell table:formula="of:=[.M71]/[.$M$160]" office:value-type="float" office:value="0.00035" calcext:value-type="float">
            <text:p>0,000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string" calcext:value-type="string">
            <text:p><text:s/>keV</text:p>
          </table:table-cell>
          <table:table-cell office:value-type="float" office:value="0.09616" calcext:value-type="float">
            <text:p>0,09616</text:p>
          </table:table-cell>
          <table:table-cell office:value-type="float" office:value="0.04236" calcext:value-type="float">
            <text:p>0,04236</text:p>
          </table:table-cell>
          <table:table-cell office:value-type="float" office:value="62.39" calcext:value-type="float">
            <text:p>62,39</text:p>
          </table:table-cell>
          <table:table-cell office:value-type="string" calcext:value-type="string">
            <text:p>um</text:p>
          </table:table-cell>
          <table:table-cell office:value-type="float" office:value="58.99" calcext:value-type="float">
            <text:p>58,9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5,09 um</text:p>
          </table:table-cell>
          <table:table-cell table:number-columns-repeated="2"/>
          <table:table-cell table:formula="of:=[.E72]*0.000001" office:value-type="float" office:value="0.00006239" calcext:value-type="float">
            <text:p>6,239E-05</text:p>
          </table:table-cell>
          <table:table-cell table:formula="of:=[.A72]*1000" office:value-type="float" office:value="3750" calcext:value-type="float">
            <text:p>3750</text:p>
          </table:table-cell>
          <table:table-cell table:number-columns-repeated="3"/>
          <table:table-cell table:formula="of:=([.$L$160]-[.L72])/[.$L$160]" office:value-type="float" office:value="0.999404618761332" calcext:value-type="float">
            <text:p>0,999404618761332</text:p>
          </table:table-cell>
          <table:table-cell table:formula="of:=[.M72]/[.$M$160]" office:value-type="float" office:value="0.000375" calcext:value-type="float">
            <text:p>0,000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eV</text:p>
          </table:table-cell>
          <table:table-cell office:value-type="float" office:value="0.09931" calcext:value-type="float">
            <text:p>0,09931</text:p>
          </table:table-cell>
          <table:table-cell office:value-type="float" office:value="0.04178" calcext:value-type="float">
            <text:p>0,04178</text:p>
          </table:table-cell>
          <table:table-cell office:value-type="float" office:value="66.5" calcext:value-type="float">
            <text:p>66,5</text:p>
          </table:table-cell>
          <table:table-cell office:value-type="string" calcext:value-type="string">
            <text:p>um</text:p>
          </table:table-cell>
          <table:table-cell office:value-type="float" office:value="61.84" calcext:value-type="float">
            <text:p>61,8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7,37 um</text:p>
          </table:table-cell>
          <table:table-cell table:number-columns-repeated="2"/>
          <table:table-cell table:formula="of:=[.E73]*0.000001" office:value-type="float" office:value="0.0000665" calcext:value-type="float">
            <text:p>6,65E-05</text:p>
          </table:table-cell>
          <table:table-cell table:formula="of:=[.A73]*1000" office:value-type="float" office:value="4000" calcext:value-type="float">
            <text:p>4000</text:p>
          </table:table-cell>
          <table:table-cell table:number-columns-repeated="3"/>
          <table:table-cell table:formula="of:=([.$L$160]-[.L73])/[.$L$160]" office:value-type="float" office:value="0.99936539746159" calcext:value-type="float">
            <text:p>0,99936539746159</text:p>
          </table:table-cell>
          <table:table-cell table:formula="of:=[.M73]/[.$M$160]" office:value-type="float" office:value="0.0004" calcext:value-type="float">
            <text:p>0,000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<text:s/>keV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04065" calcext:value-type="float">
            <text:p>0,04065</text:p>
          </table:table-cell>
          <table:table-cell office:value-type="float" office:value="74.75" calcext:value-type="float">
            <text:p>74,75</text:p>
          </table:table-cell>
          <table:table-cell office:value-type="string" calcext:value-type="string">
            <text:p>um</text:p>
          </table:table-cell>
          <table:table-cell office:value-type="float" office:value="67.31" calcext:value-type="float">
            <text:p>67,3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1,87 um</text:p>
          </table:table-cell>
          <table:table-cell table:number-columns-repeated="2"/>
          <table:table-cell table:formula="of:=[.E74]*0.000001" office:value-type="float" office:value="0.00007475" calcext:value-type="float">
            <text:p>7,475E-05</text:p>
          </table:table-cell>
          <table:table-cell table:formula="of:=[.A74]*1000" office:value-type="float" office:value="4500" calcext:value-type="float">
            <text:p>4500</text:p>
          </table:table-cell>
          <table:table-cell table:number-columns-repeated="3"/>
          <table:table-cell table:formula="of:=([.$L$160]-[.L74])/[.$L$160]" office:value-type="float" office:value="0.999286668575246" calcext:value-type="float">
            <text:p>0,999286668575246</text:p>
          </table:table-cell>
          <table:table-cell table:formula="of:=[.M74]/[.$M$160]" office:value-type="float" office:value="0.00045" calcext:value-type="float">
            <text:p>0,00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eV</text:p>
          </table:table-cell>
          <table:table-cell office:value-type="float" office:value="0.111" calcext:value-type="float">
            <text:p>0,111</text:p>
          </table:table-cell>
          <table:table-cell office:value-type="float" office:value="0.03957" calcext:value-type="float">
            <text:p>0,03957</text:p>
          </table:table-cell>
          <table:table-cell office:value-type="float" office:value="83.04" calcext:value-type="float">
            <text:p>83,04</text:p>
          </table:table-cell>
          <table:table-cell office:value-type="string" calcext:value-type="string">
            <text:p>um</text:p>
          </table:table-cell>
          <table:table-cell office:value-type="float" office:value="72.61" calcext:value-type="float">
            <text:p>72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6,23 um</text:p>
          </table:table-cell>
          <table:table-cell table:number-columns-repeated="2"/>
          <table:table-cell table:formula="of:=[.E75]*0.000001" office:value-type="float" office:value="0.00008304" calcext:value-type="float">
            <text:p>8,304E-05</text:p>
          </table:table-cell>
          <table:table-cell table:formula="of:=[.A75]*1000" office:value-type="float" office:value="5000" calcext:value-type="float">
            <text:p>5000</text:p>
          </table:table-cell>
          <table:table-cell table:number-columns-repeated="3"/>
          <table:table-cell table:formula="of:=([.$L$160]-[.L75])/[.$L$160]" office:value-type="float" office:value="0.999207557973089" calcext:value-type="float">
            <text:p>0,999207557973089</text:p>
          </table:table-cell>
          <table:table-cell table:formula="of:=[.M75]/[.$M$160]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<text:s/>keV</text:p>
          </table:table-cell>
          <table:table-cell office:value-type="float" office:value="0.1165" calcext:value-type="float">
            <text:p>0,1165</text:p>
          </table:table-cell>
          <table:table-cell office:value-type="float" office:value="0.03855" calcext:value-type="float">
            <text:p>0,03855</text:p>
          </table:table-cell>
          <table:table-cell office:value-type="float" office:value="91.34" calcext:value-type="float">
            <text:p>91,34</text:p>
          </table:table-cell>
          <table:table-cell office:value-type="string" calcext:value-type="string">
            <text:p>um</text:p>
          </table:table-cell>
          <table:table-cell office:value-type="float" office:value="77.73" calcext:value-type="float">
            <text:p>77,7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60,46 um</text:p>
          </table:table-cell>
          <table:table-cell table:number-columns-repeated="2"/>
          <table:table-cell table:formula="of:=[.E76]*0.000001" office:value-type="float" office:value="0.00009134" calcext:value-type="float">
            <text:p>9,134E-05</text:p>
          </table:table-cell>
          <table:table-cell table:formula="of:=[.A76]*1000" office:value-type="float" office:value="5500" calcext:value-type="float">
            <text:p>5500</text:p>
          </table:table-cell>
          <table:table-cell table:number-columns-repeated="3"/>
          <table:table-cell table:formula="of:=([.$L$160]-[.L76])/[.$L$160]" office:value-type="float" office:value="0.999128351941979" calcext:value-type="float">
            <text:p>0,999128351941979</text:p>
          </table:table-cell>
          <table:table-cell table:formula="of:=[.M76]/[.$M$160]" office:value-type="float" office:value="0.00055" calcext:value-type="float">
            <text:p>0,00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eV</text:p>
          </table:table-cell>
          <table:table-cell office:value-type="float" office:value="0.1216" calcext:value-type="float">
            <text:p>0,1216</text:p>
          </table:table-cell>
          <table:table-cell office:value-type="float" office:value="0.03757" calcext:value-type="float">
            <text:p>0,03757</text:p>
          </table:table-cell>
          <table:table-cell office:value-type="float" office:value="99.67" calcext:value-type="float">
            <text:p>99,67</text:p>
          </table:table-cell>
          <table:table-cell office:value-type="string" calcext:value-type="string">
            <text:p>um</text:p>
          </table:table-cell>
          <table:table-cell office:value-type="float" office:value="82.68" calcext:value-type="float">
            <text:p>82,6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64,59 um</text:p>
          </table:table-cell>
          <table:table-cell table:number-columns-repeated="2"/>
          <table:table-cell table:formula="of:=[.E77]*0.000001" office:value-type="float" office:value="0.00009967" calcext:value-type="float">
            <text:p>9,967E-05</text:p>
          </table:table-cell>
          <table:table-cell table:formula="of:=[.A77]*1000" office:value-type="float" office:value="6000" calcext:value-type="float">
            <text:p>6000</text:p>
          </table:table-cell>
          <table:table-cell table:number-columns-repeated="3"/>
          <table:table-cell table:formula="of:=([.$L$160]-[.L77])/[.$L$160]" office:value-type="float" office:value="0.99904885962401" calcext:value-type="float">
            <text:p>0,99904885962401</text:p>
          </table:table-cell>
          <table:table-cell table:formula="of:=[.M77]/[.$M$160]"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<text:s/>keV</text:p>
          </table:table-cell>
          <table:table-cell office:value-type="float" office:value="0.1266" calcext:value-type="float">
            <text:p>0,1266</text:p>
          </table:table-cell>
          <table:table-cell office:value-type="float" office:value="0.03665" calcext:value-type="float">
            <text:p>0,036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um</text:p>
          </table:table-cell>
          <table:table-cell office:value-type="float" office:value="87.47" calcext:value-type="float">
            <text:p>87,4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68,62 um</text:p>
          </table:table-cell>
          <table:table-cell table:number-columns-repeated="2"/>
          <table:table-cell table:formula="of:=[.E78]*0.000001" office:value-type="float" office:value="0.000108" calcext:value-type="float">
            <text:p>0,000108</text:p>
          </table:table-cell>
          <table:table-cell table:formula="of:=[.A78]*1000" office:value-type="float" office:value="6500" calcext:value-type="float">
            <text:p>6500</text:p>
          </table:table-cell>
          <table:table-cell table:number-columns-repeated="3"/>
          <table:table-cell table:formula="of:=([.$L$160]-[.L78])/[.$L$160]" office:value-type="float" office:value="0.998969367306041" calcext:value-type="float">
            <text:p>0,998969367306041</text:p>
          </table:table-cell>
          <table:table-cell table:formula="of:=[.M78]/[.$M$160]" office:value-type="float" office:value="0.00065" calcext:value-type="float">
            <text:p>0,00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eV</text:p>
          </table:table-cell>
          <table:table-cell office:value-type="float" office:value="0.1314" calcext:value-type="float">
            <text:p>0,1314</text:p>
          </table:table-cell>
          <table:table-cell office:value-type="float" office:value="0.03578" calcext:value-type="float">
            <text:p>0,03578</text:p>
          </table:table-cell>
          <table:table-cell office:value-type="float" office:value="116.34" calcext:value-type="float">
            <text:p>116,34</text:p>
          </table:table-cell>
          <table:table-cell office:value-type="string" calcext:value-type="string">
            <text:p>um</text:p>
          </table:table-cell>
          <table:table-cell office:value-type="float" office:value="92.11" calcext:value-type="float">
            <text:p>92,1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72,56 um</text:p>
          </table:table-cell>
          <table:table-cell table:number-columns-repeated="2"/>
          <table:table-cell table:formula="of:=[.E79]*0.000001" office:value-type="float" office:value="0.00011634" calcext:value-type="float">
            <text:p>0,00011634</text:p>
          </table:table-cell>
          <table:table-cell table:formula="of:=[.A79]*1000" office:value-type="float" office:value="7000" calcext:value-type="float">
            <text:p>7000</text:p>
          </table:table-cell>
          <table:table-cell table:number-columns-repeated="3"/>
          <table:table-cell table:formula="of:=([.$L$160]-[.L79])/[.$L$160]" office:value-type="float" office:value="0.998889779559118" calcext:value-type="float">
            <text:p>0,998889779559118</text:p>
          </table:table-cell>
          <table:table-cell table:formula="of:=[.M79]/[.$M$160]"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eV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03416" calcext:value-type="float">
            <text:p>0,03416</text:p>
          </table:table-cell>
          <table:table-cell office:value-type="float" office:value="133.05" calcext:value-type="float">
            <text:p>133,05</text:p>
          </table:table-cell>
          <table:table-cell office:value-type="string" calcext:value-type="string">
            <text:p>um</text:p>
          </table:table-cell>
          <table:table-cell office:value-type="float" office:value="100.89" calcext:value-type="float">
            <text:p>100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80,23 um</text:p>
          </table:table-cell>
          <table:table-cell table:number-columns-repeated="2"/>
          <table:table-cell table:formula="of:=[.E80]*0.000001" office:value-type="float" office:value="0.00013305" calcext:value-type="float">
            <text:p>0,00013305</text:p>
          </table:table-cell>
          <table:table-cell table:formula="of:=[.A80]*1000" office:value-type="float" office:value="8000" calcext:value-type="float">
            <text:p>8000</text:p>
          </table:table-cell>
          <table:table-cell table:number-columns-repeated="3"/>
          <table:table-cell table:formula="of:=([.$L$160]-[.L80])/[.$L$160]" office:value-type="float" office:value="0.998730317778414" calcext:value-type="float">
            <text:p>0,998730317778414</text:p>
          </table:table-cell>
          <table:table-cell table:formula="of:=[.M80]/[.$M$160]"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eV</text:p>
          </table:table-cell>
          <table:table-cell office:value-type="float" office:value="0.149" calcext:value-type="float">
            <text:p>0,149</text:p>
          </table:table-cell>
          <table:table-cell office:value-type="float" office:value="0.0327" calcext:value-type="float">
            <text:p>0,0327</text:p>
          </table:table-cell>
          <table:table-cell office:value-type="float" office:value="149.72" calcext:value-type="float">
            <text:p>149,72</text:p>
          </table:table-cell>
          <table:table-cell office:value-type="string" calcext:value-type="string">
            <text:p>um</text:p>
          </table:table-cell>
          <table:table-cell office:value-type="float" office:value="109.21" calcext:value-type="float">
            <text:p>109,2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87,56 um</text:p>
          </table:table-cell>
          <table:table-cell table:number-columns-repeated="2"/>
          <table:table-cell table:formula="of:=[.E81]*0.000001" office:value-type="float" office:value="0.00014972" calcext:value-type="float">
            <text:p>0,00014972</text:p>
          </table:table-cell>
          <table:table-cell table:formula="of:=[.A81]*1000" office:value-type="float" office:value="9000" calcext:value-type="float">
            <text:p>9000</text:p>
          </table:table-cell>
          <table:table-cell table:number-columns-repeated="3"/>
          <table:table-cell table:formula="of:=([.$L$160]-[.L81])/[.$L$160]" office:value-type="float" office:value="0.998571237713522" calcext:value-type="float">
            <text:p>0,998571237713522</text:p>
          </table:table-cell>
          <table:table-cell table:formula="of:=[.M81]/[.$M$160]" office:value-type="float" office:value="0.0009" calcext:value-type="float">
            <text:p>0,0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eV</text:p>
          </table:table-cell>
          <table:table-cell office:value-type="float" office:value="0.1571" calcext:value-type="float">
            <text:p>0,1571</text:p>
          </table:table-cell>
          <table:table-cell office:value-type="float" office:value="0.03138" calcext:value-type="float">
            <text:p>0,03138</text:p>
          </table:table-cell>
          <table:table-cell office:value-type="float" office:value="166.35" calcext:value-type="float">
            <text:p>166,35</text:p>
          </table:table-cell>
          <table:table-cell office:value-type="string" calcext:value-type="string">
            <text:p>um</text:p>
          </table:table-cell>
          <table:table-cell office:value-type="float" office:value="117.09" calcext:value-type="float">
            <text:p>117,0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94,59 um</text:p>
          </table:table-cell>
          <table:table-cell table:number-columns-repeated="2"/>
          <table:table-cell table:formula="of:=[.E82]*0.000001" office:value-type="float" office:value="0.00016635" calcext:value-type="float">
            <text:p>0,00016635</text:p>
          </table:table-cell>
          <table:table-cell table:formula="of:=[.A82]*1000" office:value-type="float" office:value="10000" calcext:value-type="float">
            <text:p>10000</text:p>
          </table:table-cell>
          <table:table-cell table:number-columns-repeated="3"/>
          <table:table-cell table:formula="of:=([.$L$160]-[.L82])/[.$L$160]" office:value-type="float" office:value="0.998412539364443" calcext:value-type="float">
            <text:p>0,998412539364443</text:p>
          </table:table-cell>
          <table:table-cell table:formula="of:=[.M82]/[.$M$160]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eV</text:p>
          </table:table-cell>
          <table:table-cell office:value-type="float" office:value="0.1649" calcext:value-type="float">
            <text:p>0,1649</text:p>
          </table:table-cell>
          <table:table-cell office:value-type="float" office:value="0.03018" calcext:value-type="float">
            <text:p>0,03018</text:p>
          </table:table-cell>
          <table:table-cell office:value-type="float" office:value="182.9" calcext:value-type="float">
            <text:p>182,9</text:p>
          </table:table-cell>
          <table:table-cell office:value-type="string" calcext:value-type="string">
            <text:p>um</text:p>
          </table:table-cell>
          <table:table-cell office:value-type="float" office:value="124.56" calcext:value-type="float">
            <text:p>124,5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01,36 um</text:p>
          </table:table-cell>
          <table:table-cell table:number-columns-repeated="2"/>
          <table:table-cell table:formula="of:=[.E83]*0.000001" office:value-type="float" office:value="0.0001829" calcext:value-type="float">
            <text:p>0,0001829</text:p>
          </table:table-cell>
          <table:table-cell table:formula="of:=[.A83]*1000" office:value-type="float" office:value="11000" calcext:value-type="float">
            <text:p>11000</text:p>
          </table:table-cell>
          <table:table-cell table:number-columns-repeated="3"/>
          <table:table-cell table:formula="of:=([.$L$160]-[.L83])/[.$L$160]" office:value-type="float" office:value="0.998254604446989" calcext:value-type="float">
            <text:p>0,998254604446989</text:p>
          </table:table-cell>
          <table:table-cell table:formula="of:=[.M83]/[.$M$160]"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eV</text:p>
          </table:table-cell>
          <table:table-cell office:value-type="float" office:value="0.1725" calcext:value-type="float">
            <text:p>0,1725</text:p>
          </table:table-cell>
          <table:table-cell office:value-type="float" office:value="0.02908" calcext:value-type="float">
            <text:p>0,02908</text:p>
          </table:table-cell>
          <table:table-cell office:value-type="float" office:value="199.35" calcext:value-type="float">
            <text:p>199,35</text:p>
          </table:table-cell>
          <table:table-cell office:value-type="string" calcext:value-type="string">
            <text:p>um</text:p>
          </table:table-cell>
          <table:table-cell office:value-type="float" office:value="131.64" calcext:value-type="float">
            <text:p>131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07,88 um</text:p>
          </table:table-cell>
          <table:table-cell table:number-columns-repeated="2"/>
          <table:table-cell table:formula="of:=[.E84]*0.000001" office:value-type="float" office:value="0.00019935" calcext:value-type="float">
            <text:p>0,00019935</text:p>
          </table:table-cell>
          <table:table-cell table:formula="of:=[.A84]*1000" office:value-type="float" office:value="12000" calcext:value-type="float">
            <text:p>12000</text:p>
          </table:table-cell>
          <table:table-cell table:number-columns-repeated="3"/>
          <table:table-cell table:formula="of:=([.$L$160]-[.L84])/[.$L$160]" office:value-type="float" office:value="0.998097623819067" calcext:value-type="float">
            <text:p>0,998097623819067</text:p>
          </table:table-cell>
          <table:table-cell table:formula="of:=[.M84]/[.$M$160]" office:value-type="float" office:value="0.0012" calcext:value-type="float">
            <text:p>0,0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keV</text:p>
          </table:table-cell>
          <table:table-cell office:value-type="float" office:value="0.1798" calcext:value-type="float">
            <text:p>0,1798</text:p>
          </table:table-cell>
          <table:table-cell office:value-type="float" office:value="0.02807" calcext:value-type="float">
            <text:p>0,02807</text:p>
          </table:table-cell>
          <table:table-cell office:value-type="float" office:value="215.7" calcext:value-type="float">
            <text:p>215,7</text:p>
          </table:table-cell>
          <table:table-cell office:value-type="string" calcext:value-type="string">
            <text:p>um</text:p>
          </table:table-cell>
          <table:table-cell office:value-type="float" office:value="138.38" calcext:value-type="float">
            <text:p>138,3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14,16 um</text:p>
          </table:table-cell>
          <table:table-cell table:number-columns-repeated="2"/>
          <table:table-cell table:formula="of:=[.E85]*0.000001" office:value-type="float" office:value="0.0002157" calcext:value-type="float">
            <text:p>0,0002157</text:p>
          </table:table-cell>
          <table:table-cell table:formula="of:=[.A85]*1000" office:value-type="float" office:value="13000" calcext:value-type="float">
            <text:p>13000</text:p>
          </table:table-cell>
          <table:table-cell table:number-columns-repeated="3"/>
          <table:table-cell table:formula="of:=([.$L$160]-[.L85])/[.$L$160]" office:value-type="float" office:value="0.997941597480676" calcext:value-type="float">
            <text:p>0,997941597480676</text:p>
          </table:table-cell>
          <table:table-cell table:formula="of:=[.M85]/[.$M$160]" office:value-type="float" office:value="0.0013" calcext:value-type="float">
            <text:p>0,0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keV</text:p>
          </table:table-cell>
          <table:table-cell office:value-type="float" office:value="0.187" calcext:value-type="float">
            <text:p>0,187</text:p>
          </table:table-cell>
          <table:table-cell office:value-type="float" office:value="0.02714" calcext:value-type="float">
            <text:p>0,02714</text:p>
          </table:table-cell>
          <table:table-cell office:value-type="float" office:value="231.92" calcext:value-type="float">
            <text:p>231,92</text:p>
          </table:table-cell>
          <table:table-cell office:value-type="string" calcext:value-type="string">
            <text:p>um</text:p>
          </table:table-cell>
          <table:table-cell office:value-type="float" office:value="144.79" calcext:value-type="float">
            <text:p>144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20,23 um</text:p>
          </table:table-cell>
          <table:table-cell table:number-columns-repeated="2"/>
          <table:table-cell table:formula="of:=[.E86]*0.000001" office:value-type="float" office:value="0.00023192" calcext:value-type="float">
            <text:p>0,00023192</text:p>
          </table:table-cell>
          <table:table-cell table:formula="of:=[.A86]*1000" office:value-type="float" office:value="14000" calcext:value-type="float">
            <text:p>14000</text:p>
          </table:table-cell>
          <table:table-cell table:number-columns-repeated="3"/>
          <table:table-cell table:formula="of:=([.$L$160]-[.L86])/[.$L$160]" office:value-type="float" office:value="0.997786811718675" calcext:value-type="float">
            <text:p>0,997786811718675</text:p>
          </table:table-cell>
          <table:table-cell table:formula="of:=[.M86]/[.$M$160]" office:value-type="float" office:value="0.0014" calcext:value-type="float">
            <text:p>0,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keV</text:p>
          </table:table-cell>
          <table:table-cell office:value-type="float" office:value="0.194" calcext:value-type="float">
            <text:p>0,194</text:p>
          </table:table-cell>
          <table:table-cell office:value-type="float" office:value="0.02628" calcext:value-type="float">
            <text:p>0,02628</text:p>
          </table:table-cell>
          <table:table-cell office:value-type="float" office:value="248.02" calcext:value-type="float">
            <text:p>248,02</text:p>
          </table:table-cell>
          <table:table-cell office:value-type="string" calcext:value-type="string">
            <text:p>um</text:p>
          </table:table-cell>
          <table:table-cell office:value-type="float" office:value="150.89" calcext:value-type="float">
            <text:p>150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26,10 um</text:p>
          </table:table-cell>
          <table:table-cell table:number-columns-repeated="2"/>
          <table:table-cell table:formula="of:=[.E87]*0.000001" office:value-type="float" office:value="0.00024802" calcext:value-type="float">
            <text:p>0,00024802</text:p>
          </table:table-cell>
          <table:table-cell table:formula="of:=[.A87]*1000" office:value-type="float" office:value="15000" calcext:value-type="float">
            <text:p>15000</text:p>
          </table:table-cell>
          <table:table-cell table:number-columns-repeated="3"/>
          <table:table-cell table:formula="of:=([.$L$160]-[.L87])/[.$L$160]" office:value-type="float" office:value="0.997633171104113" calcext:value-type="float">
            <text:p>0,997633171104113</text:p>
          </table:table-cell>
          <table:table-cell table:formula="of:=[.M87]/[.$M$160]"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keV</text:p>
          </table:table-cell>
          <table:table-cell office:value-type="float" office:value="0.2008" calcext:value-type="float">
            <text:p>0,2008</text:p>
          </table:table-cell>
          <table:table-cell office:value-type="float" office:value="0.02549" calcext:value-type="float">
            <text:p>0,02549</text:p>
          </table:table-cell>
          <table:table-cell office:value-type="float" office:value="263.98" calcext:value-type="float">
            <text:p>263,98</text:p>
          </table:table-cell>
          <table:table-cell office:value-type="string" calcext:value-type="string">
            <text:p>um</text:p>
          </table:table-cell>
          <table:table-cell office:value-type="float" office:value="156.72" calcext:value-type="float">
            <text:p>156,7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31,77 um</text:p>
          </table:table-cell>
          <table:table-cell table:number-columns-repeated="2"/>
          <table:table-cell table:formula="of:=[.E88]*0.000001" office:value-type="float" office:value="0.00026398" calcext:value-type="float">
            <text:p>0,00026398</text:p>
          </table:table-cell>
          <table:table-cell table:formula="of:=[.A88]*1000" office:value-type="float" office:value="16000" calcext:value-type="float">
            <text:p>16000</text:p>
          </table:table-cell>
          <table:table-cell table:number-columns-repeated="3"/>
          <table:table-cell table:formula="of:=([.$L$160]-[.L88])/[.$L$160]" office:value-type="float" office:value="0.997480866494895" calcext:value-type="float">
            <text:p>0,997480866494895</text:p>
          </table:table-cell>
          <table:table-cell table:formula="of:=[.M88]/[.$M$160]" office:value-type="float" office:value="0.0016" calcext:value-type="float">
            <text:p>0,0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keV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02474" calcext:value-type="float">
            <text:p>0,02474</text:p>
          </table:table-cell>
          <table:table-cell office:value-type="float" office:value="279.79" calcext:value-type="float">
            <text:p>279,79</text:p>
          </table:table-cell>
          <table:table-cell office:value-type="string" calcext:value-type="string">
            <text:p>um</text:p>
          </table:table-cell>
          <table:table-cell office:value-type="float" office:value="162.29" calcext:value-type="float">
            <text:p>162,2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37,25 um</text:p>
          </table:table-cell>
          <table:table-cell table:number-columns-repeated="2"/>
          <table:table-cell table:formula="of:=[.E89]*0.000001" office:value-type="float" office:value="0.00027979" calcext:value-type="float">
            <text:p>0,00027979</text:p>
          </table:table-cell>
          <table:table-cell table:formula="of:=[.A89]*1000" office:value-type="float" office:value="17000" calcext:value-type="float">
            <text:p>17000</text:p>
          </table:table-cell>
          <table:table-cell table:number-columns-repeated="3"/>
          <table:table-cell table:formula="of:=([.$L$160]-[.L89])/[.$L$160]" office:value-type="float" office:value="0.997329993319973" calcext:value-type="float">
            <text:p>0,997329993319973</text:p>
          </table:table-cell>
          <table:table-cell table:formula="of:=[.M89]/[.$M$160]" office:value-type="float" office:value="0.0017" calcext:value-type="float">
            <text:p>0,0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keV</text:p>
          </table:table-cell>
          <table:table-cell office:value-type="float" office:value="0.2142" calcext:value-type="float">
            <text:p>0,2142</text:p>
          </table:table-cell>
          <table:table-cell office:value-type="float" office:value="0.02405" calcext:value-type="float">
            <text:p>0,02405</text:p>
          </table:table-cell>
          <table:table-cell office:value-type="float" office:value="295.46" calcext:value-type="float">
            <text:p>295,46</text:p>
          </table:table-cell>
          <table:table-cell office:value-type="string" calcext:value-type="string">
            <text:p>um</text:p>
          </table:table-cell>
          <table:table-cell office:value-type="float" office:value="167.61" calcext:value-type="float">
            <text:p>167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42,56 um</text:p>
          </table:table-cell>
          <table:table-cell table:number-columns-repeated="2"/>
          <table:table-cell table:formula="of:=[.E90]*0.000001" office:value-type="float" office:value="0.00029546" calcext:value-type="float">
            <text:p>0,00029546</text:p>
          </table:table-cell>
          <table:table-cell table:formula="of:=[.A90]*1000" office:value-type="float" office:value="18000" calcext:value-type="float">
            <text:p>18000</text:p>
          </table:table-cell>
          <table:table-cell table:number-columns-repeated="3"/>
          <table:table-cell table:formula="of:=([.$L$160]-[.L90])/[.$L$160]" office:value-type="float" office:value="0.997180456150396" calcext:value-type="float">
            <text:p>0,997180456150396</text:p>
          </table:table-cell>
          <table:table-cell table:formula="of:=[.M90]/[.$M$160]" office:value-type="float" office:value="0.0018" calcext:value-type="float">
            <text:p>0,0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keV</text:p>
          </table:table-cell>
          <table:table-cell office:value-type="float" office:value="0.2271" calcext:value-type="float">
            <text:p>0,2271</text:p>
          </table:table-cell>
          <table:table-cell office:value-type="float" office:value="0.02279" calcext:value-type="float">
            <text:p>0,02279</text:p>
          </table:table-cell>
          <table:table-cell office:value-type="float" office:value="326.37" calcext:value-type="float">
            <text:p>326,37</text:p>
          </table:table-cell>
          <table:table-cell office:value-type="string" calcext:value-type="string">
            <text:p>um</text:p>
          </table:table-cell>
          <table:table-cell office:value-type="float" office:value="177.55" calcext:value-type="float">
            <text:p>177,5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52,71 um</text:p>
          </table:table-cell>
          <table:table-cell table:number-columns-repeated="2"/>
          <table:table-cell table:formula="of:=[.E91]*0.000001" office:value-type="float" office:value="0.00032637" calcext:value-type="float">
            <text:p>0,00032637</text:p>
          </table:table-cell>
          <table:table-cell table:formula="of:=[.A91]*1000" office:value-type="float" office:value="20000" calcext:value-type="float">
            <text:p>20000</text:p>
          </table:table-cell>
          <table:table-cell table:number-columns-repeated="3"/>
          <table:table-cell table:formula="of:=([.$L$160]-[.L91])/[.$L$160]" office:value-type="float" office:value="0.996885485256227" calcext:value-type="float">
            <text:p>0,996885485256227</text:p>
          </table:table-cell>
          <table:table-cell table:formula="of:=[.M91]/[.$M$160]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string" calcext:value-type="string">
            <text:p><text:s/>keV</text:p>
          </table:table-cell>
          <table:table-cell office:value-type="float" office:value="0.243" calcext:value-type="float">
            <text:p>0,243</text:p>
          </table:table-cell>
          <table:table-cell office:value-type="float" office:value="0.02142" calcext:value-type="float">
            <text:p>0,02142</text:p>
          </table:table-cell>
          <table:table-cell office:value-type="float" office:value="364.13" calcext:value-type="float">
            <text:p>364,13</text:p>
          </table:table-cell>
          <table:table-cell office:value-type="string" calcext:value-type="string">
            <text:p>um</text:p>
          </table:table-cell>
          <table:table-cell office:value-type="float" office:value="188.86" calcext:value-type="float">
            <text:p>188,8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64,55 um</text:p>
          </table:table-cell>
          <table:table-cell table:number-columns-repeated="2"/>
          <table:table-cell table:formula="of:=[.E92]*0.000001" office:value-type="float" office:value="0.00036413" calcext:value-type="float">
            <text:p>0,00036413</text:p>
          </table:table-cell>
          <table:table-cell table:formula="of:=[.A92]*1000" office:value-type="float" office:value="22500" calcext:value-type="float">
            <text:p>22500</text:p>
          </table:table-cell>
          <table:table-cell table:number-columns-repeated="3"/>
          <table:table-cell table:formula="of:=([.$L$160]-[.L92])/[.$L$160]" office:value-type="float" office:value="0.996525145529153" calcext:value-type="float">
            <text:p>0,996525145529153</text:p>
          </table:table-cell>
          <table:table-cell table:formula="of:=[.M92]/[.$M$160]" office:value-type="float" office:value="0.00225" calcext:value-type="float">
            <text:p>0,002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keV</text:p>
          </table:table-cell>
          <table:table-cell office:value-type="float" office:value="0.2585" calcext:value-type="float">
            <text:p>0,2585</text:p>
          </table:table-cell>
          <table:table-cell office:value-type="float" office:value="0.02023" calcext:value-type="float">
            <text:p>0,02023</text:p>
          </table:table-cell>
          <table:table-cell office:value-type="float" office:value="400.9" calcext:value-type="float">
            <text:p>400,9</text:p>
          </table:table-cell>
          <table:table-cell office:value-type="string" calcext:value-type="string">
            <text:p>um</text:p>
          </table:table-cell>
          <table:table-cell office:value-type="float" office:value="199.1" calcext:value-type="float">
            <text:p>199,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75,54 um</text:p>
          </table:table-cell>
          <table:table-cell table:number-columns-repeated="2"/>
          <table:table-cell table:formula="of:=[.E93]*0.000001" office:value-type="float" office:value="0.0004009" calcext:value-type="float">
            <text:p>0,0004009</text:p>
          </table:table-cell>
          <table:table-cell table:formula="of:=[.A93]*1000" office:value-type="float" office:value="25000" calcext:value-type="float">
            <text:p>25000</text:p>
          </table:table-cell>
          <table:table-cell table:number-columns-repeated="3"/>
          <table:table-cell table:formula="of:=([.$L$160]-[.L93])/[.$L$160]" office:value-type="float" office:value="0.996174253268442" calcext:value-type="float">
            <text:p>0,996174253268442</text:p>
          </table:table-cell>
          <table:table-cell table:formula="of:=[.M93]/[.$M$160]" office:value-type="float" office:value="0.0025" calcext:value-type="float">
            <text:p>0,0025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string" calcext:value-type="string">
            <text:p><text:s/>keV</text:p>
          </table:table-cell>
          <table:table-cell office:value-type="float" office:value="0.2739" calcext:value-type="float">
            <text:p>0,2739</text:p>
          </table:table-cell>
          <table:table-cell office:value-type="float" office:value="0.01919" calcext:value-type="float">
            <text:p>0,01919</text:p>
          </table:table-cell>
          <table:table-cell office:value-type="float" office:value="436.69" calcext:value-type="float">
            <text:p>436,69</text:p>
          </table:table-cell>
          <table:table-cell office:value-type="string" calcext:value-type="string">
            <text:p>um</text:p>
          </table:table-cell>
          <table:table-cell office:value-type="float" office:value="208.4" calcext:value-type="float">
            <text:p>208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85,77 um</text:p>
          </table:table-cell>
          <table:table-cell table:number-columns-repeated="2"/>
          <table:table-cell table:formula="of:=[.E94]*0.000001" office:value-type="float" office:value="0.00043669" calcext:value-type="float">
            <text:p>0,00043669</text:p>
          </table:table-cell>
          <table:table-cell table:formula="of:=[.A94]*1000" office:value-type="float" office:value="27500" calcext:value-type="float">
            <text:p>27500</text:p>
          </table:table-cell>
          <table:table-cell table:number-columns-repeated="3"/>
          <table:table-cell table:formula="of:=([.$L$160]-[.L94])/[.$L$160]" office:value-type="float" office:value="0.995832713045138" calcext:value-type="float">
            <text:p>0,995832713045138</text:p>
          </table:table-cell>
          <table:table-cell table:formula="of:=[.M94]/[.$M$160]" office:value-type="float" office:value="0.00275" calcext:value-type="float">
            <text:p>0,00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keV</text:p>
          </table:table-cell>
          <table:table-cell office:value-type="float" office:value="0.289" calcext:value-type="float">
            <text:p>0,289</text:p>
          </table:table-cell>
          <table:table-cell office:value-type="float" office:value="0.01826" calcext:value-type="float">
            <text:p>0,01826</text:p>
          </table:table-cell>
          <table:table-cell office:value-type="float" office:value="471.52" calcext:value-type="float">
            <text:p>471,52</text:p>
          </table:table-cell>
          <table:table-cell office:value-type="string" calcext:value-type="string">
            <text:p>um</text:p>
          </table:table-cell>
          <table:table-cell office:value-type="float" office:value="216.89" calcext:value-type="float">
            <text:p>216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95,32 um</text:p>
          </table:table-cell>
          <table:table-cell table:number-columns-repeated="2"/>
          <table:table-cell table:formula="of:=[.E95]*0.000001" office:value-type="float" office:value="0.00047152" calcext:value-type="float">
            <text:p>0,00047152</text:p>
          </table:table-cell>
          <table:table-cell table:formula="of:=[.A95]*1000" office:value-type="float" office:value="30000" calcext:value-type="float">
            <text:p>30000</text:p>
          </table:table-cell>
          <table:table-cell table:number-columns-repeated="3"/>
          <table:table-cell table:formula="of:=([.$L$160]-[.L95])/[.$L$160]" office:value-type="float" office:value="0.995500334001336" calcext:value-type="float">
            <text:p>0,995500334001336</text:p>
          </table:table-cell>
          <table:table-cell table:formula="of:=[.M95]/[.$M$160]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string" calcext:value-type="string">
            <text:p><text:s/>keV</text:p>
          </table:table-cell>
          <table:table-cell office:value-type="float" office:value="0.3041" calcext:value-type="float">
            <text:p>0,3041</text:p>
          </table:table-cell>
          <table:table-cell office:value-type="float" office:value="0.01743" calcext:value-type="float">
            <text:p>0,01743</text:p>
          </table:table-cell>
          <table:table-cell office:value-type="float" office:value="505.39" calcext:value-type="float">
            <text:p>505,39</text:p>
          </table:table-cell>
          <table:table-cell office:value-type="string" calcext:value-type="string">
            <text:p>um</text:p>
          </table:table-cell>
          <table:table-cell office:value-type="float" office:value="224.66" calcext:value-type="float">
            <text:p>224,6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04,24 um</text:p>
          </table:table-cell>
          <table:table-cell table:number-columns-repeated="2"/>
          <table:table-cell table:formula="of:=[.E96]*0.000001" office:value-type="float" office:value="0.00050539" calcext:value-type="float">
            <text:p>0,00050539</text:p>
          </table:table-cell>
          <table:table-cell table:formula="of:=[.A96]*1000" office:value-type="float" office:value="32500" calcext:value-type="float">
            <text:p>32500</text:p>
          </table:table-cell>
          <table:table-cell table:number-columns-repeated="3"/>
          <table:table-cell table:formula="of:=([.$L$160]-[.L96])/[.$L$160]" office:value-type="float" office:value="0.995177116137036" calcext:value-type="float">
            <text:p>0,995177116137036</text:p>
          </table:table-cell>
          <table:table-cell table:formula="of:=[.M96]/[.$M$160]" office:value-type="float" office:value="0.00325" calcext:value-type="float">
            <text:p>0,003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keV</text:p>
          </table:table-cell>
          <table:table-cell office:value-type="float" office:value="0.319" calcext:value-type="float">
            <text:p>0,319</text:p>
          </table:table-cell>
          <table:table-cell office:value-type="float" office:value="0.01669" calcext:value-type="float">
            <text:p>0,01669</text:p>
          </table:table-cell>
          <table:table-cell office:value-type="float" office:value="538.35" calcext:value-type="float">
            <text:p>538,35</text:p>
          </table:table-cell>
          <table:table-cell office:value-type="string" calcext:value-type="string">
            <text:p>um</text:p>
          </table:table-cell>
          <table:table-cell office:value-type="float" office:value="231.79" calcext:value-type="float">
            <text:p>231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12,60 um</text:p>
          </table:table-cell>
          <table:table-cell table:number-columns-repeated="2"/>
          <table:table-cell table:formula="of:=[.E97]*0.000001" office:value-type="float" office:value="0.00053835" calcext:value-type="float">
            <text:p>0,00053835</text:p>
          </table:table-cell>
          <table:table-cell table:formula="of:=[.A97]*1000" office:value-type="float" office:value="35000" calcext:value-type="float">
            <text:p>35000</text:p>
          </table:table-cell>
          <table:table-cell table:number-columns-repeated="3"/>
          <table:table-cell table:formula="of:=([.$L$160]-[.L97])/[.$L$160]" office:value-type="float" office:value="0.994862582307472" calcext:value-type="float">
            <text:p>0,994862582307472</text:p>
          </table:table-cell>
          <table:table-cell table:formula="of:=[.M97]/[.$M$160]" office:value-type="float" office:value="0.0035" calcext:value-type="float">
            <text:p>0,0035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string" calcext:value-type="string">
            <text:p><text:s/>keV</text:p>
          </table:table-cell>
          <table:table-cell office:value-type="float" office:value="0.334" calcext:value-type="float">
            <text:p>0,334</text:p>
          </table:table-cell>
          <table:table-cell office:value-type="float" office:value="0.01601" calcext:value-type="float">
            <text:p>0,01601</text:p>
          </table:table-cell>
          <table:table-cell office:value-type="float" office:value="570.41" calcext:value-type="float">
            <text:p>570,41</text:p>
          </table:table-cell>
          <table:table-cell office:value-type="string" calcext:value-type="string">
            <text:p>um</text:p>
          </table:table-cell>
          <table:table-cell office:value-type="float" office:value="238.34" calcext:value-type="float">
            <text:p>238,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20,45 um</text:p>
          </table:table-cell>
          <table:table-cell table:number-columns-repeated="2"/>
          <table:table-cell table:formula="of:=[.E98]*0.000001" office:value-type="float" office:value="0.00057041" calcext:value-type="float">
            <text:p>0,00057041</text:p>
          </table:table-cell>
          <table:table-cell table:formula="of:=[.A98]*1000" office:value-type="float" office:value="37500" calcext:value-type="float">
            <text:p>37500</text:p>
          </table:table-cell>
          <table:table-cell table:number-columns-repeated="3"/>
          <table:table-cell table:formula="of:=([.$L$160]-[.L98])/[.$L$160]" office:value-type="float" office:value="0.994556637083691" calcext:value-type="float">
            <text:p>0,994556637083691</text:p>
          </table:table-cell>
          <table:table-cell table:formula="of:=[.M98]/[.$M$160]" office:value-type="float" office:value="0.00375" calcext:value-type="float">
            <text:p>0,00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keV</text:p>
          </table:table-cell>
          <table:table-cell office:value-type="float" office:value="0.3489" calcext:value-type="float">
            <text:p>0,3489</text:p>
          </table:table-cell>
          <table:table-cell office:value-type="float" office:value="0.0154" calcext:value-type="float">
            <text:p>0,0154</text:p>
          </table:table-cell>
          <table:table-cell office:value-type="float" office:value="601.61" calcext:value-type="float">
            <text:p>601,61</text:p>
          </table:table-cell>
          <table:table-cell office:value-type="string" calcext:value-type="string">
            <text:p>um</text:p>
          </table:table-cell>
          <table:table-cell office:value-type="float" office:value="244.39" calcext:value-type="float">
            <text:p>244,3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27,83 um</text:p>
          </table:table-cell>
          <table:table-cell table:number-columns-repeated="2"/>
          <table:table-cell table:formula="of:=[.E99]*0.000001" office:value-type="float" office:value="0.00060161" calcext:value-type="float">
            <text:p>0,00060161</text:p>
          </table:table-cell>
          <table:table-cell table:formula="of:=[.A99]*1000" office:value-type="float" office:value="40000" calcext:value-type="float">
            <text:p>40000</text:p>
          </table:table-cell>
          <table:table-cell table:number-columns-repeated="3"/>
          <table:table-cell table:formula="of:=([.$L$160]-[.L99])/[.$L$160]" office:value-type="float" office:value="0.994258898749881" calcext:value-type="float">
            <text:p>0,994258898749881</text:p>
          </table:table-cell>
          <table:table-cell table:formula="of:=[.M99]/[.$M$160]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keV</text:p>
          </table:table-cell>
          <table:table-cell office:value-type="float" office:value="0.3785" calcext:value-type="float">
            <text:p>0,3785</text:p>
          </table:table-cell>
          <table:table-cell office:value-type="float" office:value="0.01432" calcext:value-type="float">
            <text:p>0,01432</text:p>
          </table:table-cell>
          <table:table-cell office:value-type="float" office:value="661.55" calcext:value-type="float">
            <text:p>661,55</text:p>
          </table:table-cell>
          <table:table-cell office:value-type="string" calcext:value-type="string">
            <text:p>um</text:p>
          </table:table-cell>
          <table:table-cell office:value-type="float" office:value="255.18" calcext:value-type="float">
            <text:p>255,1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41,34 um</text:p>
          </table:table-cell>
          <table:table-cell table:number-columns-repeated="2"/>
          <table:table-cell table:formula="of:=[.E100]*0.000001" office:value-type="float" office:value="0.00066155" calcext:value-type="float">
            <text:p>0,00066155</text:p>
          </table:table-cell>
          <table:table-cell table:formula="of:=[.A100]*1000" office:value-type="float" office:value="45000" calcext:value-type="float">
            <text:p>45000</text:p>
          </table:table-cell>
          <table:table-cell table:number-columns-repeated="3"/>
          <table:table-cell table:formula="of:=([.$L$160]-[.L100])/[.$L$160]" office:value-type="float" office:value="0.993686897604733" calcext:value-type="float">
            <text:p>0,993686897604733</text:p>
          </table:table-cell>
          <table:table-cell table:formula="of:=[.M100]/[.$M$160]" office:value-type="float" office:value="0.0045" calcext:value-type="float">
            <text:p>0,0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keV</text:p>
          </table:table-cell>
          <table:table-cell office:value-type="float" office:value="0.408" calcext:value-type="float">
            <text:p>0,408</text:p>
          </table:table-cell>
          <table:table-cell office:value-type="float" office:value="0.0134" calcext:value-type="float">
            <text:p>0,0134</text:p>
          </table:table-cell>
          <table:table-cell office:value-type="float" office:value="718.42" calcext:value-type="float">
            <text:p>718,42</text:p>
          </table:table-cell>
          <table:table-cell office:value-type="string" calcext:value-type="string">
            <text:p>um</text:p>
          </table:table-cell>
          <table:table-cell office:value-type="float" office:value="264.5" calcext:value-type="float">
            <text:p>264,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53,39 um</text:p>
          </table:table-cell>
          <table:table-cell table:number-columns-repeated="2"/>
          <table:table-cell table:formula="of:=[.E101]*0.000001" office:value-type="float" office:value="0.00071842" calcext:value-type="float">
            <text:p>0,00071842</text:p>
          </table:table-cell>
          <table:table-cell table:formula="of:=[.A101]*1000" office:value-type="float" office:value="50000" calcext:value-type="float">
            <text:p>50000</text:p>
          </table:table-cell>
          <table:table-cell table:number-columns-repeated="3"/>
          <table:table-cell table:formula="of:=([.$L$160]-[.L101])/[.$L$160]" office:value-type="float" office:value="0.993144193148201" calcext:value-type="float">
            <text:p>0,993144193148201</text:p>
          </table:table-cell>
          <table:table-cell table:formula="of:=[.M101]/[.$M$160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keV</text:p>
          </table:table-cell>
          <table:table-cell office:value-type="float" office:value="0.4373" calcext:value-type="float">
            <text:p>0,4373</text:p>
          </table:table-cell>
          <table:table-cell office:value-type="float" office:value="0.01261" calcext:value-type="float">
            <text:p>0,01261</text:p>
          </table:table-cell>
          <table:table-cell office:value-type="float" office:value="772.49" calcext:value-type="float">
            <text:p>772,49</text:p>
          </table:table-cell>
          <table:table-cell office:value-type="string" calcext:value-type="string">
            <text:p>um</text:p>
          </table:table-cell>
          <table:table-cell office:value-type="float" office:value="272.61" calcext:value-type="float">
            <text:p>272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64,21 um</text:p>
          </table:table-cell>
          <table:table-cell table:number-columns-repeated="2"/>
          <table:table-cell table:formula="of:=[.E102]*0.000001" office:value-type="float" office:value="0.00077249" calcext:value-type="float">
            <text:p>0,00077249</text:p>
          </table:table-cell>
          <table:table-cell table:formula="of:=[.A102]*1000" office:value-type="float" office:value="55000" calcext:value-type="float">
            <text:p>55000</text:p>
          </table:table-cell>
          <table:table-cell table:number-columns-repeated="3"/>
          <table:table-cell table:formula="of:=([.$L$160]-[.L102])/[.$L$160]" office:value-type="float" office:value="0.99262820879855" calcext:value-type="float">
            <text:p>0,99262820879855</text:p>
          </table:table-cell>
          <table:table-cell table:formula="of:=[.M102]/[.$M$160]" office:value-type="float" office:value="0.0055" calcext:value-type="float">
            <text:p>0,0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keV</text:p>
          </table:table-cell>
          <table:table-cell office:value-type="float" office:value="0.4661" calcext:value-type="float">
            <text:p>0,4661</text:p>
          </table:table-cell>
          <table:table-cell office:value-type="float" office:value="0.01191" calcext:value-type="float">
            <text:p>0,0119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um</text:p>
          </table:table-cell>
          <table:table-cell office:value-type="float" office:value="279.73" calcext:value-type="float">
            <text:p>279,7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73,98 um</text:p>
          </table:table-cell>
          <table:table-cell table:number-columns-repeated="2"/>
          <table:table-cell table:formula="of:=[.E103]*0.000001" office:value-type="float" office:value="0.000824" calcext:value-type="float">
            <text:p>0,000824</text:p>
          </table:table-cell>
          <table:table-cell table:formula="of:=[.A103]*1000" office:value-type="float" office:value="60000" calcext:value-type="float">
            <text:p>60000</text:p>
          </table:table-cell>
          <table:table-cell table:number-columns-repeated="3"/>
          <table:table-cell table:formula="of:=([.$L$160]-[.L103])/[.$L$160]" office:value-type="float" office:value="0.992136654260903" calcext:value-type="float">
            <text:p>0,992136654260903</text:p>
          </table:table-cell>
          <table:table-cell table:formula="of:=[.M103]/[.$M$16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keV</text:p>
          </table:table-cell>
          <table:table-cell office:value-type="float" office:value="0.4943" calcext:value-type="float">
            <text:p>0,4943</text:p>
          </table:table-cell>
          <table:table-cell office:value-type="float" office:value="0.0113" calcext:value-type="float">
            <text:p>0,0113</text:p>
          </table:table-cell>
          <table:table-cell office:value-type="float" office:value="873.22" calcext:value-type="float">
            <text:p>873,22</text:p>
          </table:table-cell>
          <table:table-cell office:value-type="string" calcext:value-type="string">
            <text:p>um</text:p>
          </table:table-cell>
          <table:table-cell office:value-type="float" office:value="286.03" calcext:value-type="float">
            <text:p>286,0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82,84 um</text:p>
          </table:table-cell>
          <table:table-cell table:number-columns-repeated="2"/>
          <table:table-cell table:formula="of:=[.E104]*0.000001" office:value-type="float" office:value="0.00087322" calcext:value-type="float">
            <text:p>0,00087322</text:p>
          </table:table-cell>
          <table:table-cell table:formula="of:=[.A104]*1000" office:value-type="float" office:value="65000" calcext:value-type="float">
            <text:p>65000</text:p>
          </table:table-cell>
          <table:table-cell table:number-columns-repeated="3"/>
          <table:table-cell table:formula="of:=([.$L$160]-[.L104])/[.$L$160]" office:value-type="float" office:value="0.991666952953526" calcext:value-type="float">
            <text:p>0,991666952953526</text:p>
          </table:table-cell>
          <table:table-cell table:formula="of:=[.M104]/[.$M$160]" office:value-type="float" office:value="0.0065" calcext:value-type="float">
            <text:p>0,00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keV</text:p>
          </table:table-cell>
          <table:table-cell office:value-type="float" office:value="0.5217" calcext:value-type="float">
            <text:p>0,5217</text:p>
          </table:table-cell>
          <table:table-cell office:value-type="float" office:value="0.01076" calcext:value-type="float">
            <text:p>0,01076</text:p>
          </table:table-cell>
          <table:table-cell office:value-type="float" office:value="920.37" calcext:value-type="float">
            <text:p>920,37</text:p>
          </table:table-cell>
          <table:table-cell office:value-type="string" calcext:value-type="string">
            <text:p>um</text:p>
          </table:table-cell>
          <table:table-cell office:value-type="float" office:value="291.63" calcext:value-type="float">
            <text:p>291,6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90,93 um</text:p>
          </table:table-cell>
          <table:table-cell table:number-columns-repeated="2"/>
          <table:table-cell table:formula="of:=[.E105]*0.000001" office:value-type="float" office:value="0.00092037" calcext:value-type="float">
            <text:p>0,00092037</text:p>
          </table:table-cell>
          <table:table-cell table:formula="of:=[.A105]*1000" office:value-type="float" office:value="70000" calcext:value-type="float">
            <text:p>70000</text:p>
          </table:table-cell>
          <table:table-cell table:number-columns-repeated="3"/>
          <table:table-cell table:formula="of:=([.$L$160]-[.L105])/[.$L$160]" office:value-type="float" office:value="0.99121700543945" calcext:value-type="float">
            <text:p>0,99121700543945</text:p>
          </table:table-cell>
          <table:table-cell table:formula="of:=[.M105]/[.$M$160]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keV</text:p>
          </table:table-cell>
          <table:table-cell office:value-type="float" office:value="0.5732" calcext:value-type="float">
            <text:p>0,5732</text:p>
          </table:table-cell>
          <table:table-cell office:value-type="float" office:value="0.009833" calcext:value-type="float">
            <text:p>0,009833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mm</text:p>
          </table:table-cell>
          <table:table-cell office:value-type="float" office:value="301.28" calcext:value-type="float">
            <text:p>301,2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05,20 um</text:p>
          </table:table-cell>
          <table:table-cell table:number-columns-repeated="2"/>
          <table:table-cell table:formula="of:=[.E106]*0.001" office:value-type="float" office:value="0.00101" calcext:value-type="float">
            <text:p>0,00101</text:p>
          </table:table-cell>
          <table:table-cell table:formula="of:=[.A106]*1000" office:value-type="float" office:value="80000" calcext:value-type="float">
            <text:p>80000</text:p>
          </table:table-cell>
          <table:table-cell table:number-columns-repeated="3"/>
          <table:table-cell table:formula="of:=([.$L$160]-[.L106])/[.$L$160]" office:value-type="float" office:value="0.990361675732417" calcext:value-type="float">
            <text:p>0,990361675732417</text:p>
          </table:table-cell>
          <table:table-cell table:formula="of:=[.M106]/[.$M$160]"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keV</text:p>
          </table:table-cell>
          <table:table-cell office:value-type="float" office:value="0.6192" calcext:value-type="float">
            <text:p>0,6192</text:p>
          </table:table-cell>
          <table:table-cell office:value-type="float" office:value="0.00907" calcext:value-type="float">
            <text:p>0,00907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mm</text:p>
          </table:table-cell>
          <table:table-cell office:value-type="float" office:value="309.25" calcext:value-type="float">
            <text:p>309,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17,47 um</text:p>
          </table:table-cell>
          <table:table-cell table:number-columns-repeated="2"/>
          <table:table-cell table:formula="of:=[.E107]*0.001" office:value-type="float" office:value="0.00109" calcext:value-type="float">
            <text:p>0,00109</text:p>
          </table:table-cell>
          <table:table-cell table:formula="of:=[.A107]*1000" office:value-type="float" office:value="90000" calcext:value-type="float">
            <text:p>90000</text:p>
          </table:table-cell>
          <table:table-cell table:number-columns-repeated="3"/>
          <table:table-cell table:formula="of:=([.$L$160]-[.L107])/[.$L$160]" office:value-type="float" office:value="0.989598244107262" calcext:value-type="float">
            <text:p>0,989598244107262</text:p>
          </table:table-cell>
          <table:table-cell table:formula="of:=[.M107]/[.$M$160]"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keV</text:p>
          </table:table-cell>
          <table:table-cell office:value-type="float" office:value="0.6589" calcext:value-type="float">
            <text:p>0,6589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mm</text:p>
          </table:table-cell>
          <table:table-cell office:value-type="float" office:value="316.01" calcext:value-type="float">
            <text:p>316,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28,23 um</text:p>
          </table:table-cell>
          <table:table-cell table:number-columns-repeated="2"/>
          <table:table-cell table:formula="of:=[.E108]*0.001" office:value-type="float" office:value="0.00117" calcext:value-type="float">
            <text:p>0,00117</text:p>
          </table:table-cell>
          <table:table-cell table:formula="of:=[.A108]*1000" office:value-type="float" office:value="100000" calcext:value-type="float">
            <text:p>100000</text:p>
          </table:table-cell>
          <table:table-cell table:number-columns-repeated="3"/>
          <table:table-cell table:formula="of:=([.$L$160]-[.L108])/[.$L$160]" office:value-type="float" office:value="0.988834812482107" calcext:value-type="float">
            <text:p>0,988834812482107</text:p>
          </table:table-cell>
          <table:table-cell table:formula="of:=[.M108]/[.$M$160]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keV</text:p>
          </table:table-cell>
          <table:table-cell office:value-type="float" office:value="0.6925" calcext:value-type="float">
            <text:p>0,6925</text:p>
          </table:table-cell>
          <table:table-cell office:value-type="float" office:value="0.007884" calcext:value-type="float">
            <text:p>0,007884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mm</text:p>
          </table:table-cell>
          <table:table-cell office:value-type="float" office:value="321.87" calcext:value-type="float">
            <text:p>321,8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37,83 um</text:p>
          </table:table-cell>
          <table:table-cell table:number-columns-repeated="2"/>
          <table:table-cell table:formula="of:=[.E109]*0.001" office:value-type="float" office:value="0.00125" calcext:value-type="float">
            <text:p>0,00125</text:p>
          </table:table-cell>
          <table:table-cell table:formula="of:=[.A109]*1000" office:value-type="float" office:value="110000" calcext:value-type="float">
            <text:p>110000</text:p>
          </table:table-cell>
          <table:table-cell table:number-columns-repeated="3"/>
          <table:table-cell table:formula="of:=([.$L$160]-[.L109])/[.$L$160]" office:value-type="float" office:value="0.988071380856952" calcext:value-type="float">
            <text:p>0,988071380856952</text:p>
          </table:table-cell>
          <table:table-cell table:formula="of:=[.M109]/[.$M$160]"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keV</text:p>
          </table:table-cell>
          <table:table-cell office:value-type="float" office:value="0.721" calcext:value-type="float">
            <text:p>0,721</text:p>
          </table:table-cell>
          <table:table-cell office:value-type="float" office:value="0.007411" calcext:value-type="float">
            <text:p>0,007411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mm</text:p>
          </table:table-cell>
          <table:table-cell office:value-type="float" office:value="327.03" calcext:value-type="float">
            <text:p>327,0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46,53 um</text:p>
          </table:table-cell>
          <table:table-cell table:number-columns-repeated="2"/>
          <table:table-cell table:formula="of:=[.E110]*0.001" office:value-type="float" office:value="0.00132" calcext:value-type="float">
            <text:p>0,00132</text:p>
          </table:table-cell>
          <table:table-cell table:formula="of:=[.A110]*1000" office:value-type="float" office:value="120000" calcext:value-type="float">
            <text:p>120000</text:p>
          </table:table-cell>
          <table:table-cell table:number-columns-repeated="3"/>
          <table:table-cell table:formula="of:=([.$L$160]-[.L110])/[.$L$160]" office:value-type="float" office:value="0.987403378184941" calcext:value-type="float">
            <text:p>0,987403378184941</text:p>
          </table:table-cell>
          <table:table-cell table:formula="of:=[.M110]/[.$M$160]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keV</text:p>
          </table:table-cell>
          <table:table-cell office:value-type="float" office:value="0.7459" calcext:value-type="float">
            <text:p>0,7459</text:p>
          </table:table-cell>
          <table:table-cell office:value-type="float" office:value="0.006999" calcext:value-type="float">
            <text:p>0,006999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mm</text:p>
          </table:table-cell>
          <table:table-cell office:value-type="float" office:value="331.66" calcext:value-type="float">
            <text:p>331,6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54,51 um</text:p>
          </table:table-cell>
          <table:table-cell table:number-columns-repeated="2"/>
          <table:table-cell table:formula="of:=[.E111]*0.001" office:value-type="float" office:value="0.00139" calcext:value-type="float">
            <text:p>0,00139</text:p>
          </table:table-cell>
          <table:table-cell table:formula="of:=[.A111]*1000" office:value-type="float" office:value="130000" calcext:value-type="float">
            <text:p>130000</text:p>
          </table:table-cell>
          <table:table-cell table:number-columns-repeated="3"/>
          <table:table-cell table:formula="of:=([.$L$160]-[.L111])/[.$L$160]" office:value-type="float" office:value="0.98673537551293" calcext:value-type="float">
            <text:p>0,98673537551293</text:p>
          </table:table-cell>
          <table:table-cell table:formula="of:=[.M111]/[.$M$160]"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keV</text:p>
          </table:table-cell>
          <table:table-cell office:value-type="float" office:value="0.7685" calcext:value-type="float">
            <text:p>0,7685</text:p>
          </table:table-cell>
          <table:table-cell office:value-type="float" office:value="0.006634" calcext:value-type="float">
            <text:p>0,006634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mm</text:p>
          </table:table-cell>
          <table:table-cell office:value-type="float" office:value="335.84" calcext:value-type="float">
            <text:p>335,8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61,88 um</text:p>
          </table:table-cell>
          <table:table-cell table:number-columns-repeated="2"/>
          <table:table-cell table:formula="of:=[.E112]*0.001" office:value-type="float" office:value="0.00146" calcext:value-type="float">
            <text:p>0,00146</text:p>
          </table:table-cell>
          <table:table-cell table:formula="of:=[.A112]*1000" office:value-type="float" office:value="140000" calcext:value-type="float">
            <text:p>140000</text:p>
          </table:table-cell>
          <table:table-cell table:number-columns-repeated="3"/>
          <table:table-cell table:formula="of:=([.$L$160]-[.L112])/[.$L$160]" office:value-type="float" office:value="0.98606737284092" calcext:value-type="float">
            <text:p>0,98606737284092</text:p>
          </table:table-cell>
          <table:table-cell table:formula="of:=[.M112]/[.$M$160]"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keV</text:p>
          </table:table-cell>
          <table:table-cell office:value-type="float" office:value="0.79" calcext:value-type="float">
            <text:p>0,79</text:p>
          </table:table-cell>
          <table:table-cell office:value-type="float" office:value="0.00631" calcext:value-type="float">
            <text:p>0,00631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mm</text:p>
          </table:table-cell>
          <table:table-cell office:value-type="float" office:value="339.66" calcext:value-type="float">
            <text:p>339,6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68,75 um</text:p>
          </table:table-cell>
          <table:table-cell table:number-columns-repeated="2"/>
          <table:table-cell table:formula="of:=[.E113]*0.001" office:value-type="float" office:value="0.00153" calcext:value-type="float">
            <text:p>0,00153</text:p>
          </table:table-cell>
          <table:table-cell table:formula="of:=[.A113]*1000" office:value-type="float" office:value="150000" calcext:value-type="float">
            <text:p>150000</text:p>
          </table:table-cell>
          <table:table-cell table:number-columns-repeated="3"/>
          <table:table-cell table:formula="of:=([.$L$160]-[.L113])/[.$L$160]" office:value-type="float" office:value="0.985399370168909" calcext:value-type="float">
            <text:p>0,985399370168909</text:p>
          </table:table-cell>
          <table:table-cell table:formula="of:=[.M113]/[.$M$160]"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keV</text:p>
          </table:table-cell>
          <table:table-cell office:value-type="float" office:value="0.8113" calcext:value-type="float">
            <text:p>0,8113</text:p>
          </table:table-cell>
          <table:table-cell office:value-type="float" office:value="0.006019" calcext:value-type="float">
            <text:p>0,006019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mm</text:p>
          </table:table-cell>
          <table:table-cell office:value-type="float" office:value="343.17" calcext:value-type="float">
            <text:p>343,1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75,17 um</text:p>
          </table:table-cell>
          <table:table-cell table:number-columns-repeated="2"/>
          <table:table-cell table:formula="of:=[.E114]*0.001" office:value-type="float" office:value="0.00159" calcext:value-type="float">
            <text:p>0,00159</text:p>
          </table:table-cell>
          <table:table-cell table:formula="of:=[.A114]*1000" office:value-type="float" office:value="160000" calcext:value-type="float">
            <text:p>160000</text:p>
          </table:table-cell>
          <table:table-cell table:number-columns-repeated="3"/>
          <table:table-cell table:formula="of:=([.$L$160]-[.L114])/[.$L$160]" office:value-type="float" office:value="0.984826796450043" calcext:value-type="float">
            <text:p>0,984826796450043</text:p>
          </table:table-cell>
          <table:table-cell table:formula="of:=[.M114]/[.$M$160]"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keV</text:p>
          </table:table-cell>
          <table:table-cell office:value-type="float" office:value="0.8327" calcext:value-type="float">
            <text:p>0,8327</text:p>
          </table:table-cell>
          <table:table-cell office:value-type="float" office:value="0.005757" calcext:value-type="float">
            <text:p>0,005757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mm</text:p>
          </table:table-cell>
          <table:table-cell office:value-type="float" office:value="346.39" calcext:value-type="float">
            <text:p>346,3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81,19 um</text:p>
          </table:table-cell>
          <table:table-cell table:number-columns-repeated="2"/>
          <table:table-cell table:formula="of:=[.E115]*0.001" office:value-type="float" office:value="0.00166" calcext:value-type="float">
            <text:p>0,00166</text:p>
          </table:table-cell>
          <table:table-cell table:formula="of:=[.A115]*1000" office:value-type="float" office:value="170000" calcext:value-type="float">
            <text:p>170000</text:p>
          </table:table-cell>
          <table:table-cell table:number-columns-repeated="3"/>
          <table:table-cell table:formula="of:=([.$L$160]-[.L115])/[.$L$160]" office:value-type="float" office:value="0.984158793778032" calcext:value-type="float">
            <text:p>0,984158793778032</text:p>
          </table:table-cell>
          <table:table-cell table:formula="of:=[.M115]/[.$M$160]"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keV</text:p>
          </table:table-cell>
          <table:table-cell office:value-type="float" office:value="0.8545" calcext:value-type="float">
            <text:p>0,8545</text:p>
          </table:table-cell>
          <table:table-cell office:value-type="float" office:value="0.005519" calcext:value-type="float">
            <text:p>0,005519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mm</text:p>
          </table:table-cell>
          <table:table-cell office:value-type="float" office:value="349.38" calcext:value-type="float">
            <text:p>349,3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86,86 um</text:p>
          </table:table-cell>
          <table:table-cell table:number-columns-repeated="2"/>
          <table:table-cell table:formula="of:=[.E116]*0.001" office:value-type="float" office:value="0.00172" calcext:value-type="float">
            <text:p>0,00172</text:p>
          </table:table-cell>
          <table:table-cell table:formula="of:=[.A116]*1000" office:value-type="float" office:value="180000" calcext:value-type="float">
            <text:p>180000</text:p>
          </table:table-cell>
          <table:table-cell table:number-columns-repeated="3"/>
          <table:table-cell table:formula="of:=([.$L$160]-[.L116])/[.$L$160]" office:value-type="float" office:value="0.983586220059166" calcext:value-type="float">
            <text:p>0,983586220059166</text:p>
          </table:table-cell>
          <table:table-cell table:formula="of:=[.M116]/[.$M$160]"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keV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005103" calcext:value-type="float">
            <text:p>0,005103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mm</text:p>
          </table:table-cell>
          <table:table-cell office:value-type="float" office:value="354.89" calcext:value-type="float">
            <text:p>354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97,24 um</text:p>
          </table:table-cell>
          <table:table-cell table:number-columns-repeated="2"/>
          <table:table-cell table:formula="of:=[.E117]*0.001" office:value-type="float" office:value="0.00184" calcext:value-type="float">
            <text:p>0,00184</text:p>
          </table:table-cell>
          <table:table-cell table:formula="of:=[.A117]*1000" office:value-type="float" office:value="200000" calcext:value-type="float">
            <text:p>200000</text:p>
          </table:table-cell>
          <table:table-cell table:number-columns-repeated="3"/>
          <table:table-cell table:formula="of:=([.$L$160]-[.L117])/[.$L$160]" office:value-type="float" office:value="0.982441072621433" calcext:value-type="float">
            <text:p>0,982441072621433</text:p>
          </table:table-cell>
          <table:table-cell table:formula="of:=[.M117]/[.$M$160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keV</text:p>
          </table:table-cell>
          <table:table-cell office:value-type="float" office:value="0.9558" calcext:value-type="float">
            <text:p>0,9558</text:p>
          </table:table-cell>
          <table:table-cell office:value-type="float" office:value="0.004671" calcext:value-type="float">
            <text:p>0,004671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mm</text:p>
          </table:table-cell>
          <table:table-cell office:value-type="float" office:value="360.89" calcext:value-type="float">
            <text:p>360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08,69 um</text:p>
          </table:table-cell>
          <table:table-cell table:number-columns-repeated="2"/>
          <table:table-cell table:formula="of:=[.E118]*0.001" office:value-type="float" office:value="0.00199" calcext:value-type="float">
            <text:p>0,00199</text:p>
          </table:table-cell>
          <table:table-cell table:formula="of:=[.A118]*1000" office:value-type="float" office:value="225000" calcext:value-type="float">
            <text:p>225000</text:p>
          </table:table-cell>
          <table:table-cell table:number-columns-repeated="3"/>
          <table:table-cell table:formula="of:=([.$L$160]-[.L118])/[.$L$160]" office:value-type="float" office:value="0.981009638324267" calcext:value-type="float">
            <text:p>0,981009638324267</text:p>
          </table:table-cell>
          <table:table-cell table:formula="of:=[.M118]/[.$M$160]" office:value-type="float" office:value="0.0225" calcext:value-type="float">
            <text:p>0,0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keV</text:p>
          </table:table-cell>
          <table:table-cell office:value-type="float" office:value="1.011" calcext:value-type="float">
            <text:p>1,011</text:p>
          </table:table-cell>
          <table:table-cell office:value-type="float" office:value="0.004313" calcext:value-type="float">
            <text:p>0,004313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mm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18,76 um</text:p>
          </table:table-cell>
          <table:table-cell table:number-columns-repeated="2"/>
          <table:table-cell table:formula="of:=[.E119]*0.001" office:value-type="float" office:value="0.00212" calcext:value-type="float">
            <text:p>0,00212</text:p>
          </table:table-cell>
          <table:table-cell table:formula="of:=[.A119]*1000" office:value-type="float" office:value="250000" calcext:value-type="float">
            <text:p>250000</text:p>
          </table:table-cell>
          <table:table-cell table:number-columns-repeated="3"/>
          <table:table-cell table:formula="of:=([.$L$160]-[.L119])/[.$L$160]" office:value-type="float" office:value="0.979769061933391" calcext:value-type="float">
            <text:p>0,979769061933391</text:p>
          </table:table-cell>
          <table:table-cell table:formula="of:=[.M119]/[.$M$160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keV</text:p>
          </table:table-cell>
          <table:table-cell office:value-type="float" office:value="1.062" calcext:value-type="float">
            <text:p>1,062</text:p>
          </table:table-cell>
          <table:table-cell office:value-type="float" office:value="0.00401" calcext:value-type="float">
            <text:p>0,00401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mm</text:p>
          </table:table-cell>
          <table:table-cell office:value-type="float" office:value="370.42" calcext:value-type="float">
            <text:p>370,4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27,72 um</text:p>
          </table:table-cell>
          <table:table-cell table:number-columns-repeated="2"/>
          <table:table-cell table:formula="of:=[.E120]*0.001" office:value-type="float" office:value="0.00225" calcext:value-type="float">
            <text:p>0,00225</text:p>
          </table:table-cell>
          <table:table-cell table:formula="of:=[.A120]*1000" office:value-type="float" office:value="275000" calcext:value-type="float">
            <text:p>275000</text:p>
          </table:table-cell>
          <table:table-cell table:number-columns-repeated="3"/>
          <table:table-cell table:formula="of:=([.$L$160]-[.L120])/[.$L$160]" office:value-type="float" office:value="0.978528485542514" calcext:value-type="float">
            <text:p>0,978528485542514</text:p>
          </table:table-cell>
          <table:table-cell table:formula="of:=[.M120]/[.$M$160]" office:value-type="float" office:value="0.0275" calcext:value-type="float">
            <text:p>0,0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keV</text:p>
          </table:table-cell>
          <table:table-cell office:value-type="float" office:value="1.108" calcext:value-type="float">
            <text:p>1,108</text:p>
          </table:table-cell>
          <table:table-cell office:value-type="float" office:value="0.003751" calcext:value-type="float">
            <text:p>0,003751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mm</text:p>
          </table:table-cell>
          <table:table-cell office:value-type="float" office:value="374.3" calcext:value-type="float">
            <text:p>374,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35,78 um</text:p>
          </table:table-cell>
          <table:table-cell table:number-columns-repeated="2"/>
          <table:table-cell table:formula="of:=[.E121]*0.001" office:value-type="float" office:value="0.00238" calcext:value-type="float">
            <text:p>0,00238</text:p>
          </table:table-cell>
          <table:table-cell table:formula="of:=[.A121]*1000" office:value-type="float" office:value="300000" calcext:value-type="float">
            <text:p>300000</text:p>
          </table:table-cell>
          <table:table-cell table:number-columns-repeated="3"/>
          <table:table-cell table:formula="of:=([.$L$160]-[.L121])/[.$L$160]" office:value-type="float" office:value="0.977287909151637" calcext:value-type="float">
            <text:p>0,977287909151637</text:p>
          </table:table-cell>
          <table:table-cell table:formula="of:=[.M121]/[.$M$160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keV</text:p>
          </table:table-cell>
          <table:table-cell office:value-type="float" office:value="1.149" calcext:value-type="float">
            <text:p>1,149</text:p>
          </table:table-cell>
          <table:table-cell office:value-type="float" office:value="0.003527" calcext:value-type="float">
            <text:p>0,00352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m</text:p>
          </table:table-cell>
          <table:table-cell office:value-type="float" office:value="377.75" calcext:value-type="float">
            <text:p>377,7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43,10 um</text:p>
          </table:table-cell>
          <table:table-cell table:number-columns-repeated="2"/>
          <table:table-cell table:formula="of:=[.E122]*0.001" office:value-type="float" office:value="0.0025" calcext:value-type="float">
            <text:p>0,0025</text:p>
          </table:table-cell>
          <table:table-cell table:formula="of:=[.A122]*1000" office:value-type="float" office:value="325000" calcext:value-type="float">
            <text:p>325000</text:p>
          </table:table-cell>
          <table:table-cell table:number-columns-repeated="3"/>
          <table:table-cell table:formula="of:=([.$L$160]-[.L122])/[.$L$160]" office:value-type="float" office:value="0.976142761713904" calcext:value-type="float">
            <text:p>0,976142761713904</text:p>
          </table:table-cell>
          <table:table-cell table:formula="of:=[.M122]/[.$M$160]" office:value-type="float" office:value="0.0325" calcext:value-type="float">
            <text:p>0,03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keV</text:p>
          </table:table-cell>
          <table:table-cell office:value-type="float" office:value="1.184" calcext:value-type="float">
            <text:p>1,184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mm</text:p>
          </table:table-cell>
          <table:table-cell office:value-type="float" office:value="380.87" calcext:value-type="float">
            <text:p>380,8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49,82 um</text:p>
          </table:table-cell>
          <table:table-cell table:number-columns-repeated="2"/>
          <table:table-cell table:formula="of:=[.E123]*0.001" office:value-type="float" office:value="0.00262" calcext:value-type="float">
            <text:p>0,00262</text:p>
          </table:table-cell>
          <table:table-cell table:formula="of:=[.A123]*1000" office:value-type="float" office:value="350000" calcext:value-type="float">
            <text:p>350000</text:p>
          </table:table-cell>
          <table:table-cell table:number-columns-repeated="3"/>
          <table:table-cell table:formula="of:=([.$L$160]-[.L123])/[.$L$160]" office:value-type="float" office:value="0.974997614276171" calcext:value-type="float">
            <text:p>0,974997614276171</text:p>
          </table:table-cell>
          <table:table-cell table:formula="of:=[.M123]/[.$M$160]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keV</text:p>
          </table:table-cell>
          <table:table-cell office:value-type="float" office:value="1.214" calcext:value-type="float">
            <text:p>1,214</text:p>
          </table:table-cell>
          <table:table-cell office:value-type="float" office:value="0.003156" calcext:value-type="float">
            <text:p>0,003156</text:p>
          </table:table-cell>
          <table:table-cell office:value-type="float" office:value="2.73" calcext:value-type="float">
            <text:p>2,73</text:p>
          </table:table-cell>
          <table:table-cell office:value-type="string" calcext:value-type="string">
            <text:p>mm</text:p>
          </table:table-cell>
          <table:table-cell office:value-type="float" office:value="383.71" calcext:value-type="float">
            <text:p>383,7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56,05 um</text:p>
          </table:table-cell>
          <table:table-cell table:number-columns-repeated="2"/>
          <table:table-cell table:formula="of:=[.E124]*0.001" office:value-type="float" office:value="0.00273" calcext:value-type="float">
            <text:p>0,00273</text:p>
          </table:table-cell>
          <table:table-cell table:formula="of:=[.A124]*1000" office:value-type="float" office:value="375000" calcext:value-type="float">
            <text:p>375000</text:p>
          </table:table-cell>
          <table:table-cell table:number-columns-repeated="3"/>
          <table:table-cell table:formula="of:=([.$L$160]-[.L124])/[.$L$160]" office:value-type="float" office:value="0.973947895791583" calcext:value-type="float">
            <text:p>0,973947895791583</text:p>
          </table:table-cell>
          <table:table-cell table:formula="of:=[.M124]/[.$M$160]" office:value-type="float" office:value="0.0375" calcext:value-type="float">
            <text:p>0,0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keV</text:p>
          </table:table-cell>
          <table:table-cell office:value-type="float" office:value="1.239" calcext:value-type="float">
            <text:p>1,239</text:p>
          </table:table-cell>
          <table:table-cell office:value-type="float" office:value="0.003" calcext:value-type="float">
            <text:p>0,003</text:p>
          </table:table-cell>
          <table:table-cell office:value-type="float" office:value="2.84" calcext:value-type="float">
            <text:p>2,84</text:p>
          </table:table-cell>
          <table:table-cell office:value-type="string" calcext:value-type="string">
            <text:p>mm</text:p>
          </table:table-cell>
          <table:table-cell office:value-type="float" office:value="386.33" calcext:value-type="float">
            <text:p>386,3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61,87 um</text:p>
          </table:table-cell>
          <table:table-cell table:number-columns-repeated="2"/>
          <table:table-cell table:formula="of:=[.E125]*0.001" office:value-type="float" office:value="0.00284" calcext:value-type="float">
            <text:p>0,00284</text:p>
          </table:table-cell>
          <table:table-cell table:formula="of:=[.A125]*1000" office:value-type="float" office:value="400000" calcext:value-type="float">
            <text:p>400000</text:p>
          </table:table-cell>
          <table:table-cell table:number-columns-repeated="3"/>
          <table:table-cell table:formula="of:=([.$L$160]-[.L125])/[.$L$160]" office:value-type="float" office:value="0.972898177306995" calcext:value-type="float">
            <text:p>0,972898177306995</text:p>
          </table:table-cell>
          <table:table-cell table:formula="of:=[.M125]/[.$M$160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keV</text:p>
          </table:table-cell>
          <table:table-cell office:value-type="float" office:value="1.275" calcext:value-type="float">
            <text:p>1,275</text:p>
          </table:table-cell>
          <table:table-cell office:value-type="float" office:value="0.002735" calcext:value-type="float">
            <text:p>0,002735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mm</text:p>
          </table:table-cell>
          <table:table-cell office:value-type="float" office:value="391.64" calcext:value-type="float">
            <text:p>391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72,54 um</text:p>
          </table:table-cell>
          <table:table-cell table:number-columns-repeated="2"/>
          <table:table-cell table:formula="of:=[.E126]*0.001" office:value-type="float" office:value="0.00306" calcext:value-type="float">
            <text:p>0,00306</text:p>
          </table:table-cell>
          <table:table-cell table:formula="of:=[.A126]*1000" office:value-type="float" office:value="450000" calcext:value-type="float">
            <text:p>450000</text:p>
          </table:table-cell>
          <table:table-cell table:number-columns-repeated="3"/>
          <table:table-cell table:formula="of:=([.$L$160]-[.L126])/[.$L$160]" office:value-type="float" office:value="0.970798740337819" calcext:value-type="float">
            <text:p>0,970798740337819</text:p>
          </table:table-cell>
          <table:table-cell table:formula="of:=[.M126]/[.$M$160]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keV</text:p>
          </table:table-cell>
          <table:table-cell office:value-type="float" office:value="1.297" calcext:value-type="float">
            <text:p>1,297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3.28" calcext:value-type="float">
            <text:p>3,28</text:p>
          </table:table-cell>
          <table:table-cell office:value-type="string" calcext:value-type="string">
            <text:p>mm</text:p>
          </table:table-cell>
          <table:table-cell office:value-type="float" office:value="396.41" calcext:value-type="float">
            <text:p>396,4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82,23 um</text:p>
          </table:table-cell>
          <table:table-cell table:number-columns-repeated="2"/>
          <table:table-cell table:formula="of:=[.E127]*0.001" office:value-type="float" office:value="0.00328" calcext:value-type="float">
            <text:p>0,00328</text:p>
          </table:table-cell>
          <table:table-cell table:formula="of:=[.A127]*1000" office:value-type="float" office:value="500000" calcext:value-type="float">
            <text:p>500000</text:p>
          </table:table-cell>
          <table:table-cell table:number-columns-repeated="3"/>
          <table:table-cell table:formula="of:=([.$L$160]-[.L127])/[.$L$160]" office:value-type="float" office:value="0.968699303368642" calcext:value-type="float">
            <text:p>0,968699303368642</text:p>
          </table:table-cell>
          <table:table-cell table:formula="of:=[.M127]/[.$M$160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keV</text:p>
          </table:table-cell>
          <table:table-cell office:value-type="float" office:value="1.308" calcext:value-type="float">
            <text:p>1,308</text:p>
          </table:table-cell>
          <table:table-cell office:value-type="float" office:value="0.002332" calcext:value-type="float">
            <text:p>0,002332</text:p>
          </table:table-cell>
          <table:table-cell office:value-type="float" office:value="3.49" calcext:value-type="float">
            <text:p>3,49</text:p>
          </table:table-cell>
          <table:table-cell office:value-type="string" calcext:value-type="string">
            <text:p>mm</text:p>
          </table:table-cell>
          <table:table-cell office:value-type="float" office:value="400.79" calcext:value-type="float">
            <text:p>400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91,20 um</text:p>
          </table:table-cell>
          <table:table-cell table:number-columns-repeated="2"/>
          <table:table-cell table:formula="of:=[.E128]*0.001" office:value-type="float" office:value="0.00349" calcext:value-type="float">
            <text:p>0,00349</text:p>
          </table:table-cell>
          <table:table-cell table:formula="of:=[.A128]*1000" office:value-type="float" office:value="550000" calcext:value-type="float">
            <text:p>550000</text:p>
          </table:table-cell>
          <table:table-cell table:number-columns-repeated="3"/>
          <table:table-cell table:formula="of:=([.$L$160]-[.L128])/[.$L$160]" office:value-type="float" office:value="0.96669529535261" calcext:value-type="float">
            <text:p>0,96669529535261</text:p>
          </table:table-cell>
          <table:table-cell table:formula="of:=[.M128]/[.$M$160]"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keV</text:p>
          </table:table-cell>
          <table:table-cell office:value-type="float" office:value="1.31" calcext:value-type="float">
            <text:p>1,31</text:p>
          </table:table-cell>
          <table:table-cell office:value-type="float" office:value="0.002176" calcext:value-type="float">
            <text:p>0,002176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mm</text:p>
          </table:table-cell>
          <table:table-cell office:value-type="float" office:value="404.9" calcext:value-type="float">
            <text:p>404,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99,63 um</text:p>
          </table:table-cell>
          <table:table-cell table:number-columns-repeated="2"/>
          <table:table-cell table:formula="of:=[.E129]*0.001" office:value-type="float" office:value="0.0037" calcext:value-type="float">
            <text:p>0,0037</text:p>
          </table:table-cell>
          <table:table-cell table:formula="of:=[.A129]*1000" office:value-type="float" office:value="600000" calcext:value-type="float">
            <text:p>600000</text:p>
          </table:table-cell>
          <table:table-cell table:number-columns-repeated="3"/>
          <table:table-cell table:formula="of:=([.$L$160]-[.L129])/[.$L$160]" office:value-type="float" office:value="0.964691287336578" calcext:value-type="float">
            <text:p>0,964691287336578</text:p>
          </table:table-cell>
          <table:table-cell table:formula="of:=[.M129]/[.$M$16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keV</text:p>
          </table:table-cell>
          <table:table-cell office:value-type="float" office:value="1.306" calcext:value-type="float">
            <text:p>1,306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3.91" calcext:value-type="float">
            <text:p>3,91</text:p>
          </table:table-cell>
          <table:table-cell office:value-type="string" calcext:value-type="string">
            <text:p>mm</text:p>
          </table:table-cell>
          <table:table-cell office:value-type="float" office:value="408.82" calcext:value-type="float">
            <text:p>408,8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07,66 um</text:p>
          </table:table-cell>
          <table:table-cell table:number-columns-repeated="2"/>
          <table:table-cell table:formula="of:=[.E130]*0.001" office:value-type="float" office:value="0.00391" calcext:value-type="float">
            <text:p>0,00391</text:p>
          </table:table-cell>
          <table:table-cell table:formula="of:=[.A130]*1000" office:value-type="float" office:value="650000" calcext:value-type="float">
            <text:p>650000</text:p>
          </table:table-cell>
          <table:table-cell table:number-columns-repeated="3"/>
          <table:table-cell table:formula="of:=([.$L$160]-[.L130])/[.$L$160]" office:value-type="float" office:value="0.962687279320546" calcext:value-type="float">
            <text:p>0,962687279320546</text:p>
          </table:table-cell>
          <table:table-cell table:formula="of:=[.M130]/[.$M$160]"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keV</text:p>
          </table:table-cell>
          <table:table-cell office:value-type="float" office:value="1.297" calcext:value-type="float">
            <text:p>1,297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mm</text:p>
          </table:table-cell>
          <table:table-cell office:value-type="float" office:value="412.59" calcext:value-type="float">
            <text:p>412,5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15,38 um</text:p>
          </table:table-cell>
          <table:table-cell table:number-columns-repeated="2"/>
          <table:table-cell table:formula="of:=[.E131]*0.001" office:value-type="float" office:value="0.00413" calcext:value-type="float">
            <text:p>0,00413</text:p>
          </table:table-cell>
          <table:table-cell table:formula="of:=[.A131]*1000" office:value-type="float" office:value="700000" calcext:value-type="float">
            <text:p>700000</text:p>
          </table:table-cell>
          <table:table-cell table:number-columns-repeated="3"/>
          <table:table-cell table:formula="of:=([.$L$160]-[.L131])/[.$L$160]" office:value-type="float" office:value="0.960587842351369" calcext:value-type="float">
            <text:p>0,960587842351369</text:p>
          </table:table-cell>
          <table:table-cell table:formula="of:=[.M131]/[.$M$160]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keV</text:p>
          </table:table-cell>
          <table:table-cell office:value-type="float" office:value="1.271" calcext:value-type="float">
            <text:p>1,271</text:p>
          </table:table-cell>
          <table:table-cell office:value-type="float" office:value="0.001725" calcext:value-type="float">
            <text:p>0,001725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mm</text:p>
          </table:table-cell>
          <table:table-cell office:value-type="float" office:value="422.04" calcext:value-type="float">
            <text:p>422,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30,21 um</text:p>
          </table:table-cell>
          <table:table-cell table:number-columns-repeated="2"/>
          <table:table-cell table:formula="of:=[.E132]*0.001" office:value-type="float" office:value="0.00456" calcext:value-type="float">
            <text:p>0,00456</text:p>
          </table:table-cell>
          <table:table-cell table:formula="of:=[.A132]*1000" office:value-type="float" office:value="800000" calcext:value-type="float">
            <text:p>800000</text:p>
          </table:table-cell>
          <table:table-cell table:number-columns-repeated="3"/>
          <table:table-cell table:formula="of:=([.$L$160]-[.L132])/[.$L$160]" office:value-type="float" office:value="0.956484397366161" calcext:value-type="float">
            <text:p>0,956484397366161</text:p>
          </table:table-cell>
          <table:table-cell table:formula="of:=[.M132]/[.$M$160]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keV</text:p>
          </table:table-cell>
          <table:table-cell office:value-type="float" office:value="1.238" calcext:value-type="float">
            <text:p>1,238</text:p>
          </table:table-cell>
          <table:table-cell office:value-type="float" office:value="0.001568" calcext:value-type="float">
            <text:p>0,0015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m</text:p>
          </table:table-cell>
          <table:table-cell office:value-type="float" office:value="431.33" calcext:value-type="float">
            <text:p>431,3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44,51 um</text:p>
          </table:table-cell>
          <table:table-cell table:number-columns-repeated="2"/>
          <table:table-cell table:formula="of:=[.E133]*0.001" office:value-type="float" office:value="0.005" calcext:value-type="float">
            <text:p>0,005</text:p>
          </table:table-cell>
          <table:table-cell table:formula="of:=[.A133]*1000" office:value-type="float" office:value="900000" calcext:value-type="float">
            <text:p>900000</text:p>
          </table:table-cell>
          <table:table-cell table:number-columns-repeated="3"/>
          <table:table-cell table:formula="of:=([.$L$160]-[.L133])/[.$L$160]" office:value-type="float" office:value="0.952285523427808" calcext:value-type="float">
            <text:p>0,952285523427808</text:p>
          </table:table-cell>
          <table:table-cell table:formula="of:=[.M133]/[.$M$160]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eV</text:p>
          </table:table-cell>
          <table:table-cell office:value-type="float" office:value="1.202" calcext:value-type="float">
            <text:p>1,202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5.46" calcext:value-type="float">
            <text:p>5,46</text:p>
          </table:table-cell>
          <table:table-cell office:value-type="string" calcext:value-type="string">
            <text:p>mm</text:p>
          </table:table-cell>
          <table:table-cell office:value-type="float" office:value="440.61" calcext:value-type="float">
            <text:p>440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58,55 um</text:p>
          </table:table-cell>
          <table:table-cell table:number-columns-repeated="2"/>
          <table:table-cell table:formula="of:=[.E134]*0.001" office:value-type="float" office:value="0.00546" calcext:value-type="float">
            <text:p>0,00546</text:p>
          </table:table-cell>
          <table:table-cell table:formula="of:=[.A134]*1000000" office:value-type="float" office:value="1000000" calcext:value-type="float">
            <text:p>1000000</text:p>
          </table:table-cell>
          <table:table-cell table:number-columns-repeated="3"/>
          <table:table-cell table:formula="of:=([.$L$160]-[.L134])/[.$L$160]" office:value-type="float" office:value="0.947895791583166" calcext:value-type="float">
            <text:p>0,947895791583166</text:p>
          </table:table-cell>
          <table:table-cell table:formula="of:=[.M134]/[.$M$16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<text:s/>MeV</text:p>
          </table:table-cell>
          <table:table-cell office:value-type="float" office:value="1.166" calcext:value-type="float">
            <text:p>1,166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5.93" calcext:value-type="float">
            <text:p>5,93</text:p>
          </table:table-cell>
          <table:table-cell office:value-type="string" calcext:value-type="string">
            <text:p>mm</text:p>
          </table:table-cell>
          <table:table-cell office:value-type="float" office:value="449.98" calcext:value-type="float">
            <text:p>449,9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72,50 um</text:p>
          </table:table-cell>
          <table:table-cell table:number-columns-repeated="2"/>
          <table:table-cell table:formula="of:=[.E135]*0.001" office:value-type="float" office:value="0.00593" calcext:value-type="float">
            <text:p>0,00593</text:p>
          </table:table-cell>
          <table:table-cell table:formula="of:=[.A135]*1000000" office:value-type="float" office:value="1100000" calcext:value-type="float">
            <text:p>1100000</text:p>
          </table:table-cell>
          <table:table-cell table:number-columns-repeated="3"/>
          <table:table-cell table:formula="of:=([.$L$160]-[.L135])/[.$L$160]" office:value-type="float" office:value="0.94341063078538" calcext:value-type="float">
            <text:p>0,94341063078538</text:p>
          </table:table-cell>
          <table:table-cell table:formula="of:=[.M135]/[.$M$160]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<text:s/>MeV</text:p>
          </table:table-cell>
          <table:table-cell office:value-type="float" office:value="1.131" calcext:value-type="float">
            <text:p>1,131</text:p>
          </table:table-cell>
          <table:table-cell office:value-type="float" office:value="0.001238" calcext:value-type="float">
            <text:p>0,001238</text:p>
          </table:table-cell>
          <table:table-cell office:value-type="float" office:value="6.42" calcext:value-type="float">
            <text:p>6,42</text:p>
          </table:table-cell>
          <table:table-cell office:value-type="string" calcext:value-type="string">
            <text:p>mm</text:p>
          </table:table-cell>
          <table:table-cell office:value-type="float" office:value="459.52" calcext:value-type="float">
            <text:p>459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86,49 um</text:p>
          </table:table-cell>
          <table:table-cell table:number-columns-repeated="2"/>
          <table:table-cell table:formula="of:=[.E136]*0.001" office:value-type="float" office:value="0.00642" calcext:value-type="float">
            <text:p>0,00642</text:p>
          </table:table-cell>
          <table:table-cell table:formula="of:=[.A136]*1000000" office:value-type="float" office:value="1200000" calcext:value-type="float">
            <text:p>1200000</text:p>
          </table:table-cell>
          <table:table-cell table:number-columns-repeated="3"/>
          <table:table-cell table:formula="of:=([.$L$160]-[.L136])/[.$L$160]" office:value-type="float" office:value="0.938734612081305" calcext:value-type="float">
            <text:p>0,938734612081305</text:p>
          </table:table-cell>
          <table:table-cell table:formula="of:=[.M136]/[.$M$160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<text:s/>MeV</text:p>
          </table:table-cell>
          <table:table-cell office:value-type="float" office:value="1.097" calcext:value-type="float">
            <text:p>1,097</text:p>
          </table:table-cell>
          <table:table-cell office:value-type="float" office:value="0.001159" calcext:value-type="float">
            <text:p>0,001159</text:p>
          </table:table-cell>
          <table:table-cell office:value-type="float" office:value="6.92" calcext:value-type="float">
            <text:p>6,92</text:p>
          </table:table-cell>
          <table:table-cell office:value-type="string" calcext:value-type="string">
            <text:p>mm</text:p>
          </table:table-cell>
          <table:table-cell office:value-type="float" office:value="469.28" calcext:value-type="float">
            <text:p>469,2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00,62 um</text:p>
          </table:table-cell>
          <table:table-cell table:number-columns-repeated="2"/>
          <table:table-cell table:formula="of:=[.E137]*0.001" office:value-type="float" office:value="0.00692" calcext:value-type="float">
            <text:p>0,00692</text:p>
          </table:table-cell>
          <table:table-cell table:formula="of:=[.A137]*1000000" office:value-type="float" office:value="1300000" calcext:value-type="float">
            <text:p>1300000</text:p>
          </table:table-cell>
          <table:table-cell table:number-columns-repeated="3"/>
          <table:table-cell table:formula="of:=([.$L$160]-[.L137])/[.$L$160]" office:value-type="float" office:value="0.933963164424086" calcext:value-type="float">
            <text:p>0,933963164424086</text:p>
          </table:table-cell>
          <table:table-cell table:formula="of:=[.M137]/[.$M$160]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<text:s/>MeV</text:p>
          </table:table-cell>
          <table:table-cell office:value-type="float" office:value="1.064" calcext:value-type="float">
            <text:p>1,064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mm</text:p>
          </table:table-cell>
          <table:table-cell office:value-type="float" office:value="479.27" calcext:value-type="float">
            <text:p>479,2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14,94 um</text:p>
          </table:table-cell>
          <table:table-cell table:number-columns-repeated="2"/>
          <table:table-cell table:formula="of:=[.E138]*0.001" office:value-type="float" office:value="0.00743" calcext:value-type="float">
            <text:p>0,00743</text:p>
          </table:table-cell>
          <table:table-cell table:formula="of:=[.A138]*1000000" office:value-type="float" office:value="1400000" calcext:value-type="float">
            <text:p>1400000</text:p>
          </table:table-cell>
          <table:table-cell table:number-columns-repeated="3"/>
          <table:table-cell table:formula="of:=([.$L$160]-[.L138])/[.$L$160]" office:value-type="float" office:value="0.929096287813723" calcext:value-type="float">
            <text:p>0,929096287813723</text:p>
          </table:table-cell>
          <table:table-cell table:formula="of:=[.M138]/[.$M$160]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<text:s/>MeV</text:p>
          </table:table-cell>
          <table:table-cell office:value-type="float" office:value="1.033" calcext:value-type="float">
            <text:p>1,033</text:p>
          </table:table-cell>
          <table:table-cell office:value-type="float" office:value="0.001029" calcext:value-type="float">
            <text:p>0,001029</text:p>
          </table:table-cell>
          <table:table-cell office:value-type="float" office:value="7.97" calcext:value-type="float">
            <text:p>7,97</text:p>
          </table:table-cell>
          <table:table-cell office:value-type="string" calcext:value-type="string">
            <text:p>mm</text:p>
          </table:table-cell>
          <table:table-cell office:value-type="float" office:value="489.54" calcext:value-type="float">
            <text:p>489,5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29,52 um</text:p>
          </table:table-cell>
          <table:table-cell table:number-columns-repeated="2"/>
          <table:table-cell table:formula="of:=[.E139]*0.001" office:value-type="float" office:value="0.00797" calcext:value-type="float">
            <text:p>0,00797</text:p>
          </table:table-cell>
          <table:table-cell table:formula="of:=[.A139]*1000000" office:value-type="float" office:value="1500000" calcext:value-type="float">
            <text:p>1500000</text:p>
          </table:table-cell>
          <table:table-cell table:number-columns-repeated="3"/>
          <table:table-cell table:formula="of:=([.$L$160]-[.L139])/[.$L$160]" office:value-type="float" office:value="0.923943124343926" calcext:value-type="float">
            <text:p>0,923943124343926</text:p>
          </table:table-cell>
          <table:table-cell table:formula="of:=[.M139]/[.$M$160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<text:s/>MeV</text:p>
          </table:table-cell>
          <table:table-cell office:value-type="float" office:value="1.003" calcext:value-type="float">
            <text:p>1,003</text:p>
          </table:table-cell>
          <table:table-cell office:value-type="float" office:value="0.0009752" calcext:value-type="float">
            <text:p>0,0009752</text:p>
          </table:table-cell>
          <table:table-cell office:value-type="float" office:value="8.52" calcext:value-type="float">
            <text:p>8,52</text:p>
          </table:table-cell>
          <table:table-cell office:value-type="string" calcext:value-type="string">
            <text:p>mm</text:p>
          </table:table-cell>
          <table:table-cell office:value-type="float" office:value="500.08" calcext:value-type="float">
            <text:p>500,0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44,39 um</text:p>
          </table:table-cell>
          <table:table-cell table:number-columns-repeated="2"/>
          <table:table-cell table:formula="of:=[.E140]*0.001" office:value-type="float" office:value="0.00852" calcext:value-type="float">
            <text:p>0,00852</text:p>
          </table:table-cell>
          <table:table-cell table:formula="of:=[.A140]*1000000" office:value-type="float" office:value="1600000" calcext:value-type="float">
            <text:p>1600000</text:p>
          </table:table-cell>
          <table:table-cell table:number-columns-repeated="3"/>
          <table:table-cell table:formula="of:=([.$L$160]-[.L140])/[.$L$160]" office:value-type="float" office:value="0.918694531920985" calcext:value-type="float">
            <text:p>0,918694531920985</text:p>
          </table:table-cell>
          <table:table-cell table:formula="of:=[.M140]/[.$M$160]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string" calcext:value-type="string">
            <text:p><text:s/>MeV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0009271" calcext:value-type="float">
            <text:p>0,0009271</text:p>
          </table:table-cell>
          <table:table-cell office:value-type="float" office:value="9.08" calcext:value-type="float">
            <text:p>9,08</text:p>
          </table:table-cell>
          <table:table-cell office:value-type="string" calcext:value-type="string">
            <text:p>mm</text:p>
          </table:table-cell>
          <table:table-cell office:value-type="float" office:value="510.92" calcext:value-type="float">
            <text:p>510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59,58 um</text:p>
          </table:table-cell>
          <table:table-cell table:number-columns-repeated="2"/>
          <table:table-cell table:formula="of:=[.E141]*0.001" office:value-type="float" office:value="0.00908" calcext:value-type="float">
            <text:p>0,00908</text:p>
          </table:table-cell>
          <table:table-cell table:formula="of:=[.A141]*1000000" office:value-type="float" office:value="1700000" calcext:value-type="float">
            <text:p>1700000</text:p>
          </table:table-cell>
          <table:table-cell table:number-columns-repeated="3"/>
          <table:table-cell table:formula="of:=([.$L$160]-[.L141])/[.$L$160]" office:value-type="float" office:value="0.913350510544899" calcext:value-type="float">
            <text:p>0,913350510544899</text:p>
          </table:table-cell>
          <table:table-cell table:formula="of:=[.M141]/[.$M$160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string" calcext:value-type="string">
            <text:p><text:s/>MeV</text:p>
          </table:table-cell>
          <table:table-cell office:value-type="float" office:value="0.9493" calcext:value-type="float">
            <text:p>0,9493</text:p>
          </table:table-cell>
          <table:table-cell office:value-type="float" office:value="0.0008839" calcext:value-type="float">
            <text:p>0,0008839</text:p>
          </table:table-cell>
          <table:table-cell office:value-type="float" office:value="9.66" calcext:value-type="float">
            <text:p>9,66</text:p>
          </table:table-cell>
          <table:table-cell office:value-type="string" calcext:value-type="string">
            <text:p>mm</text:p>
          </table:table-cell>
          <table:table-cell office:value-type="float" office:value="522.06" calcext:value-type="float">
            <text:p>522,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75,13 um</text:p>
          </table:table-cell>
          <table:table-cell table:number-columns-repeated="2"/>
          <table:table-cell table:formula="of:=[.E142]*0.001" office:value-type="float" office:value="0.00966" calcext:value-type="float">
            <text:p>0,00966</text:p>
          </table:table-cell>
          <table:table-cell table:formula="of:=[.A142]*1000000" office:value-type="float" office:value="1800000" calcext:value-type="float">
            <text:p>1800000</text:p>
          </table:table-cell>
          <table:table-cell table:number-columns-repeated="3"/>
          <table:table-cell table:formula="of:=([.$L$160]-[.L142])/[.$L$160]" office:value-type="float" office:value="0.907815631262525" calcext:value-type="float">
            <text:p>0,907815631262525</text:p>
          </table:table-cell>
          <table:table-cell table:formula="of:=[.M142]/[.$M$160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eV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0008092" calcext:value-type="float">
            <text:p>0,0008092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mm</text:p>
          </table:table-cell>
          <table:table-cell office:value-type="float" office:value="558.4" calcext:value-type="float">
            <text:p>558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07,38 um</text:p>
          </table:table-cell>
          <table:table-cell table:number-columns-repeated="2"/>
          <table:table-cell table:formula="of:=[.E143]*0.001" office:value-type="float" office:value="0.01087" calcext:value-type="float">
            <text:p>0,01087</text:p>
          </table:table-cell>
          <table:table-cell table:formula="of:=[.A143]*1000000" office:value-type="float" office:value="2000000" calcext:value-type="float">
            <text:p>2000000</text:p>
          </table:table-cell>
          <table:table-cell table:number-columns-repeated="3"/>
          <table:table-cell table:formula="of:=([.$L$160]-[.L143])/[.$L$160]" office:value-type="float" office:value="0.896268727932055" calcext:value-type="float">
            <text:p>0,896268727932055</text:p>
          </table:table-cell>
          <table:table-cell table:formula="of:=[.M143]/[.$M$160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string" calcext:value-type="string">
            <text:p><text:s/>MeV</text:p>
          </table:table-cell>
          <table:table-cell office:value-type="float" office:value="0.8474" calcext:value-type="float">
            <text:p>0,8474</text:p>
          </table:table-cell>
          <table:table-cell office:value-type="float" office:value="0.0007328" calcext:value-type="float">
            <text:p>0,0007328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mm</text:p>
          </table:table-cell>
          <table:table-cell office:value-type="float" office:value="613.79" calcext:value-type="float">
            <text:p>613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49,97 um</text:p>
          </table:table-cell>
          <table:table-cell table:number-columns-repeated="2"/>
          <table:table-cell table:formula="of:=[.E144]*0.001" office:value-type="float" office:value="0.01247" calcext:value-type="float">
            <text:p>0,01247</text:p>
          </table:table-cell>
          <table:table-cell table:formula="of:=[.A144]*1000000" office:value-type="float" office:value="2250000" calcext:value-type="float">
            <text:p>2250000</text:p>
          </table:table-cell>
          <table:table-cell table:number-columns-repeated="3"/>
          <table:table-cell table:formula="of:=([.$L$160]-[.L144])/[.$L$160]" office:value-type="float" office:value="0.881000095428953" calcext:value-type="float">
            <text:p>0,881000095428953</text:p>
          </table:table-cell>
          <table:table-cell table:formula="of:=[.M144]/[.$M$160]"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<text:s/>MeV</text:p>
          </table:table-cell>
          <table:table-cell office:value-type="float" office:value="0.8006" calcext:value-type="float">
            <text:p>0,8006</text:p>
          </table:table-cell>
          <table:table-cell office:value-type="float" office:value="0.0006705" calcext:value-type="float">
            <text:p>0,0006705</text:p>
          </table:table-cell>
          <table:table-cell office:value-type="float" office:value="14.17" calcext:value-type="float">
            <text:p>14,17</text:p>
          </table:table-cell>
          <table:table-cell office:value-type="string" calcext:value-type="string">
            <text:p>mm</text:p>
          </table:table-cell>
          <table:table-cell office:value-type="float" office:value="670.56" calcext:value-type="float">
            <text:p>670,5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95,22 um</text:p>
          </table:table-cell>
          <table:table-cell table:number-columns-repeated="2"/>
          <table:table-cell table:formula="of:=[.E145]*0.001" office:value-type="float" office:value="0.01417" calcext:value-type="float">
            <text:p>0,01417</text:p>
          </table:table-cell>
          <table:table-cell table:formula="of:=[.A145]*1000000" office:value-type="float" office:value="2500000" calcext:value-type="float">
            <text:p>2500000</text:p>
          </table:table-cell>
          <table:table-cell table:number-columns-repeated="3"/>
          <table:table-cell table:formula="of:=([.$L$160]-[.L145])/[.$L$160]" office:value-type="float" office:value="0.864777173394408" calcext:value-type="float">
            <text:p>0,864777173394408</text:p>
          </table:table-cell>
          <table:table-cell table:formula="of:=[.M145]/[.$M$160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string" calcext:value-type="string">
            <text:p><text:s/>MeV</text:p>
          </table:table-cell>
          <table:table-cell office:value-type="float" office:value="0.7592" calcext:value-type="float">
            <text:p>0,7592</text:p>
          </table:table-cell>
          <table:table-cell office:value-type="float" office:value="0.0006185" calcext:value-type="float">
            <text:p>0,0006185</text:p>
          </table:table-cell>
          <table:table-cell office:value-type="float" office:value="15.97" calcext:value-type="float">
            <text:p>15,97</text:p>
          </table:table-cell>
          <table:table-cell office:value-type="string" calcext:value-type="string">
            <text:p>mm</text:p>
          </table:table-cell>
          <table:table-cell office:value-type="float" office:value="728.72" calcext:value-type="float">
            <text:p>728,7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43,20 um</text:p>
          </table:table-cell>
          <table:table-cell table:number-columns-repeated="2"/>
          <table:table-cell table:formula="of:=[.E146]*0.001" office:value-type="float" office:value="0.01597" calcext:value-type="float">
            <text:p>0,01597</text:p>
          </table:table-cell>
          <table:table-cell table:formula="of:=[.A146]*1000000" office:value-type="float" office:value="2750000" calcext:value-type="float">
            <text:p>2750000</text:p>
          </table:table-cell>
          <table:table-cell table:number-columns-repeated="3"/>
          <table:table-cell table:formula="of:=([.$L$160]-[.L146])/[.$L$160]" office:value-type="float" office:value="0.847599961828419" calcext:value-type="float">
            <text:p>0,847599961828419</text:p>
          </table:table-cell>
          <table:table-cell table:formula="of:=[.M146]/[.$M$160]"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eV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0005745" calcext:value-type="float">
            <text:p>0,0005745</text:p>
          </table:table-cell>
          <table:table-cell office:value-type="float" office:value="17.86" calcext:value-type="float">
            <text:p>17,86</text:p>
          </table:table-cell>
          <table:table-cell office:value-type="string" calcext:value-type="string">
            <text:p>mm</text:p>
          </table:table-cell>
          <table:table-cell office:value-type="float" office:value="788.22" calcext:value-type="float">
            <text:p>788,2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93,95 um</text:p>
          </table:table-cell>
          <table:table-cell table:number-columns-repeated="2"/>
          <table:table-cell table:formula="of:=[.E147]*0.001" office:value-type="float" office:value="0.01786" calcext:value-type="float">
            <text:p>0,01786</text:p>
          </table:table-cell>
          <table:table-cell table:formula="of:=[.A147]*1000000" office:value-type="float" office:value="3000000" calcext:value-type="float">
            <text:p>3000000</text:p>
          </table:table-cell>
          <table:table-cell table:number-columns-repeated="3"/>
          <table:table-cell table:formula="of:=([.$L$160]-[.L147])/[.$L$160]" office:value-type="float" office:value="0.82956388968413" calcext:value-type="float">
            <text:p>0,82956388968413</text:p>
          </table:table-cell>
          <table:table-cell table:formula="of:=[.M147]/[.$M$16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MeV</text:p>
          </table:table-cell>
          <table:table-cell office:value-type="float" office:value="0.6896" calcext:value-type="float">
            <text:p>0,6896</text:p>
          </table:table-cell>
          <table:table-cell office:value-type="float" office:value="0.0005367" calcext:value-type="float">
            <text:p>0,0005367</text:p>
          </table:table-cell>
          <table:table-cell office:value-type="float" office:value="19.84" calcext:value-type="float">
            <text:p>19,84</text:p>
          </table:table-cell>
          <table:table-cell office:value-type="string" calcext:value-type="string">
            <text:p>mm</text:p>
          </table:table-cell>
          <table:table-cell office:value-type="float" office:value="849.03" calcext:value-type="float">
            <text:p>849,0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47,45 um</text:p>
          </table:table-cell>
          <table:table-cell table:number-columns-repeated="2"/>
          <table:table-cell table:formula="of:=[.E148]*0.001" office:value-type="float" office:value="0.01984" calcext:value-type="float">
            <text:p>0,01984</text:p>
          </table:table-cell>
          <table:table-cell table:formula="of:=[.A148]*1000000" office:value-type="float" office:value="3250000" calcext:value-type="float">
            <text:p>3250000</text:p>
          </table:table-cell>
          <table:table-cell table:number-columns-repeated="3"/>
          <table:table-cell table:formula="of:=([.$L$160]-[.L148])/[.$L$160]" office:value-type="float" office:value="0.810668956961542" calcext:value-type="float">
            <text:p>0,810668956961542</text:p>
          </table:table-cell>
          <table:table-cell table:formula="of:=[.M148]/[.$M$160]" office:value-type="float" office:value="0.325" calcext:value-type="float">
            <text:p>0,3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<text:s/>MeV</text:p>
          </table:table-cell>
          <table:table-cell office:value-type="float" office:value="0.66" calcext:value-type="float">
            <text:p>0,66</text:p>
          </table:table-cell>
          <table:table-cell office:value-type="float" office:value="0.0005038" calcext:value-type="float">
            <text:p>0,0005038</text:p>
          </table:table-cell>
          <table:table-cell office:value-type="float" office:value="21.91" calcext:value-type="float">
            <text:p>21,91</text:p>
          </table:table-cell>
          <table:table-cell office:value-type="string" calcext:value-type="string">
            <text:p>mm</text:p>
          </table:table-cell>
          <table:table-cell office:value-type="float" office:value="911.1" calcext:value-type="float">
            <text:p>911,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0 mm</text:p>
          </table:table-cell>
          <table:table-cell table:number-columns-repeated="2"/>
          <table:table-cell table:formula="of:=[.E149]*0.001" office:value-type="float" office:value="0.02191" calcext:value-type="float">
            <text:p>0,02191</text:p>
          </table:table-cell>
          <table:table-cell table:formula="of:=[.A149]*1000000" office:value-type="float" office:value="3500000" calcext:value-type="float">
            <text:p>3500000</text:p>
          </table:table-cell>
          <table:table-cell table:number-columns-repeated="3"/>
          <table:table-cell table:formula="of:=([.$L$160]-[.L149])/[.$L$160]" office:value-type="float" office:value="0.790915163660655" calcext:value-type="float">
            <text:p>0,790915163660655</text:p>
          </table:table-cell>
          <table:table-cell table:formula="of:=[.M149]/[.$M$160]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string" calcext:value-type="string">
            <text:p><text:s/>MeV</text:p>
          </table:table-cell>
          <table:table-cell office:value-type="float" office:value="0.6332" calcext:value-type="float">
            <text:p>0,6332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24.08" calcext:value-type="float">
            <text:p>24,08</text:p>
          </table:table-cell>
          <table:table-cell office:value-type="string" calcext:value-type="string">
            <text:p>mm</text:p>
          </table:table-cell>
          <table:table-cell office:value-type="float" office:value="974.39" calcext:value-type="float">
            <text:p>974,3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6 mm</text:p>
          </table:table-cell>
          <table:table-cell table:number-columns-repeated="2"/>
          <table:table-cell table:formula="of:=[.E150]*0.001" office:value-type="float" office:value="0.02408" calcext:value-type="float">
            <text:p>0,02408</text:p>
          </table:table-cell>
          <table:table-cell table:formula="of:=[.A150]*1000000" office:value-type="float" office:value="3750000" calcext:value-type="float">
            <text:p>3750000</text:p>
          </table:table-cell>
          <table:table-cell table:number-columns-repeated="3"/>
          <table:table-cell table:formula="of:=([.$L$160]-[.L150])/[.$L$160]" office:value-type="float" office:value="0.770207080828323" calcext:value-type="float">
            <text:p>0,770207080828323</text:p>
          </table:table-cell>
          <table:table-cell table:formula="of:=[.M150]/[.$M$160]"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eV</text:p>
          </table:table-cell>
          <table:table-cell office:value-type="float" office:value="0.6088" calcext:value-type="float">
            <text:p>0,6088</text:p>
          </table:table-cell>
          <table:table-cell office:value-type="float" office:value="0.0004495" calcext:value-type="float">
            <text:p>0,0004495</text:p>
          </table:table-cell>
          <table:table-cell office:value-type="float" office:value="26.34" calcext:value-type="float">
            <text:p>26,34</text:p>
          </table:table-cell>
          <table:table-cell office:value-type="string" calcext:value-type="string">
            <text:p>mm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12 mm</text:p>
          </table:table-cell>
          <table:table-cell table:number-columns-repeated="2"/>
          <table:table-cell table:formula="of:=[.E151]*0.001" office:value-type="float" office:value="0.02634" calcext:value-type="float">
            <text:p>0,02634</text:p>
          </table:table-cell>
          <table:table-cell table:formula="of:=[.A151]*1000000" office:value-type="float" office:value="4000000" calcext:value-type="float">
            <text:p>4000000</text:p>
          </table:table-cell>
          <table:table-cell table:number-columns-repeated="3"/>
          <table:table-cell table:formula="of:=([.$L$160]-[.L151])/[.$L$160]" office:value-type="float" office:value="0.748640137417693" calcext:value-type="float">
            <text:p>0,748640137417693</text:p>
          </table:table-cell>
          <table:table-cell table:formula="of:=[.M151]/[.$M$160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<text:s/>MeV</text:p>
          </table:table-cell>
          <table:table-cell office:value-type="float" office:value="0.566" calcext:value-type="float">
            <text:p>0,566</text:p>
          </table:table-cell>
          <table:table-cell office:value-type="float" office:value="0.0004063" calcext:value-type="float">
            <text:p>0,0004063</text:p>
          </table:table-cell>
          <table:table-cell office:value-type="float" office:value="31.11" calcext:value-type="float">
            <text:p>31,11</text:p>
          </table:table-cell>
          <table:table-cell office:value-type="string" calcext:value-type="string">
            <text:p>mm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26 mm</text:p>
          </table:table-cell>
          <table:table-cell table:number-columns-repeated="2"/>
          <table:table-cell table:formula="of:=[.E152]*0.001" office:value-type="float" office:value="0.03111" calcext:value-type="float">
            <text:p>0,03111</text:p>
          </table:table-cell>
          <table:table-cell table:formula="of:=[.A152]*1000000" office:value-type="float" office:value="4500000" calcext:value-type="float">
            <text:p>4500000</text:p>
          </table:table-cell>
          <table:table-cell table:number-columns-repeated="3"/>
          <table:table-cell table:formula="of:=([.$L$160]-[.L152])/[.$L$160]" office:value-type="float" office:value="0.703120526767821" calcext:value-type="float">
            <text:p>0,703120526767821</text:p>
          </table:table-cell>
          <table:table-cell table:formula="of:=[.M152]/[.$M$160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eV</text:p>
          </table:table-cell>
          <table:table-cell office:value-type="float" office:value="0.5296" calcext:value-type="float">
            <text:p>0,5296</text:p>
          </table:table-cell>
          <table:table-cell office:value-type="float" office:value="0.0003711" calcext:value-type="float">
            <text:p>0,0003711</text:p>
          </table:table-cell>
          <table:table-cell office:value-type="float" office:value="36.23" calcext:value-type="float">
            <text:p>36,23</text:p>
          </table:table-cell>
          <table:table-cell office:value-type="string" calcext:value-type="string">
            <text:p>mm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40 mm</text:p>
          </table:table-cell>
          <table:table-cell table:number-columns-repeated="2"/>
          <table:table-cell table:formula="of:=[.E153]*0.001" office:value-type="float" office:value="0.03623" calcext:value-type="float">
            <text:p>0,03623</text:p>
          </table:table-cell>
          <table:table-cell table:formula="of:=[.A153]*1000000" office:value-type="float" office:value="5000000" calcext:value-type="float">
            <text:p>5000000</text:p>
          </table:table-cell>
          <table:table-cell table:number-columns-repeated="3"/>
          <table:table-cell table:formula="of:=([.$L$160]-[.L153])/[.$L$160]" office:value-type="float" office:value="0.654260902757897" calcext:value-type="float">
            <text:p>0,654260902757897</text:p>
          </table:table-cell>
          <table:table-cell table:formula="of:=[.M153]/[.$M$160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<text:s/>MeV</text:p>
          </table:table-cell>
          <table:table-cell office:value-type="float" office:value="0.4982" calcext:value-type="float">
            <text:p>0,4982</text:p>
          </table:table-cell>
          <table:table-cell office:value-type="float" office:value="0.0003419" calcext:value-type="float">
            <text:p>0,0003419</text:p>
          </table:table-cell>
          <table:table-cell office:value-type="float" office:value="41.68" calcext:value-type="float">
            <text:p>41,68</text:p>
          </table:table-cell>
          <table:table-cell office:value-type="string" calcext:value-type="string">
            <text:p>mm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55 mm</text:p>
          </table:table-cell>
          <table:table-cell table:number-columns-repeated="2"/>
          <table:table-cell table:formula="of:=[.E154]*0.001" office:value-type="float" office:value="0.04168" calcext:value-type="float">
            <text:p>0,04168</text:p>
          </table:table-cell>
          <table:table-cell table:formula="of:=[.A154]*1000000" office:value-type="float" office:value="5500000" calcext:value-type="float">
            <text:p>5500000</text:p>
          </table:table-cell>
          <table:table-cell table:number-columns-repeated="3"/>
          <table:table-cell table:formula="of:=([.$L$160]-[.L154])/[.$L$160]" office:value-type="float" office:value="0.602252123294207" calcext:value-type="float">
            <text:p>0,602252123294207</text:p>
          </table:table-cell>
          <table:table-cell table:formula="of:=[.M154]/[.$M$160]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eV</text:p>
          </table:table-cell>
          <table:table-cell office:value-type="float" office:value="0.4709" calcext:value-type="float">
            <text:p>0,4709</text:p>
          </table:table-cell>
          <table:table-cell office:value-type="float" office:value="0.0003171" calcext:value-type="float">
            <text:p>0,0003171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mm</text:p>
          </table:table-cell>
          <table:table-cell office:value-type="float" office:value="1.91" calcext:value-type="float">
            <text:p>1,9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71 mm</text:p>
          </table:table-cell>
          <table:table-cell table:number-columns-repeated="2"/>
          <table:table-cell table:formula="of:=[.E155]*0.001" office:value-type="float" office:value="0.04746" calcext:value-type="float">
            <text:p>0,04746</text:p>
          </table:table-cell>
          <table:table-cell table:formula="of:=[.A155]*1000000" office:value-type="float" office:value="6000000" calcext:value-type="float">
            <text:p>6000000</text:p>
          </table:table-cell>
          <table:table-cell table:number-columns-repeated="3"/>
          <table:table-cell table:formula="of:=([.$L$160]-[.L155])/[.$L$160]" office:value-type="float" office:value="0.547094188376753" calcext:value-type="float">
            <text:p>0,547094188376753</text:p>
          </table:table-cell>
          <table:table-cell table:formula="of:=[.M155]/[.$M$160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<text:s/>MeV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0002959" calcext:value-type="float">
            <text:p>0,0002959</text:p>
          </table:table-cell>
          <table:table-cell office:value-type="float" office:value="53.57" calcext:value-type="float">
            <text:p>53,57</text:p>
          </table:table-cell>
          <table:table-cell office:value-type="string" calcext:value-type="string">
            <text:p>mm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87 mm</text:p>
          </table:table-cell>
          <table:table-cell table:number-columns-repeated="2"/>
          <table:table-cell table:formula="of:=[.E156]*0.001" office:value-type="float" office:value="0.05357" calcext:value-type="float">
            <text:p>0,05357</text:p>
          </table:table-cell>
          <table:table-cell table:formula="of:=[.A156]*1000000" office:value-type="float" office:value="6500000" calcext:value-type="float">
            <text:p>6500000</text:p>
          </table:table-cell>
          <table:table-cell table:number-columns-repeated="3"/>
          <table:table-cell table:formula="of:=([.$L$160]-[.L156])/[.$L$160]" office:value-type="float" office:value="0.488787098005535" calcext:value-type="float">
            <text:p>0,488787098005535</text:p>
          </table:table-cell>
          <table:table-cell table:formula="of:=[.M156]/[.$M$160]"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eV</text:p>
          </table:table-cell>
          <table:table-cell office:value-type="float" office:value="0.4254" calcext:value-type="float">
            <text:p>0,4254</text:p>
          </table:table-cell>
          <table:table-cell office:value-type="float" office:value="0.0002775" calcext:value-type="float">
            <text:p>0,00027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05 mm</text:p>
          </table:table-cell>
          <table:table-cell table:number-columns-repeated="2"/>
          <table:table-cell table:formula="of:=[.E157]*0.001" office:value-type="float" office:value="0.06" calcext:value-type="float">
            <text:p>0,06</text:p>
          </table:table-cell>
          <table:table-cell table:formula="of:=[.A157]*1000000" office:value-type="float" office:value="7000000" calcext:value-type="float">
            <text:p>7000000</text:p>
          </table:table-cell>
          <table:table-cell table:number-columns-repeated="3"/>
          <table:table-cell table:formula="of:=([.$L$160]-[.L157])/[.$L$160]" office:value-type="float" office:value="0.427426281133696" calcext:value-type="float">
            <text:p>0,427426281133696</text:p>
          </table:table-cell>
          <table:table-cell table:formula="of:=[.M157]/[.$M$160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eV</text:p>
          </table:table-cell>
          <table:table-cell office:value-type="float" office:value="0.389" calcext:value-type="float">
            <text:p>0,389</text:p>
          </table:table-cell>
          <table:table-cell office:value-type="float" office:value="0.0002471" calcext:value-type="float">
            <text:p>0,0002471</text:p>
          </table:table-cell>
          <table:table-cell office:value-type="float" office:value="73.78" calcext:value-type="float">
            <text:p>73,78</text:p>
          </table:table-cell>
          <table:table-cell office:value-type="string" calcext:value-type="string">
            <text:p>mm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43 mm</text:p>
          </table:table-cell>
          <table:table-cell table:number-columns-repeated="2"/>
          <table:table-cell table:formula="of:=[.E158]*0.001" office:value-type="float" office:value="0.07378" calcext:value-type="float">
            <text:p>0,07378</text:p>
          </table:table-cell>
          <table:table-cell table:formula="of:=[.A158]*1000000" office:value-type="float" office:value="8000000" calcext:value-type="float">
            <text:p>8000000</text:p>
          </table:table-cell>
          <table:table-cell table:number-columns-repeated="3"/>
          <table:table-cell table:formula="of:=([.$L$160]-[.L158])/[.$L$160]" office:value-type="float" office:value="0.295925183700735" calcext:value-type="float">
            <text:p>0,295925183700735</text:p>
          </table:table-cell>
          <table:table-cell table:formula="of:=[.M158]/[.$M$160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eV</text:p>
          </table:table-cell>
          <table:table-cell office:value-type="float" office:value="0.362" calcext:value-type="float">
            <text:p>0,362</text:p>
          </table:table-cell>
          <table:table-cell office:value-type="float" office:value="0.0002231" calcext:value-type="float">
            <text:p>0,0002231</text:p>
          </table:table-cell>
          <table:table-cell office:value-type="float" office:value="88.72" calcext:value-type="float">
            <text:p>88,72</text:p>
          </table:table-cell>
          <table:table-cell office:value-type="string" calcext:value-type="string">
            <text:p>mm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84 mm</text:p>
          </table:table-cell>
          <table:table-cell table:number-columns-repeated="2"/>
          <table:table-cell table:formula="of:=[.E159]*0.001" office:value-type="float" office:value="0.08872" calcext:value-type="float">
            <text:p>0,08872</text:p>
          </table:table-cell>
          <table:table-cell table:formula="of:=[.A159]*1000000" office:value-type="float" office:value="9000000" calcext:value-type="float">
            <text:p>9000000</text:p>
          </table:table-cell>
          <table:table-cell table:number-columns-repeated="3"/>
          <table:table-cell table:formula="of:=([.$L$160]-[.L159])/[.$L$160]" office:value-type="float" office:value="0.153354327703025" calcext:value-type="float">
            <text:p>0,153354327703025</text:p>
          </table:table-cell>
          <table:table-cell table:formula="of:=[.M159]/[.$M$160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eV</text:p>
          </table:table-cell>
          <table:table-cell office:value-type="float" office:value="0.3363" calcext:value-type="float">
            <text:p>0,3363</text:p>
          </table:table-cell>
          <table:table-cell office:value-type="float" office:value="0.0002035" calcext:value-type="float">
            <text:p>0,0002035</text:p>
          </table:table-cell>
          <table:table-cell office:value-type="float" office:value="104.79" calcext:value-type="float">
            <text:p>104,79</text:p>
          </table:table-cell>
          <table:table-cell office:value-type="string" calcext:value-type="string">
            <text:p>mm</text:p>
          </table:table-cell>
          <table:table-cell office:value-type="float" office:value="4.49" calcext:value-type="float">
            <text:p>4,4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3,28 mm</text:p>
          </table:table-cell>
          <table:table-cell table:number-columns-repeated="2"/>
          <table:table-cell table:formula="of:=[.E160]*0.001" office:value-type="float" office:value="0.10479" calcext:value-type="float">
            <text:p>0,10479</text:p>
          </table:table-cell>
          <table:table-cell table:formula="of:=[.A160]*1000000" office:value-type="float" office:value="10000000" calcext:value-type="float">
            <text:p>10000000</text:p>
          </table:table-cell>
          <table:table-cell table:number-columns-repeated="3"/>
          <table:table-cell table:formula="of:=([.$L$160]-[.L160])/[.$L$160]" office:value-type="float" office:value="0" calcext:value-type="float">
            <text:p>0</text:p>
          </table:table-cell>
          <table:table-cell table:formula="of:=[.M160]/[.$M$1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Multip</text:p>
          </table:table-cell>
          <table:table-cell office:value-type="string" calcext:value-type="string">
            <text:p>ly Sto</text:p>
          </table:table-cell>
          <table:table-cell office:value-type="string" calcext:value-type="string">
            <text:p>pping by</text:p>
          </table:table-cell>
          <table:table-cell office:value-type="string" calcext:value-type="string">
            <text:p><text:s text:c="5"/>for Sto</text:p>
          </table:table-cell>
          <table:table-cell office:value-type="string" calcext:value-type="string">
            <text:p>pping U</text:p>
          </table:table-cell>
          <table:table-cell office:value-type="string" calcext:value-type="string">
            <text:p>ni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<text:s text:c="4"/>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table:number-columns-repeated="12"/>
        </table:table-row>
        <table:table-row table:style-name="ro1">
          <table:table-cell office:value-type="float" office:value="1.779" calcext:value-type="float">
            <text:p>1,779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<text:s text:c="5"/>eV / An</text:p>
          </table:table-cell>
          <table:table-cell office:value-type="string" calcext:value-type="string">
            <text:p>gstrom</text:p>
          </table:table-cell>
          <table:table-cell table:number-columns-repeated="13"/>
        </table:table-row>
        <table:table-row table:style-name="ro1">
          <table:table-cell office:value-type="float" office:value="1.779" calcext:value-type="float">
            <text:p>1,77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<text:s text:c="4"/>keV / mi</text:p>
          </table:table-cell>
          <table:table-cell office:value-type="string" calcext:value-type="string">
            <text:p>cron</text:p>
          </table:table-cell>
          <table:table-cell table:number-columns-repeated="13"/>
        </table:table-row>
        <table:table-row table:style-name="ro1">
          <table:table-cell office:value-type="float" office:value="1.779" calcext:value-type="float">
            <text:p>1,77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<text:s text:c="4"/>MeV / mm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keV / (u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MeV / (m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keV / (m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6.633" calcext:value-type="float">
            <text:p>6,6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5"/>eV / (1</text:p>
          </table:table-cell>
          <table:table-cell office:value-type="string" calcext:value-type="string">
            <text:p>E15 ato</text:p>
          </table:table-cell>
          <table:table-cell office:value-type="string" calcext:value-type="string">
            <text:p>ms/c</text:p>
          </table:table-cell>
          <table:table-cell office:value-type="string" calcext:value-type="string">
            <text:p>m2)</text:p>
          </table:table-cell>
          <table:table-cell table:number-columns-repeated="11"/>
        </table:table-row>
        <table:table-row table:style-name="ro1">
          <table:table-cell office:value-type="float" office:value="6.952" calcext:value-type="float">
            <text:p>6,95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4"/>L.S.S. r</text:p>
          </table:table-cell>
          <table:table-cell office:value-type="string" calcext:value-type="string">
            <text:p>educe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======</text:p>
          </table:table-cell>
          <table:table-cell table:formula="of:======" office:value-type="string" office:string-value="" calcext:value-type="error">
            <text:p>Err :510</text:p>
          </table:table-cell>
          <table:table-cell table:formula="of:===========" office:value-type="string" office:string-value="" calcext:value-type="error">
            <text:p>Err :510</text:p>
          </table:table-cell>
          <table:table-cell table:formula="of:============" office:value-type="string" office:string-value="" calcext:value-type="error">
            <text:p>Err :510</text:p>
          </table:table-cell>
          <table:table-cell table:formula="of:=======" office:value-type="string" office:string-value="" calcext:value-type="error">
            <text:p>Err :510</text:p>
          </table:table-cell>
          <table:table-cell table:formula="of:====" office:value-type="string" office:string-value="" calcext:value-type="error">
            <text:p>Err :510</text:p>
          </table:table-cell>
          <table:table-cell table:formula="of:========" office:value-type="string" office:string-value="" calcext:value-type="error">
            <text:p>Err :510</text:p>
          </table:table-cell>
          <table:table-cell table:formula="of:====" office:value-type="string" office:string-value="" calcext:value-type="error">
            <text:p>Err :510</text:p>
          </table:table-cell>
          <table:table-cell table:formula="of:========" office:value-type="string" office:string-value="" calcext:value-type="error">
            <text:p>Err :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C) 19</text:p>
          </table:table-cell>
          <table:table-cell office:value-type="float" office:value="84.198" calcext:value-type="float">
            <text:p>84,198</text:p>
          </table:table-cell>
          <table:table-cell office:value-type="string" calcext:value-type="string">
            <text:p>9,1992,1998</text:p>
          </table:table-cell>
          <table:table-cell office:value-type="string" calcext:value-type="string">
            <text:p>,2008 by J.P</text:p>
          </table:table-cell>
          <table:table-cell office:value-type="string" calcext:value-type="string">
            <text:p>. Biers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nd J.F.</text:p>
          </table:table-cell>
          <table:table-cell office:value-type="string" calcext:value-type="string">
            <text:p><text:s/>Zie</text:p>
          </table:table-cell>
          <table:table-cell office:value-type="string" calcext:value-type="string">
            <text:p>gl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21:48:00.557000000</dc:date>
    <meta:editing-duration>PT3M38S</meta:editing-duration>
    <meta:editing-cycles>1</meta:editing-cycles>
    <meta:document-statistic meta:table-count="1" meta:cell-count="2139" meta:object-count="0"/>
    <meta:generator>LibreOffice/6.0.0.3$Windows_X86_64 LibreOffice_project/64a0f66915f38c6217de274f0aa8e15618924765</meta:generator>
  </office:meta>
</office:document-meta>
</file>